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2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4" style:family="table">
      <style:table-properties style:width="26.48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943cm"/>
    </style:style>
    <style:style style:name="Tabla4.B" style:family="table-column">
      <style:table-column-properties style:column-width="6.943cm"/>
    </style:style>
    <style:style style:name="Tabla4.C" style:family="table-column">
      <style:table-column-properties style:column-width="7.336cm"/>
    </style:style>
    <style:style style:name="Tabla4.D" style:family="table-column">
      <style:table-column-properties style:column-width="0.079cm"/>
    </style:style>
    <style:style style:name="Tabla4.E" style:family="table-column">
      <style:table-column-properties style:column-width="2.605cm"/>
    </style:style>
    <style:style style:name="Tabla4.F" style:family="table-column">
      <style:table-column-properties style:column-width="0.898cm"/>
    </style:style>
    <style:style style:name="Tabla4.I" style:family="table-column">
      <style:table-column-properties style:column-width="0.88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I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I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20" style:family="table-row">
      <style:table-row-properties fo:background-color="transparent" fo:keep-together="auto">
        <style:background-image/>
      </style:table-row-properties>
    </style:style>
    <style:style style:name="Tabla4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6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74" style:family="table-row">
      <style:table-row-properties style:min-row-height="0.522cm" fo:keep-together="auto"/>
    </style:style>
    <style:style style:name="Tabla4.A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7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I8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191b051" officeooo:paragraph-rsid="00812d7b" style:font-name-asian="Arial" style:font-size-asian="9pt" style:font-weight-asian="normal" style:font-name-complex="Calibri" style:font-weight-complex="normal"/>
    </style:style>
    <style:style style:name="P10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weight-complex="normal"/>
    </style:style>
    <style:style style:name="P11" style:family="paragraph" style:parent-style-name="Standard">
      <style:paragraph-properties fo:line-height="110%" fo:orphans="2" fo:widows="2" style:snap-to-layout-grid="false"/>
      <style:text-properties fo:color="#000000" style:font-name="Calibri" fo:font-size="9pt" fo:language="ca" fo:country="ES" fo:font-weight="normal" officeooo:paragraph-rsid="00853b3a" style:font-name-asian="Arial" style:font-size-asian="9pt" style:font-weight-asian="normal" style:font-name-complex="Calibri" style:font-weight-complex="normal"/>
    </style:style>
    <style:style style:name="P12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12d7b" style:font-name-asian="Arial" style:font-size-asian="9pt" style:font-weight-asian="normal" style:font-name-complex="Calibri" style:font-weight-complex="normal"/>
    </style:style>
    <style:style style:name="P13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weight-complex="normal"/>
    </style:style>
    <style:style style:name="P14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16" style:family="paragraph" style:parent-style-name="Standard">
      <style:paragraph-properties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17" style:family="paragraph" style:parent-style-name="Standard">
      <style:paragraph-properties fo:line-height="110%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1" fo:font-size="9pt" fo:language="ca" fo:country="ES" fo:font-weight="bold" style:letter-kerning="true" style:font-name-asian="Calibri4" style:font-size-asian="9pt" style:language-asian="hi" style:country-asian="IN" style:font-weight-asian="bold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00" style:font-name="Calibri1" fo:font-size="9pt" fo:language="ca" fo:country="ES" fo:font-weight="bold" officeooo:paragraph-rsid="00724880" style:letter-kerning="true" style:font-name-asian="Calibri4" style:font-size-asian="9pt" style:language-asian="hi" style:country-asian="IN" style:font-weight-asian="bold" style:font-size-complex="9pt"/>
    </style:style>
    <style:style style:name="P20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0.363cm"/>
        </style:tab-stops>
      </style:paragraph-properties>
      <style:text-properties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24880"/>
    </style:style>
    <style:style style:name="P22" style:family="paragraph" style:parent-style-name="Standard">
      <style:paragraph-properties fo:line-height="110%" fo:text-align="center" style:justify-single-word="false" fo:orphans="2" fo:widows="2" style:snap-to-layout-grid="false"/>
      <style:text-properties fo:color="#ffffff" style:font-name="Calibri" fo:font-size="14pt" fo:language="ca" fo:country="ES" fo:font-weight="bold" officeooo:rsid="010c2f69" officeooo:paragraph-rsid="00724880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23" style:family="paragraph" style:parent-style-name="Standard">
      <style:paragraph-properties style:line-height-at-least="0.353cm" fo:text-align="center" style:justify-single-word="false" fo:orphans="2" fo:widows="2" style:snap-to-layout-grid="false"/>
      <style:text-properties fo:color="#ffffff" style:font-name="Calibri" fo:font-size="14pt" fo:language="ca" fo:country="ES" fo:font-weight="bold" officeooo:rsid="010c2f69" officeooo:paragraph-rsid="00724880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24880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sans-serif" fo:font-size="9pt" fo:language="ca" fo:country="ES" fo:font-weight="bold" officeooo:paragraph-rsid="00724880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sans-serif" fo:font-size="9pt" fo:font-weight="bold" style:font-weight-asian="bold" style:font-weight-complex="bold"/>
    </style:style>
    <style:style style:name="P27" style:family="paragraph" style:parent-style-name="Standard">
      <style:paragraph-properties style:line-height-at-least="0.353cm" fo:text-align="justify" style:justify-single-word="false" style:snap-to-layout-grid="false"/>
      <style:text-properties style:use-window-font-color="true" style:font-name="sans-serif" fo:font-size="9pt" fo:language="es" fo:country="ES" officeooo:paragraph-rsid="00724880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28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29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30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31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32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33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34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c4d0a" style:font-size-asian="9pt" style:font-weight-asian="normal" style:font-name-complex="Calibri" style:font-weight-complex="normal"/>
    </style:style>
    <style:style style:name="P35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weight-complex="normal"/>
    </style:style>
    <style:style style:name="P36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fo:font-weight="normal" officeooo:rsid="008b2b4d" officeooo:paragraph-rsid="007cf0f3" style:font-size-asian="9pt" style:font-weight-asian="normal" style:font-name-complex="Calibri" style:font-weight-complex="normal"/>
    </style:style>
    <style:style style:name="P37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fo:font-weight="normal" officeooo:rsid="00e8ace2" officeooo:paragraph-rsid="007b234b" style:font-size-asian="9pt" style:font-weight-asian="normal" style:font-name-complex="Calibri" style:font-weight-complex="normal"/>
    </style:style>
    <style:style style:name="P38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39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40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41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42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43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cf0f3" style:font-size-asian="9pt" style:font-weight-asian="normal" style:font-name-complex="Calibri" style:font-size-complex="9pt" style:font-weight-complex="normal"/>
    </style:style>
    <style:style style:name="P44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45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size-complex="9pt" style:font-weight-complex="normal"/>
    </style:style>
    <style:style style:name="P46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853b3a" style:font-name-asian="Arial" style:font-size-asian="9pt" style:font-weight-asian="normal" style:font-name-complex="Calibri" style:font-size-complex="9pt" style:font-weight-complex="normal"/>
    </style:style>
    <style:style style:name="P47" style:family="paragraph" style:parent-style-name="Text_20_body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48" style:family="paragraph" style:parent-style-name="Text_20_body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53b3a" style:font-name-asian="Arial" style:font-size-asian="9pt" style:font-weight-asian="normal" style:font-name-complex="Calibri" style:font-size-complex="9pt" style:font-weight-complex="normal"/>
    </style:style>
    <style:style style:name="P49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2" fo:font-size="9pt" fo:language="ca" fo:country="ES" fo:font-weight="normal" officeooo:paragraph-rsid="007ff221" style:font-name-asian="Arial" style:font-size-asian="9pt" style:font-weight-asian="normal" style:font-name-complex="Calibri" style:font-size-complex="9pt" style:font-weight-complex="normal"/>
    </style:style>
    <style:style style:name="P50" style:family="paragraph" style:parent-style-name="Text_20_body">
      <style:paragraph-properties fo:margin-top="0cm" fo:margin-bottom="0cm" loext:contextual-spacing="false" style:line-height-at-least="0.353cm" fo:text-align="start" style:justify-single-word="false" style:snap-to-layout-grid="false"/>
      <style:text-properties fo:color="#000000" style:font-name="Calibri2" fo:font-size="9pt" fo:language="ca" fo:country="ES" fo:font-weight="normal" officeooo:paragraph-rsid="00853b3a" style:font-name-asian="Arial" style:font-size-asian="9pt" style:font-weight-asian="normal" style:font-name-complex="Calibri" style:font-size-complex="9pt" style:font-weight-complex="normal"/>
    </style:style>
    <style:style style:name="P51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2" fo:font-size="9pt" fo:language="ca" fo:country="ES" fo:font-weight="normal" officeooo:paragraph-rsid="00810879" fo:background-color="transparent" style:font-size-asian="9pt" style:font-weight-asian="normal" style:font-name-complex="Calibri" style:font-size-complex="9pt" style:font-weight-complex="normal"/>
    </style:style>
    <style:style style:name="P52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2" fo:font-size="9pt" fo:language="ca" fo:country="ES" fo:font-weight="normal" officeooo:paragraph-rsid="00853b3a" style:font-size-asian="9pt" style:font-weight-asian="normal" style:font-name-complex="Calibri" style:font-size-complex="9pt" style:font-weight-complex="normal"/>
    </style:style>
    <style:style style:name="P53" style:family="paragraph" style:parent-style-name="Text_20_body">
      <style:paragraph-properties fo:margin-top="0cm" fo:margin-bottom="0cm" loext:contextual-spacing="false" style:line-height-at-least="0.353cm" style:snap-to-layout-grid="false"/>
      <style:text-properties fo:color="#000000" style:font-name="Calibri2" fo:font-size="9pt" fo:language="ca" fo:country="ES" fo:font-weight="normal" officeooo:paragraph-rsid="00853b3a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top="0cm" fo:margin-bottom="0cm" loext:contextual-spacing="false" style:line-height-at-least="0.176cm" fo:text-align="center" style:justify-single-word="false" style:snap-to-layout-grid="false"/>
      <style:text-properties fo:color="#ffffff" style:font-name="Calibri" fo:font-size="14pt" fo:language="ca" fo:country="ES" fo:font-weight="bold" officeooo:rsid="010c2f69" officeooo:paragraph-rsid="00724880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55" style:family="paragraph" style:parent-style-name="Text_20_body">
      <style:paragraph-properties fo:margin-top="0cm" fo:margin-bottom="0cm" loext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fo:font-weight="bold" officeooo:rsid="0078746a" officeooo:paragraph-rsid="0078746a" style:letter-kerning="true" style:font-name-asian="SimSun1" style:font-size-asian="14pt" style:language-asian="zh" style:country-asian="CN" style:font-weight-asian="bold" style:font-name-complex="Calibri" style:font-size-complex="14pt" style:language-complex="hi" style:country-complex="IN" style:font-weight-complex="bold"/>
    </style:style>
    <style:style style:name="P56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3dfb4" style:font-name-asian="Arial" style:font-size-asian="9pt" style:font-weight-asian="normal" style:font-name-complex="Calibri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59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60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61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62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63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64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size-asian="9pt" style:font-weight-asian="normal" style:font-name-complex="Calibri" style:font-size-complex="9pt" style:font-weight-complex="normal"/>
    </style:style>
    <style:style style:name="P65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>
        <style:tab-stops>
          <style:tab-stop style:position="0.706cm"/>
        </style:tab-stops>
      </style:paragraph-properties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66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6c1c6" style:font-name-asian="Lucida Sans Unicode" style:font-size-asian="9pt" style:font-weight-asian="normal" style:font-name-complex="Calibri" style:font-weight-complex="normal"/>
    </style:style>
    <style:style style:name="P67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2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68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Calibri2" fo:font-size="9pt" fo:language="ca" fo:country="ES" fo:font-weight="normal" officeooo:paragraph-rsid="007deac5" style:font-size-asian="9pt" style:font-weight-asian="normal" style:font-size-complex="9pt" style:font-weight-complex="normal"/>
    </style:style>
    <style:style style:name="P69" style:family="paragraph" style:parent-style-name="Normal_20__28_Web_29_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70" style:family="paragraph" style:parent-style-name="Normal_20__28_Web_29_">
      <style:paragraph-properties fo:margin-top="0cm" fo:margin-bottom="0cm" loext:contextual-spacing="false" style:line-height-at-least="0.353cm" style:snap-to-layout-grid="false"/>
      <style:text-properties fo:color="#000000" style:font-name="Calibri" fo:font-size="9pt" fo:language="ca" fo:country="ES" officeooo:paragraph-rsid="007b234b" style:font-size-asian="9pt" style:font-name-complex="Calibri" style:font-size-complex="9pt"/>
    </style:style>
    <style:style style:name="P71" style:family="paragraph" style:parent-style-name="_34__20_competencia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2" fo:font-size="9pt" fo:language="ca" fo:country="ES" fo:font-weight="normal" officeooo:paragraph-rsid="007cf0f3" style:font-size-asian="9pt" style:font-weight-asian="normal" style:font-name-complex="Calibri" style:font-size-complex="9pt" style:font-weight-complex="normal"/>
    </style:style>
    <style:style style:name="P72" style:family="paragraph" style:parent-style-name="_31__20_cabecera">
      <style:text-properties fo:language="ca" fo:country="ES" officeooo:paragraph-rsid="00724880"/>
    </style:style>
    <style:style style:name="P73" style:family="paragraph" style:parent-style-name="Table_20_Contents">
      <style:paragraph-properties style:line-height-at-least="0.353cm" fo:text-align="justify" style:justify-single-word="false" style:snap-to-layout-grid="false">
        <style:tab-stops>
          <style:tab-stop style:position="0.363cm"/>
        </style:tab-stops>
      </style:paragraph-properties>
      <style:text-properties style:font-name="Calibri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74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75" style:family="paragraph" style:parent-style-name="Table_20_Contents">
      <style:paragraph-properties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76" style:family="paragraph" style:parent-style-name="Table_20_Contents">
      <style:paragraph-properties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77" style:family="paragraph" style:parent-style-name="Table_20_Content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paragraph-rsid="00812d7b" style:font-name-asian="Arial" style:font-size-asian="9pt" style:font-weight-asian="normal" style:font-name-complex="Calibri" style:font-size-complex="9pt" style:font-weight-complex="normal"/>
    </style:style>
    <style:style style:name="P78" style:family="paragraph" style:parent-style-name="_33__20_gris">
      <style:text-properties fo:language="ca" fo:country="ES" officeooo:rsid="010c2f69" officeooo:paragraph-rsid="00724880"/>
    </style:style>
    <style:style style:name="P79" style:family="paragraph" style:parent-style-name="_33__20_gris">
      <style:text-properties fo:language="ca" fo:country="ES" officeooo:paragraph-rsid="00724880"/>
    </style:style>
    <style:style style:name="P80" style:family="paragraph" style:parent-style-name="_33__20_gris">
      <style:text-properties fo:font-size="9pt" fo:language="ca" fo:country="ES" officeooo:rsid="010c2f69" officeooo:paragraph-rsid="00724880" style:font-size-asian="9pt" style:font-size-complex="9pt"/>
    </style:style>
    <style:style style:name="P81" style:family="paragraph" style:parent-style-name="_33__20_gris">
      <style:text-properties style:use-window-font-color="true" style:font-name="Calibri" fo:language="ca" fo:country="ES" fo:font-weight="bold" officeooo:rsid="010c2f69" officeooo:paragraph-rsid="00724880" style:letter-kerning="true" style:font-name-asian="SimSun1" style:language-asian="zh" style:country-asian="CN" style:font-name-complex="Calibri" style:language-complex="hi" style:country-complex="IN"/>
    </style:style>
    <style:style style:name="P82" style:family="paragraph" style:parent-style-name="_33__20_gris">
      <style:text-properties style:use-window-font-color="true" style:font-name="Calibri" fo:language="ca" fo:country="ES" fo:font-weight="bold" officeooo:paragraph-rsid="00724880" style:letter-kerning="true" style:font-name-asian="SimSun1" style:language-asian="zh" style:country-asian="CN" style:font-name-complex="Calibri" style:language-complex="hi" style:country-complex="IN"/>
    </style:style>
    <style:style style:name="P83" style:family="paragraph" style:parent-style-name="_33__20_gris">
      <style:text-properties style:use-window-font-color="true" style:font-name="Calibri" fo:font-size="9pt" fo:language="ca" fo:country="ES" fo:font-weight="bold" officeooo:rsid="010c2f69" officeooo:paragraph-rsid="00724880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84" style:family="paragraph" style:parent-style-name="_34__20_competencias">
      <style:text-properties fo:language="ca" fo:country="ES" officeooo:paragraph-rsid="00724880"/>
    </style:style>
    <style:style style:name="P85" style:family="paragraph" style:parent-style-name="_34__20_competencias">
      <style:paragraph-properties fo:text-align="center" style:justify-single-word="false"/>
      <style:text-properties fo:color="#000000" style:font-name="Calibri1" fo:font-size="9pt" fo:language="ca" fo:country="ES" fo:font-weight="bold" officeooo:paragraph-rsid="00724880" style:letter-kerning="true" style:font-name-asian="Calibri4" style:font-size-asian="9pt" style:language-asian="hi" style:country-asian="IN" style:font-weight-asian="bold" style:font-size-complex="9pt"/>
    </style:style>
    <style:style style:name="P86" style:family="paragraph" style:parent-style-name="_34__20_competencias">
      <style:paragraph-properties fo:text-align="center" style:justify-single-word="false"/>
      <style:text-properties fo:font-size="9pt" fo:language="ca" fo:country="ES" officeooo:rsid="00853b3a" officeooo:paragraph-rsid="00853b3a" style:font-size-asian="9pt" style:font-size-complex="9pt"/>
    </style:style>
    <style:style style:name="P87" style:family="paragraph" style:parent-style-name="_34__20_competencias">
      <style:text-properties fo:color="#ffffff" fo:language="ca" fo:country="ES" officeooo:paragraph-rsid="00724880"/>
    </style:style>
    <style:style style:name="P88" style:family="paragraph" style:parent-style-name="_31__20_Cabecera">
      <style:text-properties officeooo:paragraph-rsid="00724880"/>
    </style:style>
    <style:style style:name="P89" style:family="paragraph" style:parent-style-name="Table_20_Contents">
      <style:paragraph-properties fo:margin-top="0cm" fo:margin-bottom="0.101cm" loext:contextual-spacing="false" style:snap-to-layout-grid="false"/>
      <style:text-properties fo:color="#000000" style:font-name="Calibri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90" style:family="paragraph" style:parent-style-name="Text_20_body">
      <style:paragraph-properties fo:margin-top="0cm" fo:margin-bottom="0.199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91" style:family="paragraph" style:parent-style-name="Normal_20__28_Web_29_">
      <style:paragraph-properties fo:margin-top="0.176cm" fo:margin-bottom="0cm" loext:contextual-spacing="false" fo:line-height="100%" style:snap-to-layout-grid="false"/>
      <style:text-properties style:font-name="Calibri" fo:font-size="9pt" fo:language="ca" fo:country="ES" fo:font-weight="normal" officeooo:paragraph-rsid="007c4d0a" style:font-size-asian="9pt" style:font-weight-asian="normal" style:font-name-complex="Calibri" style:font-weight-complex="normal"/>
    </style:style>
    <style:style style:name="P92" style:family="paragraph" style:parent-style-name="_33__20_comp">
      <style:paragraph-properties fo:text-align="center" style:justify-single-word="false"/>
      <style:text-properties style:use-window-font-color="true" style:font-name="Calibri" fo:font-size="11pt" fo:language="ca" fo:country="ES" fo:font-weight="bold" officeooo:paragraph-rsid="00763397" style:letter-kerning="true" style:font-name-asian="SimSun1" style:font-size-asian="11pt" style:language-asian="zh" style:country-asian="CN" style:font-name-complex="Calibri" style:font-size-complex="11pt" style:language-complex="hi" style:country-complex="IN"/>
    </style:style>
    <style:style style:name="P93" style:family="paragraph" style:parent-style-name="_33__20_comp">
      <style:paragraph-properties fo:text-align="center" style:justify-single-word="false"/>
      <style:text-properties style:use-window-font-color="true" style:font-name="Calibri" fo:font-size="10pt" fo:language="ca" fo:country="ES" fo:font-weight="bold" officeooo:paragraph-rsid="00763397" style:letter-kerning="true" style:font-name-asian="SimSun1" style:font-size-asian="10pt" style:language-asian="zh" style:country-asian="CN" style:font-name-complex="Calibri" style:font-size-complex="10pt" style:language-complex="hi" style:country-complex="IN"/>
    </style:style>
    <style:style style:name="P94" style:family="paragraph" style:parent-style-name="_33__20_comp">
      <style:paragraph-properties fo:text-align="center" style:justify-single-word="false"/>
      <style:text-properties style:use-window-font-color="true" style:font-name="Calibri" fo:font-size="10pt" fo:language="ca" fo:country="ES" fo:font-weight="bold" officeooo:paragraph-rsid="0076c1c6" style:letter-kerning="true" style:font-name-asian="SimSun1" style:font-size-asian="10pt" style:language-asian="zh" style:country-asian="CN" style:font-name-complex="Calibri" style:font-size-complex="10pt" style:language-complex="hi" style:country-complex="IN"/>
    </style:style>
    <style:style style:name="P95" style:family="paragraph" style:parent-style-name="_33__20_comp">
      <style:paragraph-properties fo:text-align="center" style:justify-single-word="false"/>
      <style:text-properties style:use-window-font-color="true" style:font-name="Calibri" fo:font-size="10pt" fo:language="ca" fo:country="ES" fo:font-weight="bold" officeooo:paragraph-rsid="0076c1c6" style:letter-kerning="true" style:font-name-asian="SimSun1" style:font-size-asian="10pt" style:language-asian="zh" style:country-asian="CN" style:font-weight-asian="bold" style:font-name-complex="Calibri" style:font-size-complex="10pt" style:language-complex="hi" style:country-complex="IN"/>
    </style:style>
    <style:style style:name="P96" style:family="paragraph" style:parent-style-name="_33__20_comp">
      <style:paragraph-properties fo:text-align="center" style:justify-single-word="false"/>
      <style:text-properties fo:font-size="10pt" officeooo:paragraph-rsid="00763397" style:font-size-asian="10pt" style:font-size-complex="10pt"/>
    </style:style>
    <style:style style:name="P97" style:family="paragraph" style:parent-style-name="_33__20_comp">
      <style:paragraph-properties fo:text-align="center" style:justify-single-word="false"/>
      <style:text-properties fo:font-size="10pt" officeooo:paragraph-rsid="0076c1c6" style:font-size-asian="10pt" style:font-size-complex="10pt"/>
    </style:style>
    <style:style style:name="P98" style:family="paragraph" style:parent-style-name="_33__20_comp">
      <style:paragraph-properties fo:text-align="center" style:justify-single-word="false"/>
      <style:text-properties fo:font-size="10pt" officeooo:paragraph-rsid="0078746a" style:font-size-asian="10pt" style:font-size-complex="10pt"/>
    </style:style>
    <style:style style:name="P99" style:family="paragraph" style:parent-style-name="_33__20_comp">
      <style:paragraph-properties fo:text-align="center" style:justify-single-word="false"/>
      <style:text-properties fo:font-size="10pt" officeooo:paragraph-rsid="007b234b" style:font-size-asian="10pt" style:font-size-complex="10pt"/>
    </style:style>
    <style:style style:name="P100" style:family="paragraph" style:parent-style-name="_33__20_comp">
      <style:paragraph-properties fo:text-align="center" style:justify-single-word="false"/>
      <style:text-properties fo:font-size="10pt" officeooo:paragraph-rsid="007c4d0a" style:font-size-asian="10pt" style:font-size-complex="10pt"/>
    </style:style>
    <style:style style:name="P101" style:family="paragraph" style:parent-style-name="_33__20_comp">
      <style:paragraph-properties fo:text-align="center" style:justify-single-word="false"/>
      <style:text-properties fo:font-size="10pt" fo:language="ca" fo:country="ES" fo:font-weight="bold" officeooo:paragraph-rsid="0076c1c6" style:letter-kerning="true" style:font-size-asian="10pt" style:font-weight-asian="bold" style:font-size-complex="10pt"/>
    </style:style>
    <style:style style:name="P102" style:family="paragraph" style:parent-style-name="_33__20_comp">
      <style:paragraph-properties fo:text-align="center" style:justify-single-word="false"/>
      <style:text-properties fo:font-size="10pt" fo:language="ca" fo:country="ES" officeooo:paragraph-rsid="0076c1c6" style:font-size-asian="10pt" style:font-size-complex="10pt"/>
    </style:style>
    <style:style style:name="P103" style:family="paragraph" style:parent-style-name="_33__20_comp">
      <style:paragraph-properties fo:text-align="center" style:justify-single-word="false"/>
      <style:text-properties fo:font-size="10pt" fo:language="ca" fo:country="ES" officeooo:paragraph-rsid="0078746a" style:font-size-asian="10pt" style:font-size-complex="10pt"/>
    </style:style>
    <style:style style:name="P104" style:family="paragraph" style:parent-style-name="_33__20_comp">
      <style:paragraph-properties fo:text-align="center" style:justify-single-word="false"/>
      <style:text-properties fo:font-size="10pt" fo:language="ca" fo:country="ES" officeooo:paragraph-rsid="007b234b" style:font-size-asian="10pt" style:font-size-complex="10pt"/>
    </style:style>
    <style:style style:name="P105" style:family="paragraph" style:parent-style-name="_33__20_comp">
      <style:paragraph-properties fo:text-align="center" style:justify-single-word="false"/>
      <style:text-properties fo:font-size="10pt" fo:language="ca" fo:country="ES" officeooo:paragraph-rsid="007c4d0a" style:font-size-asian="10pt" style:font-size-complex="10pt"/>
    </style:style>
    <style:style style:name="P106" style:family="paragraph" style:parent-style-name="_33__20_comp">
      <style:paragraph-properties fo:text-align="center" style:justify-single-word="false"/>
      <style:text-properties fo:font-size="9pt" officeooo:paragraph-rsid="007cf0f3" style:font-size-asian="9pt" style:font-size-complex="9pt"/>
    </style:style>
    <style:style style:name="P107" style:family="paragraph" style:parent-style-name="_33__20_comp">
      <style:paragraph-properties fo:text-align="center" style:justify-single-word="false"/>
      <style:text-properties fo:font-size="9pt" officeooo:paragraph-rsid="007deac5" style:font-size-asian="9pt" style:font-size-complex="9pt"/>
    </style:style>
    <style:style style:name="P108" style:family="paragraph" style:parent-style-name="_33__20_comp">
      <style:paragraph-properties fo:text-align="center" style:justify-single-word="false"/>
      <style:text-properties fo:font-size="9pt" officeooo:paragraph-rsid="007e6579" style:font-size-asian="9pt" style:font-size-complex="9pt"/>
    </style:style>
    <style:style style:name="P109" style:family="paragraph" style:parent-style-name="_33__20_comp">
      <style:paragraph-properties fo:text-align="center" style:justify-single-word="false"/>
      <style:text-properties fo:font-size="9pt" officeooo:paragraph-rsid="007ff221" style:font-size-asian="9pt" style:font-size-complex="9pt"/>
    </style:style>
    <style:style style:name="P110" style:family="paragraph" style:parent-style-name="_33__20_comp">
      <style:paragraph-properties fo:text-align="center" style:justify-single-word="false"/>
      <style:text-properties fo:font-size="9pt" officeooo:paragraph-rsid="00812d7b" style:font-size-asian="9pt" style:font-size-complex="9pt"/>
    </style:style>
    <style:style style:name="P111" style:family="paragraph" style:parent-style-name="_33__20_comp">
      <style:paragraph-properties fo:text-align="center" style:justify-single-word="false"/>
      <style:text-properties fo:font-size="9pt" officeooo:paragraph-rsid="0082bab8" style:font-size-asian="9pt" style:font-size-complex="9pt"/>
    </style:style>
    <style:style style:name="P112" style:family="paragraph" style:parent-style-name="_33__20_comp">
      <style:paragraph-properties fo:text-align="center" style:justify-single-word="false"/>
      <style:text-properties fo:font-size="9pt" officeooo:paragraph-rsid="00853b3a" style:font-size-asian="9pt" style:font-size-complex="9pt"/>
    </style:style>
    <style:style style:name="P113" style:family="paragraph" style:parent-style-name="_33__20_comp">
      <style:paragraph-properties fo:text-align="center" style:justify-single-word="false"/>
      <style:text-properties fo:font-size="9pt" fo:language="ca" fo:country="ES" officeooo:paragraph-rsid="007cf0f3" style:font-size-asian="9pt" style:font-size-complex="9pt"/>
    </style:style>
    <style:style style:name="P114" style:family="paragraph" style:parent-style-name="_33__20_comp">
      <style:paragraph-properties fo:text-align="center" style:justify-single-word="false"/>
      <style:text-properties fo:font-size="9pt" fo:language="ca" fo:country="ES" officeooo:paragraph-rsid="007deac5" style:font-size-asian="9pt" style:font-size-complex="9pt"/>
    </style:style>
    <style:style style:name="P115" style:family="paragraph" style:parent-style-name="_33__20_comp">
      <style:paragraph-properties fo:text-align="center" style:justify-single-word="false"/>
      <style:text-properties fo:font-size="9pt" fo:language="ca" fo:country="ES" officeooo:paragraph-rsid="007e6579" style:font-size-asian="9pt" style:font-size-complex="9pt"/>
    </style:style>
    <style:style style:name="P116" style:family="paragraph" style:parent-style-name="_33__20_comp">
      <style:paragraph-properties fo:text-align="center" style:justify-single-word="false"/>
      <style:text-properties fo:font-size="9pt" fo:language="ca" fo:country="ES" officeooo:paragraph-rsid="007ff221" style:font-size-asian="9pt" style:font-size-complex="9pt"/>
    </style:style>
    <style:style style:name="P117" style:family="paragraph" style:parent-style-name="_33__20_comp">
      <style:paragraph-properties fo:text-align="center" style:justify-single-word="false"/>
      <style:text-properties fo:font-size="9pt" fo:language="ca" fo:country="ES" officeooo:paragraph-rsid="00812d7b" style:font-size-asian="9pt" style:font-size-complex="9pt"/>
    </style:style>
    <style:style style:name="P118" style:family="paragraph" style:parent-style-name="_33__20_comp">
      <style:paragraph-properties fo:text-align="center" style:justify-single-word="false"/>
      <style:text-properties fo:font-size="9pt" fo:language="ca" fo:country="ES" officeooo:paragraph-rsid="0082bab8" style:font-size-asian="9pt" style:font-size-complex="9pt"/>
    </style:style>
    <style:style style:name="P119" style:family="paragraph" style:parent-style-name="_33__20_comp">
      <style:paragraph-properties fo:text-align="center" style:justify-single-word="false"/>
      <style:text-properties fo:font-size="9pt" fo:language="ca" fo:country="ES" officeooo:paragraph-rsid="00853b3a" style:font-size-asian="9pt" style:font-size-complex="9pt"/>
    </style:style>
    <style:style style:name="P120" style:family="paragraph" style:parent-style-name="_33__20_comp">
      <style:paragraph-properties fo:text-align="center" style:justify-single-word="false"/>
      <style:text-properties fo:font-size="9pt" fo:language="ca" fo:country="ES" fo:font-weight="normal" officeooo:paragraph-rsid="00812d7b" style:font-size-asian="9pt" style:font-weight-asian="normal" style:font-size-complex="9pt" style:font-weight-complex="normal"/>
    </style:style>
    <style:style style:name="P121" style:family="paragraph" style:parent-style-name="_33__20_comp">
      <style:paragraph-properties fo:text-align="center" style:justify-single-word="false"/>
      <style:text-properties fo:font-size="9pt" fo:font-weight="normal" officeooo:paragraph-rsid="00812d7b" style:font-size-asian="9pt" style:font-weight-asian="normal" style:font-size-complex="9pt" style:font-weight-complex="normal"/>
    </style:style>
    <style:style style:name="P122" style:family="paragraph" style:parent-style-name="_33__20_comp">
      <style:paragraph-properties fo:text-align="center" style:justify-single-word="false"/>
      <style:text-properties fo:color="#000000" style:font-name="Calibri1" fo:font-size="9pt" fo:language="ca" fo:country="ES" fo:font-weight="bold" officeooo:paragraph-rsid="0082bab8" style:letter-kerning="true" style:font-name-asian="Calibri4" style:font-size-asian="9pt" style:language-asian="hi" style:country-asian="IN" style:font-weight-asian="bold" style:font-size-complex="9pt"/>
    </style:style>
    <style:style style:name="P123" style:family="paragraph" style:parent-style-name="_33__20_comp">
      <style:paragraph-properties fo:text-align="center" style:justify-single-word="false"/>
      <style:text-properties fo:color="#ffffff" fo:font-size="9pt" fo:language="ca" fo:country="ES" officeooo:paragraph-rsid="00853b3a" style:font-size-asian="9pt" style:font-size-complex="9pt"/>
    </style:style>
    <style:style style:name="P124" style:family="paragraph" style:parent-style-name="Standard">
      <style:text-properties style:font-name="sans-serif" fo:font-size="9pt"/>
    </style:style>
    <style:style style:name="P12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0.363cm"/>
        </style:tab-stops>
      </style:paragraph-properties>
      <style:text-properties style:font-name="sans-serif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126" style:family="paragraph" style:parent-style-name="Standard">
      <style:paragraph-properties style:line-height-at-least="0.353cm" fo:text-align="justify" style:justify-single-word="false" style:snap-to-layout-grid="false">
        <style:tab-stops>
          <style:tab-stop style:position="0.363cm"/>
        </style:tab-stops>
      </style:paragraph-properties>
      <style:text-properties style:font-name="sans-serif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127" style:family="paragraph" style:parent-style-name="Standard">
      <style:text-properties style:font-name="sans-serif" fo:font-size="9pt" fo:language="ca" fo:country="ES" officeooo:paragraph-rsid="00724880" style:font-size-asian="9pt" style:font-size-complex="9pt"/>
    </style:style>
    <style:style style:name="P128" style:family="paragraph" style:parent-style-name="Standard">
      <style:text-properties style:font-name="sans-serif" fo:font-size="9pt" officeooo:paragraph-rsid="008dface"/>
    </style:style>
    <style:style style:name="P129" style:family="paragraph" style:parent-style-name="Standard">
      <style:paragraph-properties fo:line-height="110%" fo:text-align="justify" style:justify-single-word="false" fo:orphans="2" fo:widows="2" style:snap-to-layout-grid="false"/>
      <style:text-properties style:font-name="sans-serif" fo:font-size="9pt" officeooo:paragraph-rsid="007e6579"/>
    </style:style>
    <style:style style:name="P130" style:family="paragraph" style:parent-style-name="Standard">
      <style:paragraph-properties style:snap-to-layout-grid="false"/>
      <style:text-properties style:font-name="sans-serif" fo:font-size="9pt" officeooo:paragraph-rsid="00812d7b"/>
    </style:style>
    <style:style style:name="P131" style:family="paragraph" style:parent-style-name="Standard">
      <style:paragraph-properties style:snap-to-layout-grid="false"/>
      <style:text-properties style:font-name="sans-serif" fo:font-size="9pt" officeooo:paragraph-rsid="00724880"/>
    </style:style>
    <style:style style:name="P132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sans-serif" fo:font-size="9pt" officeooo:paragraph-rsid="00812d7b"/>
    </style:style>
    <style:style style:name="P133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sans-serif" fo:font-size="9pt" officeooo:paragraph-rsid="00724880"/>
    </style:style>
    <style:style style:name="P134" style:family="paragraph" style:parent-style-name="Standard">
      <style:paragraph-properties style:line-height-at-least="0.353cm" style:snap-to-layout-grid="false"/>
      <style:text-properties style:font-name="sans-serif" fo:font-size="9pt" officeooo:paragraph-rsid="0082bab8"/>
    </style:style>
    <style:style style:name="P135" style:family="paragraph" style:parent-style-name="Standard">
      <style:paragraph-properties style:line-height-at-least="0.353cm" fo:text-align="justify" style:justify-single-word="false" style:snap-to-layout-grid="false"/>
      <style:text-properties style:font-name="sans-serif" fo:font-size="9pt" officeooo:paragraph-rsid="00724880"/>
    </style:style>
    <style:style style:name="P136" style:family="paragraph" style:parent-style-name="Standard">
      <style:text-properties style:font-name="sans-serif" fo:font-size="9pt" officeooo:paragraph-rsid="00934ab1"/>
    </style:style>
    <style:style style:name="P137" style:family="paragraph" style:parent-style-name="Standard">
      <style:paragraph-properties style:snap-to-layout-grid="false"/>
      <style:text-properties fo:color="#000000" style:font-name="Calibri" fo:font-size="9pt" fo:language="ca" fo:country="ES" officeooo:paragraph-rsid="00724880" style:font-name-asian="Arial" style:font-size-asian="9pt" style:font-name-complex="Calibri"/>
    </style:style>
    <style:style style:name="P138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1a28db3" officeooo:paragraph-rsid="00724880" style:font-name-asian="Arial" style:font-size-asian="9pt" style:font-weight-asian="normal" style:font-name-complex="Calibri" style:font-weight-complex="normal"/>
    </style:style>
    <style:style style:name="P139" style:family="paragraph" style:parent-style-name="Standard">
      <style:paragraph-properties fo:text-align="justify" style:justify-single-word="false" style:snap-to-layout-grid="false"/>
      <style:text-properties fo:color="#000000" style:font-name="sans-serif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140" style:family="paragraph" style:parent-style-name="Standard">
      <style:paragraph-properties style:snap-to-layout-grid="false"/>
      <style:text-properties fo:color="#000000" style:font-name="sans-serif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141" style:family="paragraph" style:parent-style-name="Standard">
      <style:paragraph-properties style:snap-to-layout-grid="false"/>
      <style:text-properties fo:color="#000000" style:font-name="sans-serif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142" style:family="paragraph" style:parent-style-name="Standard">
      <style:paragraph-properties style:snap-to-layout-grid="false"/>
      <style:text-properties fo:color="#000000" style:font-name="sans-serif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143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144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paragraph-rsid="007e6579" style:font-name-asian="Arial" style:font-size-asian="9pt" style:font-weight-asian="normal" style:font-name-complex="Calibri" style:font-weight-complex="normal"/>
    </style:style>
    <style:style style:name="P145" style:family="paragraph" style:parent-style-name="Standard">
      <style:paragraph-properties fo:line-height="110%" fo:orphans="2" fo:widows="2" style:snap-to-layout-grid="false"/>
      <style:text-properties fo:color="#000000" style:font-name="sans-serif" fo:font-size="9pt" fo:language="ca" fo:country="ES" fo:font-weight="normal" officeooo:paragraph-rsid="00853b3a" style:font-name-asian="Arial" style:font-size-asian="9pt" style:font-weight-asian="normal" style:font-name-complex="Calibri" style:font-weight-complex="normal"/>
    </style:style>
    <style:style style:name="P146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paragraph-rsid="0082bab8" style:font-name-asian="Arial" style:font-size-asian="9pt" style:font-weight-asian="normal" style:font-name-complex="Calibri" style:font-weight-complex="normal"/>
    </style:style>
    <style:style style:name="P147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rsid="0191b051" officeooo:paragraph-rsid="00812d7b" style:font-name-asian="Arial" style:font-size-asian="9pt" style:font-weight-asian="normal" style:font-name-complex="Calibri" style:font-weight-complex="normal"/>
    </style:style>
    <style:style style:name="P148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paragraph-rsid="00812d7b" style:font-name-asian="Arial" style:font-size-asian="9pt" style:font-weight-asian="normal" style:font-name-complex="Calibri" style:font-size-complex="9pt" style:font-weight-complex="normal"/>
    </style:style>
    <style:style style:name="P149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paragraph-rsid="00812d7b" style:font-name-asian="Arial" style:font-size-asian="9pt" style:font-weight-asian="normal" style:font-name-complex="Calibri" style:font-size-complex="9pt" style:font-weight-complex="normal"/>
    </style:style>
    <style:style style:name="P15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151" style:family="paragraph" style:parent-style-name="Standard">
      <style:paragraph-properties style:snap-to-layout-grid="false"/>
      <style:text-properties fo:color="#000000" style:font-name="sans-serif" fo:font-size="9pt" fo:language="ca" fo:country="ES" officeooo:paragraph-rsid="00812d7b" style:font-name-asian="Arial" style:font-size-asian="9pt" style:font-name-complex="Calibri"/>
    </style:style>
    <style:style style:name="P152" style:family="paragraph" style:parent-style-name="Standard">
      <style:paragraph-properties fo:line-height="110%" fo:orphans="2" fo:widows="2" style:snap-to-layout-grid="false"/>
      <style:text-properties fo:color="#000000" style:font-name="sans-serif" fo:font-size="9pt" fo:language="ca" fo:country="ES" style:font-name-asian="Arial" style:font-size-asian="9pt" style:font-name-complex="Calibri"/>
    </style:style>
    <style:style style:name="P153" style:family="paragraph" style:parent-style-name="Standard">
      <style:text-properties style:font-name="Calibri2" fo:font-size="9pt" fo:language="ca" fo:country="ES" officeooo:paragraph-rsid="00724880" style:font-size-asian="9pt" style:font-size-complex="9pt"/>
    </style:style>
    <style:style style:name="P154" style:family="paragraph" style:parent-style-name="Standard">
      <style:paragraph-properties style:line-height-at-least="0.353cm" fo:orphans="2" fo:widows="2" style:snap-to-layout-grid="false"/>
      <style:text-properties style:use-window-font-color="true" style:font-name="sans-serif" fo:font-size="9pt" fo:language="es" fo:country="ES" fo:font-weight="normal" officeooo:paragraph-rsid="00724880" style:letter-kerning="true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P155" style:family="paragraph" style:parent-style-name="Standard">
      <style:paragraph-properties fo:line-height="115%" fo:text-align="justify" style:justify-single-word="false" fo:orphans="2" fo:widows="2" style:snap-to-layout-grid="false"/>
      <style:text-properties style:use-window-font-color="true" style:font-name="sans-serif" fo:font-size="9pt" fo:language="es" fo:country="ES" fo:font-weight="normal" officeooo:paragraph-rsid="007ff221" style:letter-kerning="true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P156" style:family="paragraph" style:parent-style-name="Standard">
      <style:text-properties style:use-window-font-color="true" style:font-name="sans-serif" fo:font-size="9pt" fo:language="es" fo:country="ES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157" style:family="paragraph" style:parent-style-name="Standard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724880" style:font-name-asian="Arial" style:font-size-asian="9pt" style:font-weight-asian="normal" style:font-name-complex="Calibri" style:font-weight-complex="normal"/>
    </style:style>
    <style:style style:name="P158" style:family="paragraph" style:parent-style-name="Standard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weight-complex="normal"/>
    </style:style>
    <style:style style:name="P159" style:family="paragraph" style:parent-style-name="Standard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7ff221" style:font-name-asian="Arial" style:font-size-asian="9pt" style:font-weight-asian="normal" style:font-name-complex="Calibri" style:font-weight-complex="normal"/>
    </style:style>
    <style:style style:name="P160" style:family="paragraph" style:parent-style-name="Standard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810879" style:font-name-asian="Arial" style:font-size-asian="9pt" style:font-weight-asian="normal" style:font-name-complex="Calibri" style:font-weight-complex="normal"/>
    </style:style>
    <style:style style:name="P161" style:family="paragraph" style:parent-style-name="Standard">
      <style:paragraph-properties fo:margin-top="0cm" fo:margin-bottom="0cm" loext:contextual-spacing="false" style:line-height-at-least="0.353cm" style:snap-to-layout-grid="false"/>
      <style:text-properties fo:color="#000000" style:font-name="sans-serif" fo:font-size="9pt" fo:language="ca" fo:country="ES" fo:font-weight="normal" officeooo:paragraph-rsid="0078746a" style:font-size-asian="9pt" style:font-weight-asian="normal" style:font-name-complex="Calibri" style:font-weight-complex="normal"/>
    </style:style>
    <style:style style:name="P162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>
        <style:tab-stops>
          <style:tab-stop style:position="0.409cm"/>
        </style:tab-stops>
      </style:paragraph-properties>
      <style:text-properties fo:color="#000000" style:font-name="sans-serif" fo:font-size="9pt" fo:language="ca" fo:country="ES" fo:font-weight="normal" officeooo:paragraph-rsid="00763397" style:font-size-asian="9pt" style:font-weight-asian="normal" style:font-name-complex="Calibri" style:font-weight-complex="normal"/>
    </style:style>
    <style:style style:name="P163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164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165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c4d0a" style:font-size-asian="9pt" style:font-weight-asian="normal" style:font-name-complex="Calibri" style:font-weight-complex="normal"/>
    </style:style>
    <style:style style:name="P166" style:family="paragraph" style:parent-style-name="Standard">
      <style:paragraph-properties fo:margin-top="0cm" fo:margin-bottom="0cm" loext:contextual-spacing="false" style:line-height-at-least="0.176cm" style:snap-to-layout-grid="false"/>
      <style:text-properties fo:color="#000000" style:font-name="sans-serif" fo:font-size="9pt" fo:language="ca" fo:country="ES" fo:font-weight="normal" officeooo:rsid="00e8ace2" officeooo:paragraph-rsid="007b234b" style:font-size-asian="9pt" style:font-weight-asian="normal" style:font-name-complex="Calibri" style:font-weight-complex="normal"/>
    </style:style>
    <style:style style:name="P167" style:family="paragraph" style:parent-style-name="Standard">
      <style:paragraph-properties fo:margin-top="0cm" fo:margin-bottom="0cm" loext:contextual-spacing="false" style:line-height-at-least="0.176cm" style:snap-to-layout-grid="false"/>
      <style:text-properties fo:color="#000000" style:font-name="sans-serif" fo:font-size="9pt" fo:language="ca" fo:country="ES" fo:font-weight="normal" officeooo:paragraph-rsid="007deac5" style:font-size-asian="9pt" style:font-weight-asian="normal" style:font-name-complex="Calibri" style:font-weight-complex="normal"/>
    </style:style>
    <style:style style:name="P168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169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170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171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cf0f3" style:font-size-asian="9pt" style:font-weight-asian="normal" style:font-name-complex="Calibri" style:font-size-complex="9pt" style:font-weight-complex="normal"/>
    </style:style>
    <style:style style:name="P172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e6579" style:font-size-asian="9pt" style:font-weight-asian="normal" style:font-name-complex="Calibri" style:font-size-complex="9pt" style:font-weight-complex="normal"/>
    </style:style>
    <style:style style:name="P173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853b3a" style:font-size-asian="9pt" style:font-weight-asian="normal" style:font-name-complex="Calibri" style:font-size-complex="9pt" style:font-weight-complex="normal"/>
    </style:style>
    <style:style style:name="P174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>
        <style:tab-stops>
          <style:tab-stop style:position="0.706cm"/>
        </style:tab-stops>
      </style:paragraph-properties>
      <style:text-properties fo:color="#000000" style:font-name="sans-serif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175" style:family="paragraph" style:parent-style-name="Standard">
      <style:paragraph-properties fo:margin-top="0cm" fo:margin-bottom="0cm" loext:contextual-spacing="false" style:line-height-at-least="0.353cm" style:snap-to-layout-grid="false"/>
      <style:text-properties fo:color="#000000" style:font-name="sans-serif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176" style:family="paragraph" style:parent-style-name="Standard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b234b" style:font-size-asian="9pt" style:font-weight-asian="normal" style:font-name-complex="Calibri" style:font-size-complex="9pt" style:font-weight-complex="normal"/>
    </style:style>
    <style:style style:name="P177" style:family="paragraph" style:parent-style-name="Standard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cf0f3" style:font-size-asian="9pt" style:font-weight-asian="normal" style:font-name-complex="Calibri" style:font-size-complex="9pt" style:font-weight-complex="normal"/>
    </style:style>
    <style:style style:name="P178" style:family="paragraph" style:parent-style-name="Standard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179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6c1c6" style:font-name-asian="Lucida Sans Unicode" style:font-size-asian="9pt" style:font-weight-asian="normal" style:font-name-complex="Calibri" style:font-weight-complex="normal"/>
    </style:style>
    <style:style style:name="P180" style:family="paragraph" style:parent-style-name="Standard">
      <style:paragraph-properties fo:margin-top="0cm" fo:margin-bottom="0cm" loext:contextual-spacing="false" fo:line-height="110%" style:snap-to-layout-grid="false"/>
      <style:text-properties fo:color="#000000" style:font-name="sans-serif" fo:font-size="9pt" fo:language="ca" fo:country="ES" fo:font-weight="normal" officeooo:paragraph-rsid="007e6579" style:font-name-asian="Arial" style:font-size-asian="9pt" style:font-weight-asian="normal" style:font-name-complex="Calibri" style:font-weight-complex="normal"/>
    </style:style>
    <style:style style:name="P181" style:family="paragraph" style:parent-style-name="Standard">
      <style:paragraph-properties fo:margin-top="0cm" fo:margin-bottom="0cm" loext:contextual-spacing="false" fo:line-height="110%" style:snap-to-layout-grid="false"/>
      <style:text-properties fo:color="#000000" style:font-name="sans-serif" fo:font-size="9pt" fo:language="ca" fo:country="ES" fo:font-weight="normal" officeooo:paragraph-rsid="007ff221" style:font-name-asian="Arial" style:font-size-asian="9pt" style:font-weight-asian="normal" style:font-name-complex="Calibri" style:font-weight-complex="normal"/>
    </style:style>
    <style:style style:name="P182" style:family="paragraph" style:parent-style-name="Standard">
      <style:paragraph-properties fo:margin-top="0cm" fo:margin-bottom="0cm" loext:contextual-spacing="false" fo:line-height="110%" style:snap-to-layout-grid="false"/>
      <style:text-properties fo:color="#000000" style:font-name="sans-serif" fo:font-size="9pt" fo:language="ca" fo:country="ES" fo:font-weight="normal" officeooo:paragraph-rsid="00853b3a" style:font-name-asian="Arial" style:font-size-asian="9pt" style:font-weight-asian="normal" style:font-name-complex="Calibri" style:font-weight-complex="normal"/>
    </style:style>
    <style:style style:name="P183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e6579" style:font-name-asian="Arial" style:font-size-asian="9pt" style:font-weight-asian="normal" style:font-name-complex="Calibri" style:font-size-complex="9pt" style:font-weight-complex="normal"/>
    </style:style>
    <style:style style:name="P184" style:family="paragraph" style:parent-style-name="Standard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185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snap-to-layout-grid="false"/>
      <style:text-properties fo:color="#000000" style:font-name="sans-serif" fo:font-size="9pt" fo:language="ca" fo:country="ES" fo:font-weight="normal" officeooo:paragraph-rsid="0082bab8" style:font-name-asian="Arial" style:font-size-asian="9pt" style:font-weight-asian="normal" style:font-name-complex="Calibri" style:font-size-complex="9pt" style:font-weight-complex="normal"/>
    </style:style>
    <style:style style:name="P186" style:family="paragraph" style:parent-style-name="Standard">
      <style:paragraph-properties fo:margin-top="0cm" fo:margin-bottom="0cm" loext:contextual-spacing="false" style:line-height-at-least="0.353cm" style:snap-to-layout-grid="false"/>
      <style:text-properties style:font-name="sans-serif" fo:font-size="9pt" officeooo:paragraph-rsid="007b234b"/>
    </style:style>
    <style:style style:name="P187" style:family="paragraph" style:parent-style-name="Standard">
      <style:paragraph-properties fo:margin-top="0cm" fo:margin-bottom="0cm" loext:contextual-spacing="false" style:line-height-at-least="0.353cm" style:snap-to-layout-grid="false"/>
      <style:text-properties style:font-name="sans-serif" fo:font-size="9pt" officeooo:paragraph-rsid="00899c8d"/>
    </style:style>
    <style:style style:name="P188" style:family="paragraph" style:parent-style-name="Standard">
      <style:paragraph-properties fo:margin-top="0cm" fo:margin-bottom="0cm" loext:contextual-spacing="false" style:line-height-at-least="0.353cm" style:snap-to-layout-grid="false"/>
      <style:text-properties style:font-name="sans-serif" fo:font-size="9pt" officeooo:paragraph-rsid="00853b3a"/>
    </style:style>
    <style:style style:name="P189" style:family="paragraph" style:parent-style-name="Standard">
      <style:paragraph-properties fo:margin-top="0cm" fo:margin-bottom="0cm" loext:contextual-spacing="false" style:line-height-at-least="0.353cm" style:snap-to-layout-grid="false"/>
      <style:text-properties style:font-name="sans-serif" fo:font-size="9pt" officeooo:paragraph-rsid="00763397"/>
    </style:style>
    <style:style style:name="P190" style:family="paragraph" style:parent-style-name="Standard">
      <style:paragraph-properties fo:margin-top="0cm" fo:margin-bottom="0cm" loext:contextual-spacing="false" style:line-height-at-least="0.353cm" style:snap-to-layout-grid="false"/>
      <style:text-properties style:font-name="sans-serif" fo:font-size="9pt" officeooo:paragraph-rsid="0076c1c6"/>
    </style:style>
    <style:style style:name="P191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sans-serif" fo:font-size="9pt" officeooo:paragraph-rsid="007b234b"/>
    </style:style>
    <style:style style:name="P192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sans-serif" fo:font-size="9pt" officeooo:paragraph-rsid="007c4d0a"/>
    </style:style>
    <style:style style:name="P193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sans-serif" fo:font-size="9pt" officeooo:paragraph-rsid="007deac5"/>
    </style:style>
    <style:style style:name="P194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sans-serif" fo:font-size="9pt" officeooo:paragraph-rsid="007e6579"/>
    </style:style>
    <style:style style:name="P195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sans-serif" fo:font-size="9pt" officeooo:paragraph-rsid="007ff221"/>
    </style:style>
    <style:style style:name="P196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sans-serif" fo:font-size="9pt" officeooo:paragraph-rsid="00853b3a"/>
    </style:style>
    <style:style style:name="P197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sans-serif" fo:font-size="9pt" officeooo:paragraph-rsid="00763397"/>
    </style:style>
    <style:style style:name="P198" style:family="paragraph" style:parent-style-name="Standard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style:font-name="sans-serif" fo:font-size="9pt" officeooo:paragraph-rsid="00853b3a"/>
    </style:style>
    <style:style style:name="P199" style:family="paragraph" style:parent-style-name="Standard">
      <style:paragraph-properties fo:margin-top="0cm" fo:margin-bottom="0cm" loext:contextual-spacing="false" style:line-height-at-least="0.353cm" fo:text-align="start" style:justify-single-word="false" style:snap-to-layout-grid="false"/>
      <style:text-properties style:font-name="sans-serif" fo:font-size="9pt" officeooo:paragraph-rsid="007cf0f3"/>
    </style:style>
    <style:style style:name="P200" style:family="paragraph" style:parent-style-name="Standard">
      <style:paragraph-properties fo:margin-top="0cm" fo:margin-bottom="0cm" loext:contextual-spacing="false" style:line-height-at-least="0.353cm" fo:text-align="start" style:justify-single-word="false" style:snap-to-layout-grid="false"/>
      <style:text-properties style:font-name="sans-serif" fo:font-size="9pt" officeooo:paragraph-rsid="00853b3a"/>
    </style:style>
    <style:style style:name="P201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font-name="sans-serif" fo:font-size="9pt" officeooo:paragraph-rsid="007cf0f3"/>
    </style:style>
    <style:style style:name="P202" style:family="paragraph" style:parent-style-name="Standard">
      <style:paragraph-properties fo:margin-top="0cm" fo:margin-bottom="0cm" loext:contextual-spacing="false" style:line-height-at-least="0.176cm" fo:text-align="justify" style:justify-single-word="false" style:snap-to-layout-grid="false"/>
      <style:text-properties style:font-name="sans-serif" fo:font-size="9pt" officeooo:paragraph-rsid="007cf0f3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style:font-name="sans-serif" fo:font-size="9pt" officeooo:paragraph-rsid="007deac5"/>
    </style:style>
    <style:style style:name="P204" style:family="paragraph" style:parent-style-name="Standard">
      <style:paragraph-properties fo:margin-top="0cm" fo:margin-bottom="0cm" loext:contextual-spacing="false" fo:line-height="110%" style:snap-to-layout-grid="false"/>
      <style:text-properties style:font-name="sans-serif" fo:font-size="9pt"/>
    </style:style>
    <style:style style:name="P205" style:family="paragraph" style:parent-style-name="Standard">
      <style:paragraph-properties fo:margin-top="0cm" fo:margin-bottom="0cm" loext:contextual-spacing="false" fo:line-height="110%" style:snap-to-layout-grid="false"/>
      <style:text-properties style:font-name="sans-serif" fo:font-size="9pt" officeooo:paragraph-rsid="007e6579"/>
    </style:style>
    <style:style style:name="P206" style:family="paragraph" style:parent-style-name="Standard">
      <style:paragraph-properties fo:margin-top="0cm" fo:margin-bottom="0cm" loext:contextual-spacing="false" fo:line-height="110%" style:snap-to-layout-grid="false"/>
      <style:text-properties style:font-name="sans-serif" fo:font-size="9pt" officeooo:paragraph-rsid="00810879"/>
    </style:style>
    <style:style style:name="P207" style:family="paragraph" style:parent-style-name="Standard">
      <style:paragraph-properties fo:margin-top="0cm" fo:margin-bottom="0cm" loext:contextual-spacing="false" fo:line-height="110%" style:snap-to-layout-grid="false"/>
      <style:text-properties style:font-name="sans-serif" fo:font-size="9pt" officeooo:paragraph-rsid="007ff221"/>
    </style:style>
    <style:style style:name="P208" style:family="paragraph" style:parent-style-name="Standard">
      <style:paragraph-properties fo:margin-top="0cm" fo:margin-bottom="0cm" loext:contextual-spacing="false" fo:line-height="110%" style:snap-to-layout-grid="false"/>
      <style:text-properties style:font-name="sans-serif" fo:font-size="9pt" officeooo:paragraph-rsid="00724880"/>
    </style:style>
    <style:style style:name="P209" style:family="paragraph" style:parent-style-name="Standard">
      <style:paragraph-properties fo:margin-top="0cm" fo:margin-bottom="0cm" loext:contextual-spacing="false" style:snap-to-layout-grid="false"/>
      <style:text-properties style:font-name="sans-serif" fo:font-size="9pt" officeooo:paragraph-rsid="007deac5"/>
    </style:style>
    <style:style style:name="P210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53cm" fo:text-align="justify" style:justify-single-word="false" fo:background-color="#ffffff" style:snap-to-layout-grid="false"/>
      <style:text-properties style:use-window-font-color="true" style:font-name="sans-serif" fo:font-size="9pt" fo:language="es" fo:country="ES" officeooo:paragraph-rsid="007ff221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211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use-window-font-color="true" style:font-name="sans-serif" fo:font-size="9pt" fo:language="es" fo:country="ES" officeooo:paragraph-rsid="00810879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212" style:family="paragraph" style:parent-style-name="Standard">
      <style:paragraph-properties fo:margin-top="0cm" fo:margin-bottom="0cm" loext:contextual-spacing="false" style:line-height-at-least="0.176cm" fo:text-align="start" style:justify-single-word="false" fo:orphans="2" fo:widows="2" style:snap-to-layout-grid="false"/>
      <style:text-properties style:use-window-font-color="true" style:font-name="sans-serif" fo:font-size="9pt" fo:language="es" fo:country="ES" officeooo:paragraph-rsid="00810879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P213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style:use-window-font-color="true" style:font-name="sans-serif" fo:font-size="9pt" fo:language="es" fo:country="ES" fo:font-weight="normal" officeooo:paragraph-rsid="00853b3a" style:letter-kerning="true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P214" style:family="paragraph" style:parent-style-name="Standard">
      <style:paragraph-properties fo:margin-top="0cm" fo:margin-bottom="0.101cm" loext:contextual-spacing="false" style:snap-to-layout-grid="false"/>
      <style:text-properties fo:color="#000000" style:font-name="sans-serif" fo:font-size="9pt" fo:language="ca" fo:country="ES" fo:font-weight="normal" officeooo:paragraph-rsid="0076c1c6" style:font-size-asian="9pt" style:font-weight-asian="normal" style:font-name-complex="Calibri" style:font-weight-complex="normal"/>
    </style:style>
    <style:style style:name="P215" style:family="paragraph" style:parent-style-name="Standard">
      <style:paragraph-properties fo:margin-top="0cm" fo:margin-bottom="0.212cm" loext:contextual-spacing="false" style:line-height-at-least="0.353cm" fo:text-align="justify" style:justify-single-word="false" style:snap-to-layout-grid="false"/>
      <style:text-properties fo:color="#000000" style:font-name="sans-serif" fo:font-size="9pt" fo:language="ca" fo:country="ES" fo:font-weight="normal" officeooo:paragraph-rsid="0076c1c6" style:font-size-asian="9pt" style:font-weight-asian="normal" style:font-name-complex="Calibri" style:font-size-complex="9pt" style:font-weight-complex="normal"/>
    </style:style>
    <style:style style:name="P216" style:family="paragraph" style:parent-style-name="Standard">
      <style:paragraph-properties fo:margin-top="0cm" fo:margin-bottom="0.199cm" loext:contextual-spacing="false" style:line-height-at-least="0.353cm" fo:text-align="justify" style:justify-single-word="false" style:snap-to-layout-grid="false"/>
      <style:text-properties style:font-name="sans-serif" fo:font-size="9pt" officeooo:paragraph-rsid="007b234b"/>
    </style:style>
    <style:style style:name="P217" style:family="paragraph" style:parent-style-name="Standard">
      <style:paragraph-properties fo:margin-top="0.176cm" fo:margin-bottom="0cm" loext:contextual-spacing="false" fo:line-height="100%" style:snap-to-layout-grid="false"/>
      <style:text-properties style:font-name="sans-serif" fo:font-size="9pt" officeooo:paragraph-rsid="007c4d0a"/>
    </style:style>
    <style:style style:name="P218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8746a" style:font-size-asian="9pt" style:font-weight-asian="normal" style:font-name-complex="Calibri" style:font-size-complex="9pt" style:font-weight-complex="normal"/>
    </style:style>
    <style:style style:name="P219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weight-complex="normal"/>
    </style:style>
    <style:style style:name="P220" style:family="paragraph" style:parent-style-name="Text_20_body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weight-complex="normal"/>
    </style:style>
    <style:style style:name="P221" style:family="paragraph" style:parent-style-name="Text_20_body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7ff221" style:font-name-asian="Arial" style:font-size-asian="9pt" style:font-weight-asian="normal" style:font-name-complex="Calibri" style:font-weight-complex="normal"/>
    </style:style>
    <style:style style:name="P222" style:family="paragraph" style:parent-style-name="Text_20_body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810879" style:font-name-asian="Arial" style:font-size-asian="9pt" style:font-weight-asian="normal" style:font-name-complex="Calibri" style:font-weight-complex="normal"/>
    </style:style>
    <style:style style:name="P223" style:family="paragraph" style:parent-style-name="Text_20_body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fo:font-weight="normal" officeooo:paragraph-rsid="00853b3a" style:font-name-asian="Arial" style:font-size-asian="9pt" style:font-weight-asian="normal" style:font-name-complex="Calibri" style:font-weight-complex="normal"/>
    </style:style>
    <style:style style:name="P224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name-asian="Arial" style:font-size-asian="9pt" style:font-weight-asian="normal" style:font-name-complex="Calibri" style:font-size-complex="9pt" style:font-weight-complex="normal"/>
    </style:style>
    <style:style style:name="P225" style:family="paragraph" style:parent-style-name="Text_20_body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style:font-size-asian="9pt" style:font-name-complex="Calibri"/>
    </style:style>
    <style:style style:name="P226" style:family="paragraph" style:parent-style-name="Text_20_body">
      <style:paragraph-properties fo:margin-top="0cm" fo:margin-bottom="0cm" loext:contextual-spacing="false" style:line-height-at-least="0.176cm" fo:text-align="start" style:justify-single-word="false" fo:orphans="2" fo:widows="2" style:snap-to-layout-grid="false"/>
      <style:text-properties style:use-window-font-color="true" style:font-name="sans-serif" fo:font-size="9pt" fo:language="es" fo:country="ES" fo:font-weight="normal" officeooo:paragraph-rsid="00810879" style:letter-kerning="true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P227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style:use-window-font-color="true" style:font-name="sans-serif" fo:font-size="9pt" fo:language="es" fo:country="ES" fo:font-weight="normal" officeooo:paragraph-rsid="00810879" style:letter-kerning="true" fo:background-color="transparent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P228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fo:font-weight="normal" officeooo:paragraph-rsid="0082bab8" style:font-name-asian="Arial" style:font-size-asian="9pt" style:font-weight-asian="normal" style:font-name-complex="Calibri" style:font-weight-complex="normal"/>
    </style:style>
    <style:style style:name="P229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812d7b" style:font-name-asian="Arial" style:font-size-asian="9pt" style:font-name-complex="Calibri"/>
    </style:style>
    <style:style style:name="P230" style:family="paragraph" style:parent-style-name="Table_20_Contents">
      <loext:graphic-properties draw:fill="solid" draw:fill-color="#ffffff" draw:opacity="100%"/>
      <style:paragraph-properties fo:margin-top="0cm" fo:margin-bottom="0cm" loext:contextual-spacing="false" style:line-height-at-least="0.353cm" fo:text-align="justify" style:justify-single-word="false" fo:background-color="#ffffff" style:snap-to-layout-grid="false"/>
      <style:text-properties style:use-window-font-color="true" style:font-name="sans-serif" fo:font-size="9pt" fo:language="es" fo:country="ES" fo:font-weight="normal" officeooo:paragraph-rsid="007ff221" style:letter-kerning="true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P231" style:family="paragraph" style:parent-style-name="Normal_20__28_Web_29_">
      <style:paragraph-properties fo:margin-top="0cm" fo:margin-bottom="0cm" loext:contextual-spacing="false" style:line-height-at-least="0.353cm" style:snap-to-layout-grid="false"/>
      <style:text-properties fo:color="#0000ff" style:font-name="Calibri" fo:font-size="9pt" fo:language="ca" fo:country="ES" fo:font-weight="normal" officeooo:paragraph-rsid="007b234b" style:font-size-asian="9pt" style:font-weight-asian="normal" style:font-name-complex="Calibri" style:font-weight-complex="normal"/>
    </style:style>
    <style:style style:name="P232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233" style:family="paragraph" style:parent-style-name="_34__20_competencias">
      <style:text-properties fo:language="ca" fo:country="ES" officeooo:paragraph-rsid="00724880"/>
    </style:style>
    <style:style style:name="P234" style:family="paragraph" style:parent-style-name="_33__20_comp">
      <style:paragraph-properties fo:text-align="center" style:justify-single-word="false"/>
      <style:text-properties fo:font-size="9pt" officeooo:paragraph-rsid="007deac5" style:font-size-asian="9pt" style:font-size-complex="9pt"/>
    </style:style>
    <style:style style:name="P235" style:family="paragraph" style:parent-style-name="_33__20_comp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7e6579" style:font-size-asian="9pt" style:font-weight-asian="normal" style:font-name-complex="Calibri" style:font-size-complex="9pt" style:font-weight-complex="normal"/>
    </style:style>
    <style:style style:name="P236" style:family="paragraph" style:parent-style-name="western">
      <style:paragraph-properties fo:margin-top="0cm" fo:margin-bottom="0cm" loext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8b2b4d" officeooo:paragraph-rsid="007cf0f3" style:font-size-asian="9pt" style:font-weight-asian="normal" style:font-name-complex="Calibri" style:font-size-complex="9pt" style:font-weight-complex="normal"/>
    </style:style>
    <style:style style:name="P237" style:family="paragraph" style:parent-style-name="western">
      <style:paragraph-properties fo:margin-top="0cm" fo:margin-bottom="0cm" loext:contextual-spacing="false" style:snap-to-layout-grid="false"/>
      <style:text-properties fo:color="#000000" style:font-name="Calibri" fo:font-size="9pt" fo:language="ca" fo:country="ES" fo:font-weight="normal" officeooo:paragraph-rsid="007deac5" style:font-size-asian="9pt" style:font-weight-asian="normal" style:font-name-complex="Calibri" style:font-size-complex="9pt" style:font-weight-complex="normal"/>
    </style:style>
    <style:style style:name="P238" style:family="paragraph" style:parent-style-name="western">
      <style:paragraph-properties fo:margin-top="0cm" fo:margin-bottom="0cm" loext:contextual-spacing="false" fo:text-align="start" style:justify-single-word="false" style:snap-to-layout-grid="false"/>
      <style:text-properties fo:color="#000000" style:font-name="Calibri" fo:font-size="9pt" fo:language="ca" fo:country="ES" fo:font-weight="normal" officeooo:paragraph-rsid="007deac5" style:letter-kerning="true" style:font-name-asian="Times New Roman1" style:font-size-asian="9pt" style:language-asian="ar" style:country-asian="SA" style:font-weight-asian="normal" style:font-name-complex="Calibri" style:font-size-complex="12pt" style:language-complex="hi" style:country-complex="IN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/>
    </style:style>
    <style:style style:name="T4" style:family="text">
      <style:text-properties style:font-name="Calibri" style:text-underline-style="none"/>
    </style:style>
    <style:style style:name="T5" style:family="text">
      <style:text-properties style:font-name="Calibri" fo:language="ca" fo:country="ES" style:font-name-complex="Calibri"/>
    </style:style>
    <style:style style:name="T6" style:family="text">
      <style:text-properties style:font-name="Calibri" style:font-name-complex="Calibri"/>
    </style:style>
    <style:style style:name="T7" style:family="text">
      <style:text-properties fo:color="#000000" style:font-name="Calibri" fo:language="ca" fo:country="ES" style:font-name-asian="Arial" style:font-name-complex="Calibri"/>
    </style:style>
    <style:style style:name="T8" style:family="text">
      <style:text-properties fo:color="#000000" style:font-name="Calibri" fo:language="ca" fo:country="ES" fo:font-weight="normal" style:font-size-asian="9pt" style:font-weight-asian="normal" style:font-name-complex="Calibri" style:font-size-complex="9pt" style:font-weight-complex="normal"/>
    </style:style>
    <style:style style:name="T9" style:family="text">
      <style:text-properties fo:color="#000000" style:font-name="Calibri" fo:language="ca" fo:country="ES" fo:font-weight="normal" style:font-name-asian="Arial" style:font-size-asian="9pt" style:font-weight-asian="normal" style:font-name-complex="Calibri" style:font-size-complex="9pt" style:font-weight-complex="normal"/>
    </style:style>
    <style:style style:name="T10" style:family="text">
      <style:text-properties fo:color="#000000" style:font-name="Calibri" style:font-name-complex="Calibri"/>
    </style:style>
    <style:style style:name="T11" style:family="text">
      <style:text-properties fo:color="#000000" fo:language="ca" fo:country="ES" fo:font-weight="normal" style:font-name-asian="Arial" style:font-size-asian="9pt" style:font-weight-asian="normal" style:font-name-complex="Calibri" style:font-weight-complex="normal"/>
    </style:style>
    <style:style style:name="T12" style:family="text">
      <style:text-properties fo:color="#000000" fo:language="ca" fo:country="ES" fo:font-weight="normal" officeooo:rsid="01a28db3" style:font-name-asian="Arial" style:font-size-asian="9pt" style:font-weight-asian="normal" style:font-name-complex="Calibri" style:font-weight-complex="normal"/>
    </style:style>
    <style:style style:name="T13" style:family="text">
      <style:text-properties fo:color="#000000" fo:language="ca" fo:country="ES" fo:font-weight="normal" style:font-name-asian="Arial" style:font-size-asian="9pt" style:font-weight-asian="normal" style:font-name-complex="Calibri" style:font-size-complex="9pt" style:font-weight-complex="normal"/>
    </style:style>
    <style:style style:name="T14" style:family="text">
      <style:text-properties fo:color="#000000" fo:language="ca" fo:country="ES" fo:font-weight="normal" style:font-size-asian="9pt" style:font-weight-asian="normal" style:font-name-complex="Calibri" style:font-weight-complex="normal"/>
    </style:style>
    <style:style style:name="T15" style:family="text">
      <style:text-properties fo:color="#000000" fo:language="ca" fo:country="ES" fo:font-weight="normal" officeooo:rsid="008b2b4d" style:font-size-asian="9pt" style:font-weight-asian="normal" style:font-name-complex="Calibri" style:font-weight-complex="normal"/>
    </style:style>
    <style:style style:name="T16" style:family="text">
      <style:text-properties fo:color="#000000" fo:language="ca" fo:country="ES" fo:font-weight="normal" style:font-size-asian="9pt" style:font-weight-asian="normal" style:font-name-complex="Calibri" style:font-size-complex="9pt" style:font-weight-complex="normal"/>
    </style:style>
    <style:style style:name="T17" style:family="text">
      <style:text-properties fo:color="#000000" fo:language="ca" fo:country="ES" fo:font-weight="normal" officeooo:rsid="008b2b4d" style:font-size-asian="9pt" style:font-weight-asian="normal" style:font-name-complex="Calibri" style:font-size-complex="9pt" style:font-weight-complex="normal"/>
    </style:style>
    <style:style style:name="T18" style:family="text">
      <style:text-properties fo:color="#000000" fo:language="ca" fo:country="ES" fo:font-weight="normal" style:letter-kerning="true" style:font-name-asian="Times New Roman1" style:font-size-asian="9pt" style:language-asian="ar" style:country-asian="SA" style:font-weight-asian="normal" style:font-name-complex="Calibri" style:font-size-complex="12pt" style:language-complex="hi" style:country-complex="IN" style:font-weight-complex="normal"/>
    </style:style>
    <style:style style:name="T19" style:family="text">
      <style:text-properties fo:color="#000000" fo:language="ca" fo:country="ES" style:font-size-asian="9pt" style:font-name-complex="Calibri"/>
    </style:style>
    <style:style style:name="T20" style:family="text">
      <style:text-properties fo:color="#000000" fo:language="ca" fo:country="ES" style:font-size-asian="9pt" style:font-name-complex="Calibri" style:font-size-complex="9pt"/>
    </style:style>
    <style:style style:name="T21" style:family="text">
      <style:text-properties fo:color="#000000" fo:language="ca" fo:country="ES" style:font-name-asian="Arial" style:font-size-asian="9pt" style:font-name-complex="Calibri"/>
    </style:style>
    <style:style style:name="T22" style:family="text">
      <style:text-properties style:text-position="super 58%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fo:background-color="transparent" loext:char-shading-value="0" style:font-weight-asian="normal" style:font-weight-complex="normal"/>
    </style:style>
    <style:style style:name="T25" style:family="text">
      <style:text-properties officeooo:rsid="00763397"/>
    </style:style>
    <style:style style:name="T26" style:family="text">
      <style:text-properties fo:language="ca" fo:country="ES" fo:font-weight="normal" style:font-size-asian="9pt" style:font-weight-asian="normal" style:font-name-complex="Calibri" style:font-weight-complex="normal"/>
    </style:style>
    <style:style style:name="T27" style:family="text">
      <style:text-properties style:use-window-font-color="true" fo:language="ca" fo:country="ES" fo:font-weight="normal" style:font-size-asian="9pt" style:font-weight-asian="normal" style:font-name-complex="Calibri" style:font-weight-complex="normal"/>
    </style:style>
    <style:style style:name="T28" style:family="text">
      <style:text-properties style:use-window-font-color="true" fo:language="es" fo:country="ES" fo:font-weight="normal" style:letter-kerning="true" style:font-name-asian="SimSun1" style:font-size-asian="12pt" style:language-asian="zh" style:country-asian="CN" style:font-weight-asian="normal" style:font-name-complex="Microsoft YaHei" style:font-size-complex="12pt" style:language-complex="hi" style:country-complex="IN" style:font-weight-complex="normal"/>
    </style:style>
    <style:style style:name="T29" style:family="text">
      <style:text-properties style:use-window-font-color="true" fo:language="es" fo:country="ES" style:letter-kerning="true" style:font-name-asian="SimSun1" style:font-size-asian="12pt" style:language-asian="zh" style:country-asian="CN" style:font-name-complex="Microsoft YaHei" style:font-size-complex="12pt" style:language-complex="hi" style:country-complex="IN"/>
    </style:style>
    <style:style style:name="T30" style:family="text">
      <style:text-properties officeooo:rsid="0090b0ce"/>
    </style:style>
    <style:style style:name="T31" style:family="text">
      <style:text-properties officeooo:rsid="0097d975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232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 table:number-columns-repeated="3"/>
        <table:table-column table:style-name="Tabla4.I"/>
        <table:table-row table:style-name="Tabla4.1">
          <table:table-cell table:style-name="Tabla4.A1" table:number-columns-spanned="9" office:value-type="string">
            <text:p text:style-name="P72">ÀREA: Valencià. Llengua i Literatura <text:s text:c="20"/>NIVELL: <text:span text:style-name="T31">5é</text:span> EDUCACIÓ PRIMÀRIA <text:s text:c="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9" office:value-type="string">
            <text:p text:style-name="P88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78">CONTINGUTS</text:p>
          </table:table-cell>
          <table:table-cell table:style-name="Tabla4.A3" office:value-type="string">
            <text:p text:style-name="P79">CRITERIS D’AVALUACIÓ</text:p>
          </table:table-cell>
          <table:table-cell table:style-name="Tabla4.A3" table:number-columns-spanned="2" office:value-type="string">
            <text:p text:style-name="P79">INDICADORS D’ÈXIT</text:p>
          </table:table-cell>
          <table:covered-table-cell/>
          <table:table-cell table:style-name="Tabla4.A3" office:value-type="string">
            <text:p text:style-name="P79">CCLV</text:p>
          </table:table-cell>
          <table:table-cell table:style-name="Tabla4.A3" office:value-type="string">
            <text:p text:style-name="P80">1<text:span text:style-name="T22">r</text:span> T</text:p>
          </table:table-cell>
          <table:table-cell table:style-name="Tabla4.A3" office:value-type="string">
            <text:p text:style-name="P80">2<text:span text:style-name="T22">n</text:span> T</text:p>
          </table:table-cell>
          <table:table-cell table:style-name="Tabla4.A3" office:value-type="string">
            <text:p text:style-name="P80">3<text:span text:style-name="T22">r</text:span> T</text:p>
          </table:table-cell>
          <table:table-cell table:style-name="Tabla4.I3" office:value-type="string">
            <text:p text:style-name="P80">FIN</text:p>
          </table:table-cell>
        </table:table-row>
        <table:table-row table:style-name="Tabla4.1">
          <table:table-cell table:style-name="Tabla4.A4" table:number-rows-spanned="4" office:value-type="string">
            <text:p text:style-name="P139">Estratègies i normes d’interacció oral</text:p>
            <text:p text:style-name="P124">apreses: identificació de les característiques</text:p>
            <text:p text:style-name="P124">de la situació comunicativa per a adequar a</text:p>
            <text:p text:style-name="P124">esta les seues intervencions, respecte pel</text:p>
            <text:p text:style-name="P124">paper del moderador i per les intervencions</text:p>
            <text:p text:style-name="P124">i els sentiments, experiències, idees,</text:p>
            <text:p text:style-name="P124">opinions i coneixement dels altres,</text:p>
            <text:p text:style-name="P124">tècniques d’escolta activa.</text:p>
            <text:p text:style-name="P124">Situacions de comunicació, dirigides o</text:p>
            <text:p text:style-name="P124">espontànies: debats i col·loquis sobre temes</text:p>
            <text:p text:style-name="P124">pròxims a les seues experiències.</text:p>
            <text:p text:style-name="P124">Reformulació d’hipòtesis a partir de la</text:p>
            <text:p text:style-name="P124">comprensió de nous elements.</text:p>
            <text:p text:style-name="P124">Organització del discurs: tècniques de</text:p>
            <text:p text:style-name="P124">reformulació i ús d’un llenguatge</text:p>
            <text:p text:style-name="P124">respectuós.</text:p>
            <text:p text:style-name="P124">Ús del llenguatge no discriminatori.</text:p>
            <text:p text:style-name="P124">Identificació, interpretació i <text:soft-page-break/>diferenciació de</text:p>
            <text:p text:style-name="P124">missatges verbals i no verbals.</text:p>
            <text:p text:style-name="P15"/>
          </table:table-cell>
          <table:table-cell table:style-name="Tabla4.A4" table:number-rows-spanned="4" office:value-type="string">
            <text:p text:style-name="P189"><text:span text:style-name="T14">5tVLL.BL1.1 Participar en debats i col·loquis </text:span>sobre temes pròxims a la seua experiència respectant el moderador i utilitzar el diàleg per a resoldre conflictes interpersonals escoltant activament, identificant i respectant les emocions i el contingut del discurs de l’interlocutor, exposant i reformulant de manera organitzada les seues opinions amb un llenguatge respectuós</text:p>
            <text:p text:style-name="P28"/>
          </table:table-cell>
          <table:table-cell table:style-name="Tabla4.A4" table:number-columns-spanned="2" office:value-type="string">
            <text:p text:style-name="P162">5tVLL.BL1.1.1 Participa en situacions de</text:p>
            <text:p text:style-name="P124">comunicació oral del nivell educatiu</text:p>
            <text:p text:style-name="P124">(conversacions,diàlegs, col·loquis, entrevistes i debats) utilitzant un llenguatge</text:p>
            <text:p text:style-name="P124">no discriminatori.</text:p>
            <text:p text:style-name="P31"/>
          </table:table-cell>
          <table:covered-table-cell/>
          <table:table-cell table:style-name="Tabla4.A4" office:value-type="string">
            <text:p text:style-name="P93">CSC</text:p>
            <text:p text:style-name="P93">CCLI</text:p>
            <text:p text:style-name="P92"/>
          </table:table-cell>
          <table:table-cell table:style-name="Tabla4.A4" office:value-type="string">
            <text:p text:style-name="P84"/>
          </table:table-cell>
          <table:table-cell table:style-name="Tabla4.A4" office:value-type="string">
            <text:p text:style-name="P84"/>
          </table:table-cell>
          <table:table-cell table:style-name="Tabla4.A4" office:value-type="string">
            <text:p text:style-name="P84"/>
          </table:table-cell>
          <table:table-cell table:style-name="Tabla4.I4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5" table:number-columns-spanned="2" office:value-type="string">
            <text:p text:style-name="P197"><text:span text:style-name="T14">5tVLL.BL1.1.2 Participa en situacions de </text:span>comunicació oral del nivell educatiu i en diàlegs per a resoldre conflictes interpersonals identificant i respectant els sentiments i el contingut del discurs de l’interlocutor. </text:p>
            <text:p text:style-name="P58"/>
          </table:table-cell>
          <table:covered-table-cell/>
          <table:table-cell table:style-name="Tabla4.E5" office:value-type="string">
            <text:p text:style-name="P96">CSC</text:p>
            <text:p text:style-name="P93">CCLI</text:p>
          </table:table-cell>
          <table:table-cell table:style-name="Tabla4.F5" office:value-type="string">
            <text:p text:style-name="P84"/>
          </table:table-cell>
          <table:table-cell table:style-name="Tabla4.G5" office:value-type="string">
            <text:p text:style-name="P84"/>
          </table:table-cell>
          <table:table-cell table:style-name="Tabla4.H5" office:value-type="string">
            <text:p text:style-name="P84"/>
          </table:table-cell>
          <table:table-cell table:style-name="Tabla4.I5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6" table:number-columns-spanned="2" office:value-type="string">
            <text:p text:style-name="P197"><text:span text:style-name="T14">5tVLL.BL1.1.3 Participa en les situacions de </text:span>comunicació oral del nivell educatiu (conversacions, diàlegs, entrevistes col·loquis i debats) sobre temes pròxims a la seua experiència incorporant les intervencions dels altres.</text:p>
            <text:p text:style-name="P58"/>
          </table:table-cell>
          <table:covered-table-cell/>
          <table:table-cell table:style-name="Tabla4.E7" table:number-rows-spanned="2" office:value-type="string">
            <text:p text:style-name="P101">CSC</text:p>
            <text:p text:style-name="P95">CCLI</text:p>
            <text:p text:style-name="P95"/>
          </table:table-cell>
          <table:table-cell table:style-name="Tabla4.F7" table:number-rows-spanned="2" office:value-type="string">
            <text:p text:style-name="P84"/>
          </table:table-cell>
          <table:table-cell table:style-name="Tabla4.G7" table:number-rows-spanned="2" office:value-type="string">
            <text:p text:style-name="P84"/>
          </table:table-cell>
          <table:table-cell table:style-name="Tabla4.H7" table:number-rows-spanned="2" office:value-type="string">
            <text:p text:style-name="P84"/>
          </table:table-cell>
          <table:table-cell table:style-name="Tabla4.I7" table:number-rows-spanned="2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7" office:value-type="string">
            <text:p text:style-name="P197"><text:span text:style-name="T14">5tVLL.BL1.1.4 Participa en les situacions de </text:span>comunicació oral del nivell educatiu (conversacions, diàlegs, entrevistes col·loquis i debats) sobre temes pròxims a la</text:p>
            <text:p text:style-name="P124">seua experiència i respecta el moderador.</text:p>
            <text:p text:style-name="P58"/>
          </table:table-cell>
          <table:table-cell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1" table:number-rows-spanned="4" office:value-type="string">
            <text:p text:style-name="P214">Utilització d’estratègies de comprensió dels </text:p>
            <text:p text:style-name="P124">missatges orals: distinció entre sentit literal,</text:p>
            <text:p text:style-name="P124">inferencial, crític i estètic.</text:p>
            <text:p text:style-name="P124">Formulació d’hipòtesis sobre contingut i </text:p>
            <text:p text:style-name="P124">context.</text:p>
            <text:p text:style-name="P124">Formulació d’hipòtesis sobre significats a </text:p>
            <text:p text:style-name="P124">partir de l’anàlisi d’elements significatius, </text:p>
            <text:p text:style-name="P124">lingüístics i paralingüístics (modulació i to </text:p>
            <text:p text:style-name="P124">de la veu, gestualitat, llenguatge corporal i </text:p>
            <text:p text:style-name="P124">postural).</text:p>
            <text:p text:style-name="P124">Identificació</text:p>
            <text:p text:style-name="P124">, comprensió, interpretació i </text:p>
            <text:p text:style-name="P124">valoració de textos orals literaris o no </text:p>
            <text:p text:style-name="P124">literaris amb finalitat didàctica o d’ús </text:p>
            <text:p text:style-name="P124">quotidià de diferent tipologia (narratius, </text:p>
            <text:p text:style-name="P124">descriptius, informatius, instructius, </text:p>
            <text:p text:style-name="P124">argumentatius, etc.).</text:p>
            <text:p text:style-name="P124">Reconeixement d’idees principals i </text:p>
            <text:p text:style-name="P124">secundàries, detalls rellevants i valors no </text:p>
            <text:p text:style-name="P124">explícits.</text:p>
            <text:p text:style-name="P124">Informació personal, familiar i de l’entorn </text:p>
            <text:p text:style-name="P124">pròxim.</text:p>
            <text:p text:style-name="P89"/>
          </table:table-cell>
          <table:table-cell table:style-name="Tabla4.B11" table:number-rows-spanned="4" office:value-type="string">
            <text:p text:style-name="P190"><text:span text:style-name="T14">5tVLL.BL1.2 Identificar tipologies textuals i </text:span>realitzar inferències interpretant sentits </text:p>
            <text:p text:style-name="P124">figurats i significats no explícits de la informació verbal i no verbal de textos de </text:p>
            <text:p text:style-name="P124">l’àmbit escolar i social, expressant la seua </text:p>
            <text:p text:style-name="P124">opinió sobre el contingut del missatge i la </text:p>
            <text:p text:style-name="P124">intenció de l’emissor.</text:p>
            <text:p text:style-name="P29"/>
          </table:table-cell>
          <table:table-cell table:style-name="Tabla4.C8" table:number-columns-spanned="2" office:value-type="string">
            <text:p text:style-name="P168">5tVLL.BL1.2.1 Identifica el tema i el</text:p>
            <text:p text:style-name="P124">destinatari en textos orals (textos literaris i</text:p>
            <text:p text:style-name="P124">no literaris complets o fragmentats,</text:p>
            <text:p text:style-name="P124">exposicions i instruccions).</text:p>
            <text:p text:style-name="P38"/>
          </table:table-cell>
          <table:covered-table-cell/>
          <table:table-cell table:style-name="Tabla4.E8" office:value-type="string">
            <text:p text:style-name="P94">CCLI</text:p>
          </table:table-cell>
          <table:table-cell table:style-name="Tabla4.F8" office:value-type="string">
            <text:p text:style-name="P84"/>
          </table:table-cell>
          <table:table-cell table:style-name="Tabla4.G8" office:value-type="string">
            <text:p text:style-name="P84"/>
          </table:table-cell>
          <table:table-cell table:style-name="Tabla4.H8" office:value-type="string">
            <text:p text:style-name="P84"/>
          </table:table-cell>
          <table:table-cell table:style-name="Tabla4.I8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9" table:number-columns-spanned="2" office:value-type="string">
            <text:p text:style-name="P168">5tVLL.BL1.2.2 Realitza inferències i</text:p>
            <text:p text:style-name="P124">interpreta sentits figurats i significats no</text:p>
            <text:p text:style-name="P124">explícits en situacions de comunicació oral.</text:p>
            <text:p text:style-name="P61"/>
          </table:table-cell>
          <table:covered-table-cell/>
          <table:table-cell table:style-name="Tabla4.E9" office:value-type="string">
            <text:p text:style-name="P101">CAA</text:p>
            <text:p text:style-name="P101">CCLI</text:p>
          </table:table-cell>
          <table:table-cell table:style-name="Tabla4.F9" office:value-type="string">
            <text:p text:style-name="P84"/>
          </table:table-cell>
          <table:table-cell table:style-name="Tabla4.G9" office:value-type="string">
            <text:p text:style-name="P84"/>
          </table:table-cell>
          <table:table-cell table:style-name="Tabla4.H9" office:value-type="string">
            <text:p text:style-name="P84"/>
          </table:table-cell>
          <table:table-cell table:style-name="Tabla4.I9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11" table:number-columns-spanned="2" office:value-type="string">
            <text:p text:style-name="P174">5tVLL.BL1.2.3 Expressa la seua opinió sobre</text:p>
            <text:p text:style-name="P124">la intenció de l’emissor.</text:p>
            <text:p text:style-name="P65"/>
          </table:table-cell>
          <table:covered-table-cell/>
          <table:table-cell table:style-name="Tabla4.E11" office:value-type="string">
            <text:p text:style-name="P97">CAA</text:p>
            <text:p text:style-name="P102">CCLI</text:p>
          </table:table-cell>
          <table:table-cell table:style-name="Tabla4.F11" office:value-type="string">
            <text:p text:style-name="P84"/>
          </table:table-cell>
          <table:table-cell table:style-name="Tabla4.G11" office:value-type="string">
            <text:p text:style-name="P84"/>
          </table:table-cell>
          <table:table-cell table:style-name="Tabla4.H11" office:value-type="string">
            <text:p text:style-name="P84"/>
          </table:table-cell>
          <table:table-cell table:style-name="Tabla4.I11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11" table:number-columns-spanned="2" office:value-type="string">
            <text:p text:style-name="P174">5tVLL.BL1.2.4 Identifica les distintes</text:p>
            <text:p text:style-name="P124">tipologies en els textos que escolta:</text:p>
            <text:p text:style-name="P124">descriptives, narratives, expositives,</text:p>
            <text:p text:style-name="P124">instructives.</text:p>
          </table:table-cell>
          <table:covered-table-cell/>
          <table:table-cell table:style-name="Tabla4.E11" office:value-type="string">
            <text:p text:style-name="P102">CCLI</text:p>
          </table:table-cell>
          <table:table-cell table:style-name="Tabla4.F11" office:value-type="string">
            <text:p text:style-name="P84"/>
          </table:table-cell>
          <table:table-cell table:style-name="Tabla4.G11" office:value-type="string">
            <text:p text:style-name="P84"/>
          </table:table-cell>
          <table:table-cell table:style-name="Tabla4.H11" office:value-type="string">
            <text:p text:style-name="P84"/>
          </table:table-cell>
          <table:table-cell table:style-name="Tabla4.I11" office:value-type="string">
            <text:p text:style-name="P84"/>
          </table:table-cell>
        </table:table-row>
        <table:table-row table:style-name="Tabla4.1">
          <table:table-cell table:style-name="Tabla4.A15" table:number-rows-spanned="4" office:value-type="string">
            <text:p text:style-name="P140">Importància de la millora en expressió oral.</text:p>
            <text:p text:style-name="P124"><text:soft-page-break/>Planificació del contingut en l’expressió </text:p>
            <text:p text:style-name="P124">oral. Ús de suport gràfic.</text:p>
            <text:p text:style-name="P124">Ús conscient dels recursos lingüístics i no </text:p>
            <text:p text:style-name="P124">lingüístics de l’expressió oral (gestos, </text:p>
            <text:p text:style-name="P124">entonació, etc.).</text:p>
            <text:p text:style-name="P124">Expressió i producció de textos orals </text:p>
            <text:p text:style-name="P124">literaris i no literaris segons la seua tipologia</text:p>
            <text:p text:style-name="P124">ja</text:p>
            <text:p text:style-name="P124">treballades en els nivells anteriors i amb </text:p>
            <text:p text:style-name="P124">major grau de complexitat </text:p>
            <text:p text:style-name="P124">(narracions, </text:p>
            <text:p text:style-name="P124">descripcions, instruccions, argumentacions, </text:p>
            <text:p text:style-name="P124">exposicions, definició de conceptes, </text:p>
            <text:p text:style-name="P124">conferències, etc.).</text:p>
            <text:p text:style-name="P124">Adequació del discurs a la situació.</text:p>
            <text:p text:style-name="P124">Ús del llenguatge no discriminatori.</text:p>
            <text:p text:style-name="P124">Selecció raonada de les produccions a </text:p>
            <text:p text:style-name="P124">incloure en el portfolio.</text:p>
            <text:p text:style-name="P76"/>
          </table:table-cell>
          <table:table-cell table:style-name="Tabla4.B66" table:number-rows-spanned="4" office:value-type="string">
            <text:p text:style-name="P163">5tVLL.BL1.3 Produir amb supervisió textos </text:p>
            <text:p text:style-name="P124">orals dels gèneres habituals del nivell </text:p>
            <text:p text:style-name="P124"><text:soft-page-break/>educatiu, a partir d’un guió previ amb una </text:p>
            <text:p text:style-name="P124">estructura coherent, i utilitzant el </text:p>
            <text:p text:style-name="P124">vocabulari, l’entonació i dicció i els recursos no verbals correctament, a més d’un llenguatge no discriminatori.</text:p>
            <text:p text:style-name="P32"/>
          </table:table-cell>
          <table:table-cell table:style-name="Tabla4.C12" table:number-columns-spanned="2" office:value-type="string">
            <text:p text:style-name="P163">5tVLL.BL1.3.1 En la producció de textos </text:p>
            <text:p text:style-name="P124">orals recolza el discurs amb gestos </text:p>
            <text:p text:style-name="P124"><text:soft-page-break/>congruents i expressius.</text:p>
            <text:p text:style-name="P59"/>
          </table:table-cell>
          <table:covered-table-cell/>
          <table:table-cell table:style-name="Tabla4.E12" office:value-type="string">
            <text:p text:style-name="P98">CAA</text:p>
            <text:p text:style-name="P103">CCLI</text:p>
          </table:table-cell>
          <table:table-cell table:style-name="Tabla4.F12" office:value-type="string">
            <text:p text:style-name="P84"/>
          </table:table-cell>
          <table:table-cell table:style-name="Tabla4.G12" office:value-type="string">
            <text:p text:style-name="P84"/>
          </table:table-cell>
          <table:table-cell table:style-name="Tabla4.H12" office:value-type="string">
            <text:p text:style-name="P84"/>
          </table:table-cell>
          <table:table-cell table:style-name="Tabla4.I12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13" table:number-columns-spanned="2" office:value-type="string">
            <text:p text:style-name="P215">5tVLL.BL1.3.2 Produïx </text:p>
            <text:p text:style-name="P124">a partir d'un guió</text:p>
            <text:p text:style-name="P124">previ</text:p>
            <text:p text:style-name="P124">i amb suport de recursos gràfics</text:p>
            <text:p text:style-name="P124">(</text:p>
            <text:p text:style-name="P124">símbols, dibuixos i il·lustracions,</text:p>
            <text:p text:style-name="P124">fotografies, esquemes lògics o mapes</text:p>
            <text:p text:style-name="P124">conceptuals) </text:p>
            <text:p text:style-name="P124">textos orals dels gèneres més</text:p>
            <text:p text:style-name="P124">habituals del nivell educatiu (descripcions,</text:p>
            <text:p text:style-name="P124">narracions, exposicions, donar instruccions,</text:p>
            <text:p text:style-name="P124">expressar l'opinió), amb una estructura</text:p>
            <text:p text:style-name="P124">coherent.</text:p>
          </table:table-cell>
          <table:covered-table-cell/>
          <table:table-cell table:style-name="Tabla4.E13" office:value-type="string">
            <text:p text:style-name="P98">CCLI</text:p>
            <text:p text:style-name="P103">CAA</text:p>
          </table:table-cell>
          <table:table-cell table:style-name="Tabla4.F13" office:value-type="string">
            <text:p text:style-name="P84"/>
          </table:table-cell>
          <table:table-cell table:style-name="Tabla4.G13" office:value-type="string">
            <text:p text:style-name="P84"/>
          </table:table-cell>
          <table:table-cell table:style-name="Tabla4.H13" office:value-type="string">
            <text:p text:style-name="P84"/>
          </table:table-cell>
          <table:table-cell table:style-name="Tabla4.I13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14" table:number-columns-spanned="2" office:value-type="string">
            <text:p text:style-name="P163">5tVLL.BL1.3.3 En la producció de textos</text:p>
            <text:p text:style-name="P124">orals del nivell educatiu utilitza</text:p>
            <text:p text:style-name="P124">correctament la terminologia específica del</text:p>
            <text:p text:style-name="P124">tema.</text:p>
            <text:p text:style-name="P32"/>
          </table:table-cell>
          <table:covered-table-cell/>
          <table:table-cell table:style-name="Tabla4.E14" office:value-type="string">
            <text:p text:style-name="P103">CCLI</text:p>
          </table:table-cell>
          <table:table-cell table:style-name="Tabla4.F14" office:value-type="string">
            <text:p text:style-name="P84"/>
          </table:table-cell>
          <table:table-cell table:style-name="Tabla4.G14" office:value-type="string">
            <text:p text:style-name="P84"/>
          </table:table-cell>
          <table:table-cell table:style-name="Tabla4.H14" office:value-type="string">
            <text:p text:style-name="P84"/>
          </table:table-cell>
          <table:table-cell table:style-name="Tabla4.I14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15" table:number-columns-spanned="2" office:value-type="string">
            <text:p text:style-name="P179">5tVLL.BL1.3.4 En la producció de textos</text:p>
            <text:p text:style-name="P124">orals utilitza adequadament connectors.</text:p>
            <text:p text:style-name="P66"/>
          </table:table-cell>
          <table:covered-table-cell/>
          <table:table-cell table:style-name="Tabla4.E15" office:value-type="string">
            <text:p text:style-name="P98">CCLI</text:p>
            <text:p text:style-name="P103">CAA</text:p>
          </table:table-cell>
          <table:table-cell table:style-name="Tabla4.F15" office:value-type="string">
            <text:p text:style-name="P84"/>
          </table:table-cell>
          <table:table-cell table:style-name="Tabla4.G15" office:value-type="string">
            <text:p text:style-name="P84"/>
          </table:table-cell>
          <table:table-cell table:style-name="Tabla4.H15" office:value-type="string">
            <text:p text:style-name="P84"/>
          </table:table-cell>
          <table:table-cell table:style-name="Tabla4.I15" office:value-type="string">
            <text:p text:style-name="P84"/>
          </table:table-cell>
        </table:table-row>
        <table:table-row table:style-name="Tabla4.1">
          <table:table-cell table:style-name="Tabla4.A17" table:number-rows-spanned="2" office:value-type="string">
            <text:p text:style-name="P141">Memorització de textos literaris i no literaris</text:p>
            <text:p text:style-name="P124">de diferents gèneres adequats a la seua </text:p>
            <text:p text:style-name="P124">edat.</text:p>
            <text:p text:style-name="P124">Ús conscient dels recursos lingüístics i no </text:p>
            <text:p text:style-name="P124">lingüístics de l’expressió oral (gestos, </text:p>
            <text:p text:style-name="P124">entonació, etc.).</text:p>
            <text:p text:style-name="P124">Ús d’estratègies de memòria visual i </text:p>
            <text:p text:style-name="P124">auditiva per a retindre la informació de </text:p>
            <text:p text:style-name="P124"><text:soft-page-break/>textos expositius. </text:p>
            <text:p text:style-name="P124">Ús de suports gràfics i escrits, esquemes i </text:p>
            <text:p text:style-name="P124">resums per a memoritzar textos.</text:p>
            <text:p text:style-name="P124">Reproducció de fragments de contes, </text:p>
            <text:p text:style-name="P124">històries, acudits, prèviament escoltats en </text:p>
            <text:p text:style-name="P124">diferents suports, mantenint l’estructura </text:p>
            <text:p text:style-name="P124">dels mateixos i usant les possibilitats </text:p>
            <text:p text:style-name="P124">expressives lingüístiques i no lingüístiques.</text:p>
            <text:p text:style-name="P16"/>
          </table:table-cell>
          <table:table-cell table:style-name="Tabla4.B66" table:number-rows-spanned="2" office:value-type="string">
            <text:p text:style-name="P161">5tVLL.BL1.4 Memoritzar i reproduir amb </text:p>
            <text:p text:style-name="P124">supervisió textos orals dels gèneres més </text:p>
            <text:p text:style-name="P124">habituals del nivell educatiu, prèviament </text:p>
            <text:p text:style-name="P124">escoltats o llegits en diferents formats, </text:p>
            <text:p text:style-name="P124">aplicant amb creativitat les estratègies </text:p>
            <text:p text:style-name="P124">d’expressió oral adequades.</text:p>
            <text:p text:style-name="P30"/>
          </table:table-cell>
          <table:table-cell table:style-name="Tabla4.C16" table:number-columns-spanned="2" office:value-type="string">
            <text:p text:style-name="P125">5tVLL.BL1.4.1 Memoritza</text:p>
            <text:p text:style-name="P124">amb supervisió</text:p>
            <text:p text:style-name="P124">textos literaris i no literaris amb finalitat</text:p>
            <text:p text:style-name="P124">lúdica o com a estratègia d’aprenentatge</text:p>
            <text:p text:style-name="P124">relacionats amb referents culturals del seu</text:p>
            <text:p text:style-name="P124">entorn pròxim.</text:p>
            <text:p text:style-name="P20"/>
          </table:table-cell>
          <table:covered-table-cell/>
          <table:table-cell table:style-name="Tabla4.E16" office:value-type="string">
            <text:p text:style-name="P98">CAA</text:p>
            <text:p text:style-name="P103">CCLI</text:p>
          </table:table-cell>
          <table:table-cell table:style-name="Tabla4.F16" office:value-type="string">
            <text:p text:style-name="P84"/>
          </table:table-cell>
          <table:table-cell table:style-name="Tabla4.G16" office:value-type="string">
            <text:p text:style-name="P84"/>
          </table:table-cell>
          <table:table-cell table:style-name="Tabla4.H16" office:value-type="string">
            <text:p text:style-name="P84"/>
          </table:table-cell>
          <table:table-cell table:style-name="Tabla4.I16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17" table:number-columns-spanned="2" office:value-type="string">
            <text:p text:style-name="P126">5tVLL.BL1.4.2 Reproduïx</text:p>
            <text:p text:style-name="P124">textos orals amb</text:p>
            <text:p text:style-name="P124">finalitat lúdica o com a estratègia</text:p>
            <text:p text:style-name="P124">d’aprenentatge </text:p>
            <text:p text:style-name="P124">utilitzant els recursos no</text:p>
            <text:p text:style-name="P124">verbals realçant l’expressivitat del</text:p>
            <text:p text:style-name="P124"><text:soft-page-break/>contingut.</text:p>
            <text:p text:style-name="P73"/>
          </table:table-cell>
          <table:covered-table-cell/>
          <table:table-cell table:style-name="Tabla4.E17" office:value-type="string">
            <text:p text:style-name="P98">CAA</text:p>
            <text:p text:style-name="P103">CCLI</text:p>
          </table:table-cell>
          <table:table-cell table:style-name="Tabla4.F17" office:value-type="string">
            <text:p text:style-name="P84"/>
          </table:table-cell>
          <table:table-cell table:style-name="Tabla4.G17" office:value-type="string">
            <text:p text:style-name="P84"/>
          </table:table-cell>
          <table:table-cell table:style-name="Tabla4.H17" office:value-type="string">
            <text:p text:style-name="P84"/>
          </table:table-cell>
          <table:table-cell table:style-name="Tabla4.I17" office:value-type="string">
            <text:p text:style-name="P84"/>
          </table:table-cell>
        </table:table-row>
        <table:table-row table:style-name="Tabla4.1">
          <table:table-cell table:style-name="Tabla4.A19" table:number-rows-spanned="2" office:value-type="string">
            <text:p text:style-name="P142">Identificació, classificació i comparació dels </text:p>
            <text:p text:style-name="P124">mitjans de comunicació social: ràdio, cine, </text:p>
            <text:p text:style-name="P124">publicitat, televisió, Internet, etc.</text:p>
            <text:p text:style-name="P124">Identificació dels subgèneres informatius, </text:p>
            <text:p text:style-name="P124">d’opinió i persuasius: notícia, entrevista, </text:p>
            <text:p text:style-name="P124">reportatge, debat, publicitat. Estructura i </text:p>
            <text:p text:style-name="P124">característiques.</text:p>
            <text:p text:style-name="P124">Valoració dels mitjans de comunicació social</text:p>
            <text:p text:style-name="P124">com a instrument d’aprenentatge i d’accés </text:p>
            <text:p text:style-name="P124">a informacions i experiències d’altres </text:p>
            <text:p text:style-name="P124">persones.</text:p>
            <text:p text:style-name="P124">Valoració crítica dels mitjans de </text:p>
            <text:p text:style-name="P124">comunicació, distingint informació d’opinió i</text:p>
            <text:p text:style-name="P124">identificant la intenció comunicativa.</text:p>
            <text:p text:style-name="P124">Comprensió de textos orals procedents de </text:p>
            <text:p text:style-name="P124"><text:soft-page-break/>la ràdio i televisió o d’Internet per a </text:p>
            <text:p text:style-name="P124">obtindre informació general sobre fets i </text:p>
            <text:p text:style-name="P124">esdeveniments d’actualitat i com a </text:p>
            <text:p text:style-name="P124">instrument d’aprenentatge i d’accés a </text:p>
            <text:p text:style-name="P124">informacions i experiències d’altres </text:p>
            <text:p text:style-name="P124">persones que resulten significatius.</text:p>
            <text:p text:style-name="P124">Producció de textos orals propis dels </text:p>
            <text:p text:style-name="P124">mitjans de comunicació social per mitjà de </text:p>
            <text:p text:style-name="P124">simulació o participació per a oferir i </text:p>
            <text:p text:style-name="P124">compartir informació.</text:p>
            <text:p text:style-name="P75"/>
          </table:table-cell>
          <table:table-cell table:style-name="Tabla4.B66" table:number-rows-spanned="2" office:value-type="string">
            <text:p text:style-name="P175">5tVLL.</text:p>
            <text:p text:style-name="P124">BL1.5 Interpretar textos orals de </text:p>
            <text:p text:style-name="P124">l’àmbit escolar i social procedents dels </text:p>
            <text:p text:style-name="P124">mitjans de comunicació, utilitzant les </text:p>
            <text:p text:style-name="P124">estratègies de comprensió oral del nivell </text:p>
            <text:p text:style-name="P124">educatiu, expressant la seua opinió sobre el contingut del missatge i la intenció de </text:p>
            <text:p text:style-name="P124">l’emissor i imitant, amb ajuda de guies, </text:p>
            <text:p text:style-name="P124">l’estructura i el llenguatge propi d’estos </text:p>
            <text:p text:style-name="P124">textos a fi d’oferir i compartir informació i </text:p>
            <text:p text:style-name="P124">opinió sobre temes pròxims a la seua </text:p>
            <text:p text:style-name="P124">experiència.</text:p>
            <text:p text:style-name="P41"/>
          </table:table-cell>
          <table:table-cell table:style-name="Tabla4.C18" table:number-columns-spanned="2" office:value-type="string">
            <text:p text:style-name="P169">5tVLL.BL1.5.1 Interpreta textos orals del</text:p>
            <text:p text:style-name="P124">nivell educatiu procedents dels mitjans de</text:p>
            <text:p text:style-name="P124">comunicació (webs infantils informatives,</text:p>
            <text:p text:style-name="P124">anuncis publicitaris, notícies, entrevistes,</text:p>
            <text:p text:style-name="P124">enquestes) </text:p>
            <text:p text:style-name="P124">identificant la seua intenció</text:p>
            <text:p text:style-name="P124">comunicativa.</text:p>
            <text:p text:style-name="P39"/>
          </table:table-cell>
          <table:covered-table-cell/>
          <table:table-cell table:style-name="Tabla4.E18" office:value-type="string">
            <text:p text:style-name="P98">CD</text:p>
            <text:p text:style-name="P98">CSC</text:p>
            <text:p text:style-name="P103">CCLI</text:p>
          </table:table-cell>
          <table:table-cell table:style-name="Tabla4.F18" office:value-type="string">
            <text:p text:style-name="P84"/>
          </table:table-cell>
          <table:table-cell table:style-name="Tabla4.G18" office:value-type="string">
            <text:p text:style-name="P84"/>
          </table:table-cell>
          <table:table-cell table:style-name="Tabla4.H18" office:value-type="string">
            <text:p text:style-name="P84"/>
          </table:table-cell>
          <table:table-cell table:style-name="Tabla4.I18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19" table:number-columns-spanned="2" office:value-type="string">
            <text:p text:style-name="P169">5tVLL.BL1.5.2 Imita a partir de models i amb</text:p>
            <text:p text:style-name="P124">ajuda de guies les estructures i el llenguatge</text:p>
            <text:p text:style-name="P124">propi de textos del nivell procedents dels</text:p>
            <text:p text:style-name="P124">mitjans de comunicació a fi d’oferir i</text:p>
            <text:p text:style-name="P124">compartir informació i opinió sobre temes</text:p>
            <text:p text:style-name="P124">pròxims a la seua experiència.</text:p>
            <text:p text:style-name="P39"/>
          </table:table-cell>
          <table:covered-table-cell/>
          <table:table-cell table:style-name="Tabla4.E19" office:value-type="string">
            <text:p text:style-name="P98">CSC</text:p>
            <text:p text:style-name="P103">CCLI</text:p>
          </table:table-cell>
          <table:table-cell table:style-name="Tabla4.F19" office:value-type="string">
            <text:p text:style-name="P84"/>
          </table:table-cell>
          <table:table-cell table:style-name="Tabla4.G19" office:value-type="string">
            <text:p text:style-name="P84"/>
          </table:table-cell>
          <table:table-cell table:style-name="Tabla4.H19" office:value-type="string">
            <text:p text:style-name="P84"/>
          </table:table-cell>
          <table:table-cell table:style-name="Tabla4.I19" office:value-type="string">
            <text:p text:style-name="P84"/>
          </table:table-cell>
        </table:table-row>
        <table:table-row table:style-name="Tabla4.20">
          <table:table-cell table:style-name="Tabla4.A2" table:number-columns-spanned="9" office:value-type="string">
            <text:p text:style-name="P55">Bloc 2. Comunicació Escrita. Lleg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81">CONTINGUTS</text:p>
          </table:table-cell>
          <table:table-cell table:style-name="Tabla4.A3" office:value-type="string">
            <text:p text:style-name="P82">CRITERIS D’AVALUACIÓ</text:p>
          </table:table-cell>
          <table:table-cell table:style-name="Tabla4.A3" table:number-columns-spanned="2" office:value-type="string">
            <text:p text:style-name="P82">INDICADORS D’ÈXIT</text:p>
          </table:table-cell>
          <table:covered-table-cell/>
          <table:table-cell table:style-name="Tabla4.A3" office:value-type="string">
            <text:p text:style-name="P82">CCLV</text:p>
          </table:table-cell>
          <table:table-cell table:style-name="Tabla4.A3" office:value-type="string">
            <text:p text:style-name="P83">1<text:span text:style-name="T22">r</text:span> T</text:p>
          </table:table-cell>
          <table:table-cell table:style-name="Tabla4.A3" office:value-type="string">
            <text:p text:style-name="P83">2<text:span text:style-name="T22">n</text:span> T</text:p>
          </table:table-cell>
          <table:table-cell table:style-name="Tabla4.A3" office:value-type="string">
            <text:p text:style-name="P83">3<text:span text:style-name="T22">r</text:span> T</text:p>
          </table:table-cell>
          <table:table-cell table:style-name="Tabla4.I3" office:value-type="string">
            <text:p text:style-name="P83">FIN</text:p>
          </table:table-cell>
        </table:table-row>
        <table:table-row table:style-name="Tabla4.1">
          <table:table-cell table:style-name="Tabla4.A23" table:number-rows-spanned="2" office:value-type="string">
            <text:p text:style-name="P186"><text:span text:style-name="T14">Lectura de qualsevol tipus de textos conti</text:span>nus i discontinus, en distints suports (impresos, digitals i multimodals) amb velocitat, </text:p>
            <text:p text:style-name="P124">fluïdesa i entonació correctes.</text:p>
            <text:p text:style-name="P69"/>
          </table:table-cell>
          <table:table-cell table:style-name="Tabla4.B66" table:number-rows-spanned="2" office:value-type="string">
            <text:p text:style-name="P170">5tVLL.BL2.1 Llegir amb supervisió, </text:p>
            <text:p text:style-name="P124">adequant-se al format i a l’estructura </text:p>
            <text:p text:style-name="P124">textual, textos de l’àmbit escolar i social i </text:p>
            <text:p text:style-name="P124">triar les seues lectures personals i de suport a les tasques d’aprenentatge segons les seues preferències i interessos</text:p>
            <text:p text:style-name="P40"/>
          </table:table-cell>
          <table:table-cell table:style-name="Tabla4.C22" table:number-columns-spanned="2" office:value-type="string">
            <text:p text:style-name="P164">5tVLL.BL2.1.1 Llig correctament i </text:p>
            <text:p text:style-name="P124">amb supervisió textos de l’àmbit escolar i social, adequant-se al format i a l’estructura</text:p>
            <text:p text:style-name="P124">textual (textos literaris i no literaris</text:p>
            <text:p text:style-name="P124">complets o fragmentats, exposicions i</text:p>
            <text:p text:style-name="P124">instruccions) establint per si mateix els</text:p>
            <text:p text:style-name="P124">objectius de la lectura.</text:p>
            <text:p text:style-name="P60"/>
          </table:table-cell>
          <table:covered-table-cell/>
          <table:table-cell table:style-name="Tabla4.E22" office:value-type="string">
            <text:p text:style-name="P99">CCLI</text:p>
            <text:p text:style-name="P104">CAA</text:p>
          </table:table-cell>
          <table:table-cell table:style-name="Tabla4.F22" office:value-type="string">
            <text:p text:style-name="P84"/>
          </table:table-cell>
          <table:table-cell table:style-name="Tabla4.G22" office:value-type="string">
            <text:p text:style-name="P84"/>
          </table:table-cell>
          <table:table-cell table:style-name="Tabla4.H22" office:value-type="string">
            <text:p text:style-name="P84"/>
          </table:table-cell>
          <table:table-cell table:style-name="Tabla4.I22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23" table:number-columns-spanned="2" office:value-type="string">
            <text:p text:style-name="P164">5tVLL.BL2.1.2 Llig per pròpia elecció textos</text:p>
            <text:p text:style-name="P124">de l’àmbit escolar i social i els utilitza com a</text:p>
            <text:p text:style-name="P124">suport a les tasques d’aprenentatge.</text:p>
            <text:p text:style-name="P33"/>
          </table:table-cell>
          <table:covered-table-cell/>
          <table:table-cell table:style-name="Tabla4.E23" office:value-type="string">
            <text:p text:style-name="P99">CCLI</text:p>
            <text:p text:style-name="P104">CAA</text:p>
          </table:table-cell>
          <table:table-cell table:style-name="Tabla4.F23" office:value-type="string">
            <text:p text:style-name="P84"/>
          </table:table-cell>
          <table:table-cell table:style-name="Tabla4.G23" office:value-type="string">
            <text:p text:style-name="P84"/>
          </table:table-cell>
          <table:table-cell table:style-name="Tabla4.H23" office:value-type="string">
            <text:p text:style-name="P84"/>
          </table:table-cell>
          <table:table-cell table:style-name="Tabla4.I23" office:value-type="string">
            <text:p text:style-name="P84"/>
          </table:table-cell>
        </table:table-row>
        <table:table-row table:style-name="Tabla4.1">
          <table:table-cell table:style-name="Tabla4.A27" table:number-rows-spanned="4" office:value-type="string">
            <text:p text:style-name="P186"><text:span text:style-name="T14">Ús d’estratègies per a la comprensió lecto</text:span>ra: abans de la lectura a través d’informació </text:p>
            <text:p text:style-name="P124">paratextual (tipus de text, suport d’este, format, tipus de lletra, índexs, paraules clau i elements icònics), establint els objectius </text:p>
            <text:p text:style-name="P124">de la lectura (lúdic, busca o <text:soft-page-break/>aprenentatge), anticipant hipòtesis i analitzant l’estructura del text i la seua tipologia; durant la lectura,i després de la lectura (extraient conclusions sobre el que s’ha llegit).</text:p>
            <text:p text:style-name="P69"/>
          </table:table-cell>
          <table:table-cell table:style-name="Tabla4.B27" table:number-rows-spanned="4" office:value-type="string">
            <text:p text:style-name="P216"><text:span text:style-name="T14">5tVLL.BL2.2 Interpretar, amb la supervisió </text:span>d’un adult i l’ajuda dels seus companys a través del diàleg i la reflexió, textos de l’àmbit escolar i social, anticipant i <text:s/>reformulant hipòtesis a través d’elements </text:p>
            <text:p text:style-name="P124">de format i de capítols i índexs, destacant </text:p>
            <text:p text:style-name="P124">idees principals i secundàries i paraules </text:p>
            <text:p text:style-name="P124"><text:soft-page-break/>clau, realitzant inferències i interpretant </text:p>
            <text:p text:style-name="P124">sentits figurats i significats no explícits, </text:p>
            <text:p text:style-name="P124">reconeixent l’estructura bàsica del text i </text:p>
            <text:p text:style-name="P124">expressant la seua opinió sobre el contingut i la intenció de l’autor.</text:p>
            <text:p text:style-name="P90"/>
          </table:table-cell>
          <table:table-cell table:style-name="Tabla4.C24" table:number-columns-spanned="2" office:value-type="string">
            <text:p text:style-name="P164">5tVLL.BL2.2.1 Identifica el tema i el</text:p>
            <text:p text:style-name="P124">destinatari i la intenció de l’emissor en els</text:p>
            <text:p text:style-name="P124">textos escrits continus i discontinus, en</text:p>
            <text:p text:style-name="P124">distints suports: impresos, digitals i</text:p>
            <text:p text:style-name="P124">multimodals del nivell educatiu (textos</text:p>
            <text:p text:style-name="P124">il·lustrats, poètics, teatrals, d’àlbums i</text:p>
            <text:p text:style-name="P124">contes infantils, cartes al director, exàmens,</text:p>
            <text:p text:style-name="P124">respostes, etc.).</text:p>
            <text:p text:style-name="P60"><text:soft-page-break/></text:p>
          </table:table-cell>
          <table:covered-table-cell/>
          <table:table-cell table:style-name="Tabla4.E24" office:value-type="string">
            <text:p text:style-name="P99">CCLI</text:p>
            <text:p text:style-name="P104">CAA</text:p>
          </table:table-cell>
          <table:table-cell table:style-name="Tabla4.F24" office:value-type="string">
            <text:p text:style-name="P84"/>
          </table:table-cell>
          <table:table-cell table:style-name="Tabla4.G24" office:value-type="string">
            <text:p text:style-name="P84"/>
          </table:table-cell>
          <table:table-cell table:style-name="Tabla4.H24" office:value-type="string">
            <text:p text:style-name="P84"/>
          </table:table-cell>
          <table:table-cell table:style-name="Tabla4.I24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25" table:number-columns-spanned="2" office:value-type="string">
            <text:p text:style-name="P164">5tVLL.BL2.2.2 Reformula les conjectures</text:p>
            <text:p text:style-name="P124">que ha anticipat sobre el tema i els detalls</text:p>
            <text:p text:style-name="P124">del contingut de textos escrits a través</text:p>
            <text:p text:style-name="P124">d’elements de format i de capítols i índexs.</text:p>
            <text:p text:style-name="P60"/>
          </table:table-cell>
          <table:covered-table-cell/>
          <table:table-cell table:style-name="Tabla4.E25" office:value-type="string">
            <text:p text:style-name="P99">CCLI</text:p>
            <text:p text:style-name="P104">CAA</text:p>
          </table:table-cell>
          <table:table-cell table:style-name="Tabla4.F25" office:value-type="string">
            <text:p text:style-name="P84"/>
          </table:table-cell>
          <table:table-cell table:style-name="Tabla4.G25" office:value-type="string">
            <text:p text:style-name="P84"/>
          </table:table-cell>
          <table:table-cell table:style-name="Tabla4.H25" office:value-type="string">
            <text:p text:style-name="P84"/>
          </table:table-cell>
          <table:table-cell table:style-name="Tabla4.I25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27" table:number-columns-spanned="2" office:value-type="string">
            <text:p text:style-name="P164">5tVLL.BL2.2.3 Interpreta sentits figurats i</text:p>
            <text:p text:style-name="P124">significats no explícits i expressa la seua</text:p>
            <text:p text:style-name="P124">opinió sobre el contingut i sobre la intenció</text:p>
            <text:p text:style-name="P124">de l’autor.</text:p>
            <text:p text:style-name="P33"/>
          </table:table-cell>
          <table:covered-table-cell/>
          <table:table-cell table:style-name="Tabla4.E27" office:value-type="string">
            <text:p text:style-name="P99">CCLI</text:p>
            <text:p text:style-name="P104">CAA</text:p>
          </table:table-cell>
          <table:table-cell table:style-name="Tabla4.F27" office:value-type="string">
            <text:p text:style-name="P84"/>
          </table:table-cell>
          <table:table-cell table:style-name="Tabla4.G27" office:value-type="string">
            <text:p text:style-name="P84"/>
          </table:table-cell>
          <table:table-cell table:style-name="Tabla4.H27" office:value-type="string">
            <text:p text:style-name="P84"/>
          </table:table-cell>
          <table:table-cell table:style-name="Tabla4.I27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27" table:number-columns-spanned="2" office:value-type="string">
            <text:p text:style-name="P164">5tVLL.BL2.2.4 Identifica l’estructura bàsica</text:p>
            <text:p text:style-name="P124">de diferents tipologies i gèneres textuals</text:p>
            <text:p text:style-name="P124">(descriptius, narratius, instructius).</text:p>
            <text:p text:style-name="P33"/>
          </table:table-cell>
          <table:covered-table-cell/>
          <table:table-cell table:style-name="Tabla4.E27" office:value-type="string">
            <text:p text:style-name="P99">CCLI</text:p>
            <text:p text:style-name="P104">CAA</text:p>
          </table:table-cell>
          <table:table-cell table:style-name="Tabla4.F27" office:value-type="string">
            <text:p text:style-name="P84"/>
          </table:table-cell>
          <table:table-cell table:style-name="Tabla4.G27" office:value-type="string">
            <text:p text:style-name="P84"/>
          </table:table-cell>
          <table:table-cell table:style-name="Tabla4.H27" office:value-type="string">
            <text:p text:style-name="P84"/>
          </table:table-cell>
          <table:table-cell table:style-name="Tabla4.I27" office:value-type="string">
            <text:p text:style-name="P84"/>
          </table:table-cell>
        </table:table-row>
        <table:table-row table:style-name="Tabla4.1">
          <table:table-cell table:style-name="Tabla4.A29" table:number-rows-spanned="2" office:value-type="string">
            <text:p text:style-name="P187"><text:span text:style-name="T27">Selecció de lectures personals de forma au</text:span>tònoma com a font de gaudi.</text:p>
            <text:p text:style-name="P187">Busca, localització i lectura, d’informació en distints tipus de textos i fonts documentals </text:p>
            <text:p text:style-name="P124">per a ampliar coneixements i aplicar-los en treballs personals donant compte d’algunes </text:p>
            <text:p text:style-name="P124">referències bibliogràfiques: autor, editorial, gènere, il·lustracions, etc. </text:p>
            <text:p text:style-name="P124">Utilització dirigida de les TIC per a localitzar, seleccionar, tractar i organitzar la informació de manera eficient i responsable, fent ús</text:p>
            <text:p text:style-name="P124">d’entorns virtuals, pàgines infantils i juvenils, premsa local, enciclopèdies, diccionaris, repositoris en línia, etc.</text:p>
            <text:p text:style-name="P231"/>
          </table:table-cell>
          <table:table-cell table:style-name="Tabla4.B66" table:number-rows-spanned="2" office:value-type="string">
            <text:p text:style-name="P191"><text:span text:style-name="T14">5tVLL.BL2.3 Llegir en mitjans digitals per a </text:span>buscar, seleccionar i emmagatzemar</text:p>
            <text:p text:style-name="P124">informació amb la supervisió de l’adult,</text:p>
            <text:p text:style-name="P124">comprovant la validesa de la font i utilitzar-la per a ampliar coneixements, donant compte d’alguna referències bibliogràfiques.</text:p>
            <text:p text:style-name="P33"/>
          </table:table-cell>
          <table:table-cell table:style-name="Tabla4.C28" table:number-columns-spanned="2" office:value-type="string">
            <text:p text:style-name="P170">5tVLL.BL2.3.1 Dóna compte d’algunes</text:p>
            <text:p text:style-name="P124">referències sobre l’origen de la informació</text:p>
            <text:p text:style-name="P124">seleccionada en mitjans digitals.</text:p>
            <text:p text:style-name="P40"/>
          </table:table-cell>
          <table:covered-table-cell/>
          <table:table-cell table:style-name="Tabla4.E28" office:value-type="string">
            <text:p text:style-name="P99">CCLI</text:p>
            <text:p text:style-name="P104">CD</text:p>
          </table:table-cell>
          <table:table-cell table:style-name="Tabla4.F28" office:value-type="string">
            <text:p text:style-name="P84"/>
          </table:table-cell>
          <table:table-cell table:style-name="Tabla4.G28" office:value-type="string">
            <text:p text:style-name="P84"/>
          </table:table-cell>
          <table:table-cell table:style-name="Tabla4.H28" office:value-type="string">
            <text:p text:style-name="P84"/>
          </table:table-cell>
          <table:table-cell table:style-name="Tabla4.I28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29" table:number-columns-spanned="2" office:value-type="string">
            <text:p text:style-name="P170">5tVLLBL2.3.2 Comprova la validesa de la</text:p>
            <text:p text:style-name="P124">font en què ha realitzat la busca i selecció</text:p>
            <text:p text:style-name="P124">d’informació.</text:p>
            <text:p text:style-name="P62"/>
          </table:table-cell>
          <table:covered-table-cell/>
          <table:table-cell table:style-name="Tabla4.E29" office:value-type="string">
            <text:p text:style-name="P104">CD</text:p>
          </table:table-cell>
          <table:table-cell table:style-name="Tabla4.F29" office:value-type="string">
            <text:p text:style-name="P84"/>
          </table:table-cell>
          <table:table-cell table:style-name="Tabla4.G29" office:value-type="string">
            <text:p text:style-name="P84"/>
          </table:table-cell>
          <table:table-cell table:style-name="Tabla4.H29" office:value-type="string">
            <text:p text:style-name="P84"/>
          </table:table-cell>
          <table:table-cell table:style-name="Tabla4.I29" office:value-type="string">
            <text:p text:style-name="P84"/>
          </table:table-cell>
        </table:table-row>
        <table:table-row table:style-name="Tabla4.1">
          <table:table-cell table:style-name="Tabla4.A32" table:number-rows-spanned="3" office:value-type="string">
            <text:p text:style-name="P186"><text:span text:style-name="T20">Utilització de manera guiada de diferents ti</text:span>pus de biblioteques d’aula, centre, municipal, pública) i iniciació guiada a les virtuals, </text:p>
            <text:p text:style-name="P124"><text:soft-page-break/>per a obtindre informació en tot tipus de suports i seleccionar lectures personals.</text:p>
            <text:p text:style-name="P124">Coneixement i respecte de les normes de funcionament de les biblioteques per a un ús responsable d’estes.</text:p>
            <text:p text:style-name="P124">Iniciació en la busca de documents a través de catàlegs de biblioteca en línia, localitzant materials concrets: llibres, revistes, vídeos, </text:p>
            <text:p text:style-name="P124">CD, còmics, etc</text:p>
            <text:p text:style-name="P70"/>
          </table:table-cell>
          <table:table-cell table:style-name="Tabla4.B66" table:number-rows-spanned="3" office:value-type="string">
            <text:p text:style-name="P166">5tVLL.BL2.4 Utilitzar de manera guiada </text:p>
            <text:p text:style-name="P124">diferents tipus de biblioteques de l’entorn </text:p>
            <text:p text:style-name="P124">social i virtual per a buscar i localitzar </text:p>
            <text:p text:style-name="P124">informació en tot tipus de suports i </text:p>
            <text:p text:style-name="P124"><text:soft-page-break/>seleccionar lectures personals, manejant de manera guiada els seus catàlegs en línia i reconéixer i respectar les seues normes de funcionament fent un ús responsable de materials i espais funcionals.</text:p>
            <text:p text:style-name="P37"/>
          </table:table-cell>
          <table:table-cell table:style-name="Tabla4.C30" table:number-columns-spanned="2" office:value-type="string">
            <text:p text:style-name="P170">5tVLL.BL2.4.1 Utilitza </text:p>
            <text:p text:style-name="P124">de manera guiada</text:p>
            <text:p text:style-name="P124">diferents tipus de biblioteques de l’entorn</text:p>
            <text:p text:style-name="P124">social i virtual per a buscar i localitzar</text:p>
            <text:p text:style-name="P124"><text:soft-page-break/>informació en tot tipus de suports i</text:p>
            <text:p text:style-name="P124">seleccionar lectures personals.</text:p>
            <text:p text:style-name="P62"/>
          </table:table-cell>
          <table:covered-table-cell/>
          <table:table-cell table:style-name="Tabla4.E30" office:value-type="string">
            <text:p text:style-name="P105">CSC</text:p>
            <text:p text:style-name="P105">SIEE</text:p>
          </table:table-cell>
          <table:table-cell table:style-name="Tabla4.F30" office:value-type="string">
            <text:p text:style-name="P84"/>
          </table:table-cell>
          <table:table-cell table:style-name="Tabla4.G30" office:value-type="string">
            <text:p text:style-name="P84"/>
          </table:table-cell>
          <table:table-cell table:style-name="Tabla4.H30" office:value-type="string">
            <text:p text:style-name="P84"/>
          </table:table-cell>
          <table:table-cell table:style-name="Tabla4.I30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31" table:number-columns-spanned="2" office:value-type="string">
            <text:p text:style-name="P176">5tVLL.BL2.4.2 Maneja </text:p>
            <text:p text:style-name="P124">de forma guiada</text:p>
            <text:p text:style-name="P124">els</text:p>
            <text:p text:style-name="P124">catàlegs en línia, i en fa un ús responsable.</text:p>
            <text:p text:style-name="P42"/>
          </table:table-cell>
          <table:covered-table-cell/>
          <table:table-cell table:style-name="Tabla4.E31" office:value-type="string">
            <text:p text:style-name="P105">CSC</text:p>
          </table:table-cell>
          <table:table-cell table:style-name="Tabla4.F31" office:value-type="string">
            <text:p text:style-name="P84"/>
          </table:table-cell>
          <table:table-cell table:style-name="Tabla4.G31" office:value-type="string">
            <text:p text:style-name="P84"/>
          </table:table-cell>
          <table:table-cell table:style-name="Tabla4.H31" office:value-type="string">
            <text:p text:style-name="P84"/>
          </table:table-cell>
          <table:table-cell table:style-name="Tabla4.I31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32" table:number-columns-spanned="2" office:value-type="string">
            <text:p text:style-name="P143">5tVLL.BL2.4.3 Reconeix i respecta les</text:p>
            <text:p text:style-name="P124">normes de funcionament de les</text:p>
            <text:p text:style-name="P124">biblioteques de l’entorn social.</text:p>
            <text:p text:style-name="P74"/>
          </table:table-cell>
          <table:covered-table-cell/>
          <table:table-cell table:style-name="Tabla4.E32" office:value-type="string">
            <text:p text:style-name="P105">CSC</text:p>
          </table:table-cell>
          <table:table-cell table:style-name="Tabla4.F32" office:value-type="string">
            <text:p text:style-name="P84"/>
          </table:table-cell>
          <table:table-cell table:style-name="Tabla4.G32" office:value-type="string">
            <text:p text:style-name="P84"/>
          </table:table-cell>
          <table:table-cell table:style-name="Tabla4.H32" office:value-type="string">
            <text:p text:style-name="P84"/>
          </table:table-cell>
          <table:table-cell table:style-name="Tabla4.I32" office:value-type="string">
            <text:p text:style-name="P84"/>
          </table:table-cell>
        </table:table-row>
        <table:table-row table:style-name="Tabla4.1">
          <table:table-cell table:style-name="Tabla4.A33" office:value-type="string">
            <text:p text:style-name="P217"><text:span text:style-name="T26">Participació en les diferents accions previs</text:span>tes en el Pla lector del centre referides a la comprensió i la dinamització lectora (blog de lectura del centre, etc.). </text:p>
            <text:p text:style-name="P91"/>
          </table:table-cell>
          <table:table-cell table:style-name="Tabla4.B66" office:value-type="string">
            <text:p text:style-name="P192"><text:span text:style-name="T14">5tVLL.BL2.5 Participar de forma responsable </text:span>en accions del Pla lector del centre, com ara el seu blog de lectura, etc., per a millorar la seua competència lectora, refermar l’hàbit lector i col·laborar, amb supervisió, fent propostes i assumint responsabilitats, en el desenrotllament d’algunes activitats.</text:p>
            <text:p text:style-name="P34"/>
          </table:table-cell>
          <table:table-cell table:style-name="Tabla4.C33" table:number-columns-spanned="2" office:value-type="string">
            <text:p text:style-name="P165">5tVLL.BL2.5.1 Col·labora </text:p>
            <text:p text:style-name="P124">de forma activa</text:p>
            <text:p text:style-name="P124">fent propostes i assumint responsabilitats</text:p>
            <text:p text:style-name="P124">en el desenrotllament d’algunes activitats</text:p>
            <text:p text:style-name="P124">del Pla lector del centre (blog de lectura,</text:p>
            <text:p text:style-name="P124">etc.).</text:p>
            <text:p text:style-name="P34"/>
          </table:table-cell>
          <table:covered-table-cell/>
          <table:table-cell table:style-name="Tabla4.E33" office:value-type="string">
            <text:p text:style-name="P100">CCLI</text:p>
            <text:p text:style-name="P100">CSC</text:p>
            <text:p text:style-name="P105">CEC</text:p>
          </table:table-cell>
          <table:table-cell table:style-name="Tabla4.F33" office:value-type="string">
            <text:p text:style-name="P84"/>
          </table:table-cell>
          <table:table-cell table:style-name="Tabla4.G33" office:value-type="string">
            <text:p text:style-name="P84"/>
          </table:table-cell>
          <table:table-cell table:style-name="Tabla4.H33" office:value-type="string">
            <text:p text:style-name="P84"/>
          </table:table-cell>
          <table:table-cell table:style-name="Tabla4.I33" office:value-type="string">
            <text:p text:style-name="P84"/>
          </table:table-cell>
        </table:table-row>
        <table:table-row table:style-name="Tabla4.20">
          <table:table-cell table:style-name="Tabla4.A2" table:number-columns-spanned="9" office:value-type="string">
            <text:p text:style-name="P54">BLOC 3. COMUNICACIÓ ESCRITA. ESCRI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81">CONTINGUTS</text:p>
          </table:table-cell>
          <table:table-cell table:style-name="Tabla4.A3" office:value-type="string">
            <text:p text:style-name="P82">CRITERIS D’AVALUACIÓ</text:p>
          </table:table-cell>
          <table:table-cell table:style-name="Tabla4.A3" table:number-columns-spanned="2" office:value-type="string">
            <text:p text:style-name="P82">INDICADORS D’ÈXIT</text:p>
          </table:table-cell>
          <table:covered-table-cell/>
          <table:table-cell table:style-name="Tabla4.A3" office:value-type="string">
            <text:p text:style-name="P82">CCLV</text:p>
          </table:table-cell>
          <table:table-cell table:style-name="Tabla4.A3" office:value-type="string">
            <text:p text:style-name="P83">1<text:span text:style-name="T22">r</text:span> T</text:p>
          </table:table-cell>
          <table:table-cell table:style-name="Tabla4.A3" office:value-type="string">
            <text:p text:style-name="P83">2<text:span text:style-name="T22">n</text:span> T</text:p>
          </table:table-cell>
          <table:table-cell table:style-name="Tabla4.A3" office:value-type="string">
            <text:p text:style-name="P83">3<text:span text:style-name="T22">r</text:span> T</text:p>
          </table:table-cell>
          <table:table-cell table:style-name="Tabla4.I3" office:value-type="string">
            <text:p text:style-name="P83">FIN</text:p>
          </table:table-cell>
        </table:table-row>
        <table:table-row table:style-name="Tabla4.1">
          <table:table-cell table:style-name="Tabla4.A4" table:number-rows-spanned="4" office:value-type="string">
            <text:p text:style-name="P199"><text:span text:style-name="T17">Coneixement i ús, a partir de models, dels </text:span>elements bàsics (suport textual, silueta, variacions tipogràfiques, presència d’il·lustra cions, etc.) dels textos escrits i de la seua estructura.</text:p>
            <text:p text:style-name="P124">Planificació: definició del destinatari i l’estructura en funció del tipus de text, per a escriure textos narratius, descriptius i explicatius i argumentatius.</text:p>
            <text:p text:style-name="P124">Redacció de l’esborrany.</text:p>
            <text:p text:style-name="P124">Escriptura i reescriptura, individual o col·lectiva, de textos amb <text:soft-page-break/>diferents intencions de</text:p>
            <text:p text:style-name="P124">l’àmbit escolar amb atenció a les normes gramaticals i ortogràfiques , amb una cal·ligrafia, orde i neteja adequats i amb un registre formal i un vocabulari en consonància al nivell educatiu.</text:p>
            <text:p text:style-name="P236"/>
          </table:table-cell>
          <table:table-cell table:style-name="Tabla4.A4" table:number-rows-spanned="4" office:value-type="string">
            <text:p text:style-name="P201"><text:span text:style-name="T15">5tVLL.BL3.1 Planificar i escriure, de manera </text:span>reflexiva i dialogada, amb la supervisió d’un adult i la col·laboració dels seus companys, </text:p>
            <text:p text:style-name="P124">textos dels gèneres més habituals del nivell educatiu, redactant l’esborrany, amb una estructura coherent i un vocabulari apropiati utilitzant els recursos lingüístics amb creativitat i sentit estètic.</text:p>
            <text:p text:style-name="P36"/>
          </table:table-cell>
          <table:table-cell table:style-name="Tabla4.A4" table:number-columns-spanned="2" office:value-type="string">
            <text:p text:style-name="P171"><text:span text:style-name="T4">5tVLL.BL3.1.1 Participa, amb la </text:span></text:p>
            <text:p text:style-name="P124">supervisió d’un adult i a partir d’un guió previ, en el procés col·lectiu de planificació i escriptura de textos (descripcions, narracions, exposicions, donar instruccions, textos d’opinió). </text:p>
            <text:p text:style-name="P71"><text:span text:style-name="T4"/></text:p>
          </table:table-cell>
          <table:covered-table-cell/>
          <table:table-cell table:style-name="Tabla4.A4" office:value-type="string">
            <text:p text:style-name="P106">CCLI</text:p>
            <text:p text:style-name="P113">CAA</text:p>
          </table:table-cell>
          <table:table-cell table:style-name="Tabla4.A4" office:value-type="string">
            <text:p text:style-name="P84"/>
          </table:table-cell>
          <table:table-cell table:style-name="Tabla4.A4" office:value-type="string">
            <text:p text:style-name="P84"/>
          </table:table-cell>
          <table:table-cell table:style-name="Tabla4.A4" office:value-type="string">
            <text:p text:style-name="P84"/>
          </table:table-cell>
          <table:table-cell table:style-name="Tabla4.I4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37" table:number-columns-spanned="2" office:value-type="string">
            <text:p text:style-name="P177">5tVLL.BL3.1.2 Quan redacta textos organitza</text:p>
            <text:p text:style-name="P124">la informació utilitzant adequadament</text:p>
            <text:p text:style-name="P124">connectors.</text:p>
          </table:table-cell>
          <table:covered-table-cell/>
          <table:table-cell table:style-name="Tabla4.E37" office:value-type="string">
            <text:p text:style-name="P106">CCLI</text:p>
          </table:table-cell>
          <table:table-cell table:style-name="Tabla4.F37" office:value-type="string">
            <text:p text:style-name="P84"/>
          </table:table-cell>
          <table:table-cell table:style-name="Tabla4.G37" office:value-type="string">
            <text:p text:style-name="P84"/>
          </table:table-cell>
          <table:table-cell table:style-name="Tabla4.H37" office:value-type="string">
            <text:p text:style-name="P84"/>
          </table:table-cell>
          <table:table-cell table:style-name="Tabla4.I37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38" table:number-columns-spanned="2" office:value-type="string">
            <text:p text:style-name="P177">5tVLL.BL3.1.3 Quan redacta textos utilitza</text:p>
            <text:p text:style-name="P124">correctament la terminologia específica del</text:p>
            <text:p text:style-name="P124">tema evitant termes que suposen</text:p>
            <text:p text:style-name="P124"><text:soft-page-break/>discriminació.</text:p>
          </table:table-cell>
          <table:covered-table-cell/>
          <table:table-cell table:style-name="Tabla4.E38" office:value-type="string">
            <text:p text:style-name="P106">CCLI</text:p>
          </table:table-cell>
          <table:table-cell table:style-name="Tabla4.F38" office:value-type="string">
            <text:p text:style-name="P84"/>
          </table:table-cell>
          <table:table-cell table:style-name="Tabla4.G38" office:value-type="string">
            <text:p text:style-name="P84"/>
          </table:table-cell>
          <table:table-cell table:style-name="Tabla4.H38" office:value-type="string">
            <text:p text:style-name="P84"/>
          </table:table-cell>
          <table:table-cell table:style-name="Tabla4.I38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39" table:number-columns-spanned="2" office:value-type="string">
            <text:p text:style-name="P202"><text:span text:style-name="T16">5tVLL.BL3.1.4 </text:span>Quan redacta textos, utilitza</text:p>
            <text:p text:style-name="P124">adequadament alguns recursos lingüístics</text:p>
            <text:p text:style-name="P124">(la comparació, la hipèrbole, la metàfora,</text:p>
            <text:p text:style-name="P124">l'al·literació i el joc de paraules) amb creativitat i sentit estètic.</text:p>
            <text:p text:style-name="P43"/>
          </table:table-cell>
          <table:covered-table-cell/>
          <table:table-cell table:style-name="Tabla4.E39" office:value-type="string">
            <text:p text:style-name="P106">CCLI</text:p>
          </table:table-cell>
          <table:table-cell table:style-name="Tabla4.F39" office:value-type="string">
            <text:p text:style-name="P84"/>
          </table:table-cell>
          <table:table-cell table:style-name="Tabla4.G39" office:value-type="string">
            <text:p text:style-name="P84"/>
          </table:table-cell>
          <table:table-cell table:style-name="Tabla4.H39" office:value-type="string">
            <text:p text:style-name="P84"/>
          </table:table-cell>
          <table:table-cell table:style-name="Tabla4.I39" office:value-type="string">
            <text:p text:style-name="P84"/>
          </table:table-cell>
        </table:table-row>
        <table:table-row table:style-name="Tabla4.1">
          <table:table-cell table:style-name="Tabla4.A42" table:number-rows-spanned="3" office:value-type="string">
            <text:p text:style-name="P203"><text:span text:style-name="T18">Avaluació i revisió del text per a millorar-lo </text:span>amb ajuda de guies (organitzadors lògics) i dels companys.</text:p>
            <text:p text:style-name="P124">Reescriptura del producte final.</text:p>
            <text:p text:style-name="P124">Selecció raonada de les produccions a incloure en el portfolio. </text:p>
            <text:p text:style-name="P124">Normes gramaticals i ortogràfiques del nivell educatiu.</text:p>
            <text:p text:style-name="P238"/>
          </table:table-cell>
          <table:table-cell table:style-name="Tabla4.B66" table:number-rows-spanned="3" office:value-type="string">
            <text:p text:style-name="P167">5tVLL.BL3.2 Realitzar, amb supervisió, el </text:p>
            <text:p text:style-name="P124">procés de revisió de textos escrits, </text:p>
            <text:p text:style-name="P124">detectant errors amb ajuda de guies i</text:p>
            <text:p text:style-name="P124">resolent-ne els dubtes de manera reflexiva i dialogada, per a millorar el producte final i presentar-lo cuidant els seus aspectes formals i respectant les normes de correcció gramatical i ortogràfica del nivell educatiu.</text:p>
            <text:p text:style-name="P35"/>
          </table:table-cell>
          <table:table-cell table:style-name="Tabla4.C40" table:number-columns-spanned="2" office:value-type="string">
            <text:p text:style-name="P193"><text:span text:style-name="T8">5tVLL.BL3.2.1 Realitza el procés de revisió </text:span>de textos escrits detectant errors amb ajuda de guies i resolent els seus dubtes de manera reflexiva i dialogada per a millorar el producte final.</text:p>
            <text:p text:style-name="P68"><text:span text:style-name="T10"/></text:p>
          </table:table-cell>
          <table:covered-table-cell/>
          <table:table-cell table:style-name="Tabla4.E40" office:value-type="string">
            <text:p text:style-name="P107">CCLI</text:p>
            <text:p text:style-name="P114">CAA</text:p>
          </table:table-cell>
          <table:table-cell table:style-name="Tabla4.F40" office:value-type="string">
            <text:p text:style-name="P84"/>
          </table:table-cell>
          <table:table-cell table:style-name="Tabla4.G40" office:value-type="string">
            <text:p text:style-name="P84"/>
          </table:table-cell>
          <table:table-cell table:style-name="Tabla4.H40" office:value-type="string">
            <text:p text:style-name="P84"/>
          </table:table-cell>
          <table:table-cell table:style-name="Tabla4.I40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41" office:value-type="string">
            <text:p text:style-name="P178">5tVLL.BL3.2.2 Presenta els textos revisats</text:p>
            <text:p text:style-name="P124">cuidant els seus aspectes formals (cal·ligrafia, format de presentació, etc.) i</text:p>
            <text:p text:style-name="P124">els adequa als gèneres textuals propis del</text:p>
            <text:p text:style-name="P124">nivell educatiu (descripcions, narracions,</text:p>
            <text:p text:style-name="P124">exposicions, donar instruccions, textos</text:p>
            <text:p text:style-name="P124">d’opinió). </text:p>
            <text:p text:style-name="P44"/>
          </table:table-cell>
          <table:table-cell table:style-name="Tabla4.D41" table:number-columns-spanned="2" office:value-type="string">
            <text:p text:style-name="P107">CCLI</text:p>
            <text:p text:style-name="P114">CAA</text:p>
          </table:table-cell>
          <table:covered-table-cell/>
          <table:table-cell table:style-name="Tabla4.F41" office:value-type="string">
            <text:p text:style-name="P84"/>
          </table:table-cell>
          <table:table-cell table:style-name="Tabla4.G41" office:value-type="string">
            <text:p text:style-name="P84"/>
          </table:table-cell>
          <table:table-cell table:style-name="Tabla4.H41" office:value-type="string">
            <text:p text:style-name="P84"/>
          </table:table-cell>
          <table:table-cell table:style-name="Tabla4.I41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42" table:number-columns-spanned="2" office:value-type="string">
            <text:p text:style-name="P178">5tVLL.BL3.2.3 Presenta els textos revisats</text:p>
            <text:p text:style-name="P124">respectant les normes de correcció</text:p>
            <text:p text:style-name="P124">gramatical i ortogràfica del nivell educatiu</text:p>
            <text:p text:style-name="P124">(...)* Vegeu quadro elements gramaticals.</text:p>
            <text:p text:style-name="P44"/>
          </table:table-cell>
          <table:covered-table-cell/>
          <table:table-cell table:style-name="Tabla4.E42" office:value-type="string">
            <text:p text:style-name="P107">CCLI</text:p>
            <text:p text:style-name="P114">CAA</text:p>
          </table:table-cell>
          <table:table-cell table:style-name="Tabla4.F42" office:value-type="string">
            <text:p text:style-name="P84"/>
          </table:table-cell>
          <table:table-cell table:style-name="Tabla4.G42" office:value-type="string">
            <text:p text:style-name="P84"/>
          </table:table-cell>
          <table:table-cell table:style-name="Tabla4.H42" office:value-type="string">
            <text:p text:style-name="P84"/>
          </table:table-cell>
          <table:table-cell table:style-name="Tabla4.I42" office:value-type="string">
            <text:p text:style-name="P84"/>
          </table:table-cell>
        </table:table-row>
        <table:table-row table:style-name="Tabla4.1">
          <table:table-cell table:style-name="Tabla4.A44" table:number-rows-spanned="2" office:value-type="string">
            <text:p text:style-name="P209"><text:span text:style-name="T28">Tècniques per al tractament de la</text:span><text:span text:style-name="T8"> </text:span>informació: esquemes lògics, resums, gràfics o ferramentes senzilles de presentació de continguts digitals.</text:p>
            <text:p text:style-name="P124">Com especificar les fonts utilitzades en un treball.</text:p>
            <text:p text:style-name="P124">Presentació de la informació en paper o en suport digital etiquetant imatges.</text:p>
            <text:p text:style-name="P124">Memorització comprensiva de la informació degudament organitzada</text:p>
            <text:p text:style-name="P237"><text:soft-page-break/><text:span text:style-name="T5"/></text:p>
          </table:table-cell>
          <table:table-cell table:style-name="Tabla4.B44" table:number-rows-spanned="2" office:value-type="string">
            <text:p text:style-name="P167">5tVLL.BL3.3 Utilitzar, amb supervisió, </text:p>
            <text:p text:style-name="P124">l’escriptura per a organitzar la informació </text:p>
            <text:p text:style-name="P124">obtinguda durant l’escolta activa o la </text:p>
            <text:p text:style-name="P124">lectura reflexiva reconeixent que pot no ser fiable, per mitjà d’esquemes lògics, resums, </text:p>
            <text:p text:style-name="P124">gràfics o ferramentes senzilles de presentació de continguts digitals per a </text:p>
            <text:p text:style-name="P124">utilitzar-la en la redacció de textos o en les tasques d’aprenentatge utilitzant diversos recursos de forma responsable. (currículum: utilitzar-la en les tasques d’aprenentatge oper a comunicar <text:soft-page-break/>conclusions utilitzant...)</text:p>
            <text:p text:style-name="P35"/>
          </table:table-cell>
          <table:table-cell table:style-name="Tabla4.C43" table:number-columns-spanned="2" office:value-type="string">
            <text:p text:style-name="P193"><text:span text:style-name="T8">5tVLL.BL3.3.1 Organitza </text:span>amb supervisió</text:p>
            <text:p text:style-name="P124">la informació obtinguda durant l’escolta activa o la lectura reflexiva per mitjà d’esquemes lògics, resums o ferramentes senzilles de presentació de continguts digitals per a utilitzar-la en la redacció de textos o en tasques d’aprenentatge.</text:p>
            <text:p text:style-name="P67"><text:span text:style-name="T3"/></text:p>
          </table:table-cell>
          <table:covered-table-cell/>
          <table:table-cell table:style-name="Tabla4.E43" office:value-type="string">
            <text:p text:style-name="P107">CAA</text:p>
            <text:p text:style-name="P114">CD</text:p>
          </table:table-cell>
          <table:table-cell table:style-name="Tabla4.F43" office:value-type="string">
            <text:p text:style-name="P84"/>
          </table:table-cell>
          <table:table-cell table:style-name="Tabla4.G43" office:value-type="string">
            <text:p text:style-name="P84"/>
          </table:table-cell>
          <table:table-cell table:style-name="Tabla4.H43" office:value-type="string">
            <text:p text:style-name="P84"/>
          </table:table-cell>
          <table:table-cell table:style-name="Tabla4.I43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44" office:value-type="string">
            <text:p text:style-name="P193"><text:span text:style-name="T16">5tVLL.BL3.3.2 Utilitza de manera </text:span>responsable ferramentes de busca, de visualització digital i entorns virtuals,</text:p>
            <text:p text:style-name="P124">comprovant la validesa de la font i donant</text:p>
            <text:p text:style-name="P124">referències sobre l’origen de la informació</text:p>
            <text:p text:style-name="P124"><text:soft-page-break/>quan siga oportú.</text:p>
            <text:p text:style-name="P63"/>
          </table:table-cell>
          <table:table-cell table:style-name="Tabla4.D44" table:number-columns-spanned="2" office:value-type="string">
            <text:p text:style-name="P107">CSC</text:p>
            <text:p text:style-name="P114">CD</text:p>
          </table:table-cell>
          <table:covered-table-cell/>
          <table:table-cell table:style-name="Tabla4.F44" office:value-type="string">
            <text:p text:style-name="P84"/>
          </table:table-cell>
          <table:table-cell table:style-name="Tabla4.G44" office:value-type="string">
            <text:p text:style-name="P84"/>
          </table:table-cell>
          <table:table-cell table:style-name="Tabla4.H44" office:value-type="string">
            <text:p text:style-name="P84"/>
          </table:table-cell>
          <table:table-cell table:style-name="Tabla4.I44" office:value-type="string">
            <text:p text:style-name="P84"/>
          </table:table-cell>
        </table:table-row>
        <table:table-row table:style-name="Tabla4.1">
          <table:table-cell table:style-name="Tabla4.A45" office:value-type="string">
            <text:p text:style-name="P205"><text:span text:style-name="T11">Regles generals d’ortografia i algunes de </text:span>les seues excepcions.</text:p>
            <text:p text:style-name="P124">Regles especials d’accentuació.</text:p>
            <text:p text:style-name="P124">Diftongs i hiats. Dièresi.</text:p>
          </table:table-cell>
          <table:table-cell table:style-name="Tabla4.B45" office:value-type="string">
            <text:p text:style-name="Standard"/>
          </table:table-cell>
          <table:table-cell table:style-name="Tabla4.C45" office:value-type="string">
            <text:p text:style-name="P193"/>
          </table:table-cell>
          <table:table-cell table:style-name="Tabla4.D45" table:number-columns-spanned="2" office:value-type="string">
            <text:p text:style-name="P107"/>
          </table:table-cell>
          <table:covered-table-cell/>
          <table:table-cell table:style-name="Tabla4.F45" office:value-type="string">
            <text:p text:style-name="P84"/>
          </table:table-cell>
          <table:table-cell table:style-name="Tabla4.G45" office:value-type="string">
            <text:p text:style-name="P84"/>
          </table:table-cell>
          <table:table-cell table:style-name="Tabla4.H45" office:value-type="string">
            <text:p text:style-name="P84"/>
          </table:table-cell>
          <table:table-cell table:style-name="Tabla4.I45" office:value-type="string">
            <text:p text:style-name="P84"/>
          </table:table-cell>
        </table:table-row>
        <table:table-row table:style-name="Tabla4.1">
          <table:table-cell table:style-name="Tabla4.A46" office:value-type="string">
            <text:p text:style-name="P180">Concordança entre subjecte i predicat.</text:p>
            <text:p text:style-name="P124">Reconeixement i ús de les diferents classes de subjectes.</text:p>
            <text:p text:style-name="P124">Conjugació del mode subjuntiu en verbs regulars</text:p>
            <text:p text:style-name="P220"/>
          </table:table-cell>
          <table:table-cell table:style-name="Tabla4.B46" office:value-type="string">
            <text:p text:style-name="Standard"/>
          </table:table-cell>
          <table:table-cell table:style-name="Tabla4.C46" office:value-type="string">
            <text:p text:style-name="P193"/>
          </table:table-cell>
          <table:table-cell table:style-name="Tabla4.D46" table:number-columns-spanned="2" office:value-type="string">
            <text:p text:style-name="P107"/>
          </table:table-cell>
          <table:covered-table-cell/>
          <table:table-cell table:style-name="Tabla4.F46" office:value-type="string">
            <text:p text:style-name="P84"/>
          </table:table-cell>
          <table:table-cell table:style-name="Tabla4.G46" office:value-type="string">
            <text:p text:style-name="P84"/>
          </table:table-cell>
          <table:table-cell table:style-name="Tabla4.H46" office:value-type="string">
            <text:p text:style-name="P84"/>
          </table:table-cell>
          <table:table-cell table:style-name="Tabla4.I46" office:value-type="string">
            <text:p text:style-name="P84"/>
          </table:table-cell>
        </table:table-row>
        <table:table-row table:style-name="Tabla4.1">
          <table:table-cell table:style-name="Tabla4.A48" office:value-type="string">
            <text:p text:style-name="P181">Ús adequat de signes de puntuació: </text:p>
            <text:p text:style-name="P124">punt, coma, dos punts, punt i coma, punts successius, signes d’interrogació, signes d’exclamació, parèntesi, la ratlla, el guió i les cometes.</text:p>
            <text:p text:style-name="P124">Ús de connectors bàsics que donen </text:p>
            <text:p text:style-name="P124">cohesió a les produccions orals i </text:p>
            <text:p text:style-name="P124">escrites.</text:p>
            <text:p text:style-name="P221"/>
          </table:table-cell>
          <table:table-cell table:style-name="Tabla4.B66" office:value-type="string">
            <text:p text:style-name="Standard"/>
          </table:table-cell>
          <table:table-cell table:style-name="Tabla4.C48" office:value-type="string">
            <text:p text:style-name="P193"/>
          </table:table-cell>
          <table:table-cell table:style-name="Tabla4.D48" table:number-columns-spanned="2" office:value-type="string">
            <text:p text:style-name="P107"/>
          </table:table-cell>
          <table:covered-table-cell/>
          <table:table-cell table:style-name="Tabla4.F48" office:value-type="string">
            <text:p text:style-name="P84"/>
          </table:table-cell>
          <table:table-cell table:style-name="Tabla4.G48" office:value-type="string">
            <text:p text:style-name="P84"/>
          </table:table-cell>
          <table:table-cell table:style-name="Tabla4.H48" office:value-type="string">
            <text:p text:style-name="P84"/>
          </table:table-cell>
          <table:table-cell table:style-name="Tabla4.I48" office:value-type="string">
            <text:p text:style-name="P84"/>
          </table:table-cell>
        </table:table-row>
        <table:table-row table:style-name="Tabla4.1">
          <table:table-cell table:style-name="Tabla4.A48" office:value-type="string">
            <text:p text:style-name="P206"><text:span text:style-name="T11">Mecanismes bàsics per a la formació de </text:span>paraules.</text:p>
            <text:p text:style-name="P124">Regles per a la formació d’augmentatius i diminutius. </text:p>
            <text:p text:style-name="P124">Camp lèxic.</text:p>
            <text:p text:style-name="P222"/>
          </table:table-cell>
          <table:table-cell table:style-name="Tabla4.B66" office:value-type="string">
            <text:p text:style-name="Standard"/>
          </table:table-cell>
          <table:table-cell table:style-name="Tabla4.C48" office:value-type="string">
            <text:p text:style-name="P193"/>
          </table:table-cell>
          <table:table-cell table:style-name="Tabla4.D48" table:number-columns-spanned="2" office:value-type="string">
            <text:p text:style-name="P107"/>
          </table:table-cell>
          <table:covered-table-cell/>
          <table:table-cell table:style-name="Tabla4.F48" office:value-type="string">
            <text:p text:style-name="P84"/>
          </table:table-cell>
          <table:table-cell table:style-name="Tabla4.G48" office:value-type="string">
            <text:p text:style-name="P84"/>
          </table:table-cell>
          <table:table-cell table:style-name="Tabla4.H48" office:value-type="string">
            <text:p text:style-name="P84"/>
          </table:table-cell>
          <table:table-cell table:style-name="Tabla4.I48" office:value-type="string">
            <text:p text:style-name="P84"/>
          </table:table-cell>
        </table:table-row>
        <table:table-row table:style-name="Tabla4.20">
          <table:table-cell table:style-name="Tabla4.A2" table:number-columns-spanned="9" office:value-type="string">
            <text:p text:style-name="P22">BLOC 4. CONEIXEMENT DE LA LLENGU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81">CONTINGUTS</text:p>
          </table:table-cell>
          <table:table-cell table:style-name="Tabla4.A3" office:value-type="string">
            <text:p text:style-name="P82">CRITERIS D’AVALUACIÓ</text:p>
          </table:table-cell>
          <table:table-cell table:style-name="Tabla4.A3" table:number-columns-spanned="2" office:value-type="string">
            <text:p text:style-name="P82">INDICADORS D’ÈXIT</text:p>
          </table:table-cell>
          <table:covered-table-cell/>
          <table:table-cell table:style-name="Tabla4.A3" office:value-type="string">
            <text:p text:style-name="P82">CCLV</text:p>
          </table:table-cell>
          <table:table-cell table:style-name="Tabla4.A3" office:value-type="string">
            <text:p text:style-name="P83">1<text:span text:style-name="T22">r</text:span> T</text:p>
          </table:table-cell>
          <table:table-cell table:style-name="Tabla4.A3" office:value-type="string">
            <text:p text:style-name="P83">2<text:span text:style-name="T22">n</text:span> T</text:p>
          </table:table-cell>
          <table:table-cell table:style-name="Tabla4.A3" office:value-type="string">
            <text:p text:style-name="P83">3<text:span text:style-name="T22">r</text:span> T</text:p>
          </table:table-cell>
          <table:table-cell table:style-name="Tabla4.I3" office:value-type="string">
            <text:p text:style-name="P83">FIN</text:p>
          </table:table-cell>
        </table:table-row>
        <table:table-row table:style-name="Tabla4.1">
          <table:table-cell table:style-name="Tabla4.A4" table:number-rows-spanned="2" office:value-type="string">
            <text:p text:style-name="P205">Identificació dels diferents substantius i adjectius dins d’un text.</text:p>
            <text:p text:style-name="P124">El verb: temps (present, passat i <text:soft-page-break/>futur), mode subjuntiu.</text:p>
            <text:p text:style-name="P124">Identificació de l’infinitiu dels verbs a partir de qualsevol de les seues formes.</text:p>
            <text:p text:style-name="P124">Classificació dels verbs en funció de la seua conjugació.</text:p>
            <text:p text:style-name="P124">Gènere dels adjectius de forma única i dels de doble forma.</text:p>
            <text:p text:style-name="P124">Les preposicions i conjuncions: identificació i memorització en diferents produccions </text:p>
            <text:p text:style-name="P124">orals i escrites.</text:p>
            <text:p text:style-name="P124">Els adverbis: usos i classificació.</text:p>
            <text:p text:style-name="P128">Els pronoms.</text:p>
            <text:p text:style-name="P128">Classificació dels verbs en regulars i irregulars.</text:p>
            <text:p text:style-name="P124">Ús adequat dels signes de puntuació: punt, coma, dos punts.</text:p>
            <text:p text:style-name="P124">Regles d’accentuació i dièresi.</text:p>
            <text:p text:style-name="P124">Selecció de les definicions donades en el diccionari que més s’ajusten al context.</text:p>
            <text:p text:style-name="P124">L’estructura del diccionari i la seua aplicació per a la busca de qualsevol classe de paraula.</text:p>
            <text:p text:style-name="P124">Regles per a la formació d’augmentatius i </text:p>
            <text:p text:style-name="P124">diminutius.</text:p>
            <text:p text:style-name="P128">Paraules homònimes.</text:p>
            <text:p text:style-name="P128">Relació de les desinències verbals amb la conjugació: mode, temps, nombre i persona.</text:p>
            <text:p text:style-name="P124">Separació de formes verbals en arrel i desinència</text:p>
            <text:p text:style-name="P205"/>
            <text:p text:style-name="P220"/>
          </table:table-cell>
          <table:table-cell table:style-name="Tabla4.A4" table:number-rows-spanned="2" office:value-type="string">
            <text:p text:style-name="P144">5tVLL.BL4.1 Aplicar els coneixements sobre</text:p>
            <text:p text:style-name="P124">els elements bàsics del sistema lingüístic</text:p>
            <text:p text:style-name="P124">adequats al nivell educatiu adquirits per</text:p>
            <text:p text:style-name="P124"><text:soft-page-break/>mitjà d’un procés de reflexió individual i</text:p>
            <text:p text:style-name="P124">col·lectiva, per a interpretar, elaborar i</text:p>
            <text:p text:style-name="P124">revisar textos detectant errors i resolent</text:p>
            <text:p text:style-name="P124">dubtes, amb la supervisió d’un adult i la</text:p>
            <text:p text:style-name="P124">col·laboració dels seus companys.</text:p>
            <text:p text:style-name="P10"/>
          </table:table-cell>
          <table:table-cell table:style-name="Tabla4.A4" table:number-columns-spanned="2" office:value-type="string">
            <text:p text:style-name="P172">5tVLL.BL4.1.1 Participa a través de la</text:p>
            <text:p text:style-name="P124">reflexió i el diàleg en el procés</text:p>
            <text:p text:style-name="P124">d’interpretació i elaboració de textos,</text:p>
            <text:p text:style-name="P124">aplicant, amb supervisió de l’adult i en</text:p>
            <text:p text:style-name="P124">col·laboració amb els seus companys, els</text:p>
            <text:p text:style-name="P124"><text:soft-page-break/>coneixements sobre els elements del</text:p>
            <text:p text:style-name="P124">sistema lingüístic adequats al nivell</text:p>
            <text:p text:style-name="P124">educatiu, fent explícits els seus dubtes i</text:p>
            <text:p text:style-name="P124">proposant possibles alternatives de</text:p>
            <text:p text:style-name="P124">resposta.</text:p>
            <text:p text:style-name="P235"/>
          </table:table-cell>
          <table:covered-table-cell/>
          <table:table-cell table:style-name="Tabla4.A4" office:value-type="string">
            <text:p text:style-name="P108">CCLI</text:p>
            <text:p text:style-name="P115">CAA</text:p>
          </table:table-cell>
          <table:table-cell table:style-name="Tabla4.A4" office:value-type="string">
            <text:p text:style-name="P84"/>
          </table:table-cell>
          <table:table-cell table:style-name="Tabla4.A4" office:value-type="string">
            <text:p text:style-name="P84"/>
          </table:table-cell>
          <table:table-cell table:style-name="Tabla4.A4" office:value-type="string">
            <text:p text:style-name="P84"/>
          </table:table-cell>
          <table:table-cell table:style-name="Tabla4.I4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52" table:number-columns-spanned="2" office:value-type="string">
            <text:p text:style-name="P183"><text:span text:style-name="T3">5tVLL.BL4.1.2 Revisa textos, amb la</text:span></text:p>
            <text:p text:style-name="P124">supervisió d’un adult i/o la col·laboració</text:p>
            <text:p text:style-name="P124">dels seus companys/es, aplicant els coneixements sobre els elements del sistema lingüístic adequats al nivell educatiu</text:p>
            <text:p text:style-name="P124">detectant per si mateix errors i proposant alternatives de resposta.</text:p>
            <text:p text:style-name="P124">* Vegeu quadro elements gramaticals BL3 </text:p>
            <text:p text:style-name="P45"><text:span text:style-name="T7"/></text:p>
          </table:table-cell>
          <table:covered-table-cell/>
          <table:table-cell table:style-name="Tabla4.E52" office:value-type="string">
            <text:p text:style-name="P108">CCLI</text:p>
            <text:p text:style-name="P115">CAA</text:p>
          </table:table-cell>
          <table:table-cell table:style-name="Tabla4.F52" office:value-type="string">
            <text:p text:style-name="P84"/>
          </table:table-cell>
          <table:table-cell table:style-name="Tabla4.G52" office:value-type="string">
            <text:p text:style-name="P84"/>
          </table:table-cell>
          <table:table-cell table:style-name="Tabla4.H52" office:value-type="string">
            <text:p text:style-name="P84"/>
          </table:table-cell>
          <table:table-cell table:style-name="Tabla4.I52" office:value-type="string">
            <text:p text:style-name="P84"/>
          </table:table-cell>
        </table:table-row>
        <table:table-row table:style-name="Tabla4.1">
          <table:table-cell table:style-name="Tabla4.A54" table:number-rows-spanned="2" office:value-type="string">
            <text:p text:style-name="P180">Selecció de les definicions donades en el </text:p>
            <text:p text:style-name="P124">diccionari que més s’ajusten al context.</text:p>
            <text:p text:style-name="P124"><text:soft-page-break/>L’estructura del diccionari i la seua aplicació per a la busca de qualsevol classe de </text:p>
            <text:p text:style-name="P124">paraula.</text:p>
            <text:p text:style-name="P124">Regles per a la formació d’augmentatius i diminutius.</text:p>
            <text:p text:style-name="P124">Paraules homònimes.</text:p>
            <text:p text:style-name="P158"/>
          </table:table-cell>
          <table:table-cell table:style-name="Tabla4.B66" table:number-rows-spanned="2" office:value-type="string">
            <text:p text:style-name="P129"><text:span text:style-name="T11">5tVLL.BL4.2 Utilitzar, amb supervisió, </text:span>diferents tipus de diccionaris en línia i</text:p>
            <text:p text:style-name="P124">impresos (diccionaris d’homònims i temàtics), per a resoldre dubtes sobre el</text:p>
            <text:p text:style-name="P124"><text:soft-page-break/>significat del vocabulari utilitzat en el procés d’interpretació, elaboració i revisió de textos.</text:p>
            <text:p text:style-name="P10"/>
          </table:table-cell>
          <table:table-cell table:style-name="Tabla4.C53" table:number-columns-spanned="2" office:value-type="string">
            <text:p text:style-name="P194"><text:span text:style-name="T13">5tVLL.BL4.2.1 Resol </text:span>dubtes sobre el significat del vocabulari utilitzat en el procés</text:p>
            <text:p text:style-name="P124">d’interpretació, elaboració i revisió de textos utilitzant, per iniciativa pròpia, el tipus de diccionari més adequat (alfabètic, sinònims i <text:soft-page-break/>antònims, homònims i temàtics) reconeixent les normes d’ús per a qualsevol tipus de paraula.</text:p>
            <text:p text:style-name="P45"/>
          </table:table-cell>
          <table:covered-table-cell/>
          <table:table-cell table:style-name="Tabla4.E53" office:value-type="string">
            <text:p text:style-name="P108">CCLI</text:p>
            <text:p text:style-name="P108">CD</text:p>
            <text:p text:style-name="P115">CAA</text:p>
          </table:table-cell>
          <table:table-cell table:style-name="Tabla4.F53" office:value-type="string">
            <text:p text:style-name="P84"/>
          </table:table-cell>
          <table:table-cell table:style-name="Tabla4.G53" office:value-type="string">
            <text:p text:style-name="P84"/>
          </table:table-cell>
          <table:table-cell table:style-name="Tabla4.H53" office:value-type="string">
            <text:p text:style-name="P84"/>
          </table:table-cell>
          <table:table-cell table:style-name="Tabla4.I53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54" table:number-columns-spanned="2" office:value-type="string">
            <text:p text:style-name="P172">5tVLL.BL4.2.2 Amplia el seu vocabulari</text:p>
            <text:p text:style-name="P124">utilitzant les regles per a la formació de</text:p>
            <text:p text:style-name="P124">paraules (augmentatius, diminutius i</text:p>
            <text:p text:style-name="P124">homònims) per a millorar les seues</text:p>
            <text:p text:style-name="P124">produccions orals i escrites.</text:p>
            <text:p text:style-name="P64"/>
          </table:table-cell>
          <table:covered-table-cell/>
          <table:table-cell table:style-name="Tabla4.E54" office:value-type="string">
            <text:p text:style-name="P115">CAA</text:p>
          </table:table-cell>
          <table:table-cell table:style-name="Tabla4.F54" office:value-type="string">
            <text:p text:style-name="P84"/>
          </table:table-cell>
          <table:table-cell table:style-name="Tabla4.G54" office:value-type="string">
            <text:p text:style-name="P84"/>
          </table:table-cell>
          <table:table-cell table:style-name="Tabla4.H54" office:value-type="string">
            <text:p text:style-name="P84"/>
          </table:table-cell>
          <table:table-cell table:style-name="Tabla4.I54" office:value-type="string">
            <text:p text:style-name="P84"/>
          </table:table-cell>
        </table:table-row>
        <table:table-row table:style-name="Tabla4.1">
          <table:table-cell table:style-name="Tabla4.A56" table:number-rows-spanned="2" office:value-type="string">
            <text:p text:style-name="P207"><text:span text:style-name="T11">Inferència del subjecte i el predicat a partir </text:span>del verb.</text:p>
            <text:p text:style-name="P124">Reconeixement i ús de les diferents classes de subjectes.</text:p>
            <text:p text:style-name="P124">Ús de diferents connectors.</text:p>
            <text:p text:style-name="P159"/>
          </table:table-cell>
          <table:table-cell table:style-name="Tabla4.B66" table:number-rows-spanned="2" office:value-type="string">
            <text:p text:style-name="P155">5tVLL.BL4.3 Reconéixer els diferents tipus</text:p>
            <text:p text:style-name="P156">de subjectes per a elaborar oracions adequades al nivell, detectant errors i</text:p>
            <text:p text:style-name="P156">resolent-ne els dubtes de manera reflexiva i dialogada, amb la supervisió d’un adult o col·laborant amb els seus companys.</text:p>
            <text:p text:style-name="P155"/>
          </table:table-cell>
          <table:table-cell table:style-name="Tabla4.C55" table:number-columns-spanned="2" office:value-type="string">
            <text:p text:style-name="P210"><text:span text:style-name="T23">5tVLL.BL </text:span>4.3.1 En la comprensió i producció</text:p>
            <text:p text:style-name="P156">de textos, orals o escrits, identifica diferents</text:p>
            <text:p text:style-name="P156">tipus de subjecte en oracions simples i els</text:p>
            <text:p text:style-name="P156">connectors bàsics que donen cohesió a les</text:p>
            <text:p text:style-name="P156">produccions</text:p>
            <text:p text:style-name="P230"/>
          </table:table-cell>
          <table:covered-table-cell/>
          <table:table-cell table:style-name="Tabla4.E55" office:value-type="string">
            <text:p text:style-name="P109">CCLI</text:p>
            <text:p text:style-name="P116">CAA</text:p>
          </table:table-cell>
          <table:table-cell table:style-name="Tabla4.F55" office:value-type="string">
            <text:p text:style-name="P84"/>
          </table:table-cell>
          <table:table-cell table:style-name="Tabla4.G55" office:value-type="string">
            <text:p text:style-name="P84"/>
          </table:table-cell>
          <table:table-cell table:style-name="Tabla4.H55" office:value-type="string">
            <text:p text:style-name="P84"/>
          </table:table-cell>
          <table:table-cell table:style-name="Tabla4.I55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56" table:number-columns-spanned="2" office:value-type="string">
            <text:p text:style-name="P195"><text:span text:style-name="T9">5tVLL.BL </text:span>4.3.2 Quan interpreta, produïx o</text:p>
            <text:p text:style-name="P124">revisa textos orals o escrits, detecta per si</text:p>
            <text:p text:style-name="P124">mateix errors de concordança entre el</text:p>
            <text:p text:style-name="P124">subjecte, el verb i els complements</text:p>
            <text:p text:style-name="P124">d’oracions simples amb diferents tipus de</text:p>
            <text:p text:style-name="P124">subjectes amb la supervisió d’un adult i/o la</text:p>
            <text:p text:style-name="P124">col·laboració dels seus companys/es,</text:p>
            <text:p text:style-name="P124">proposa alternatives de resposta i resol els</text:p>
            <text:p text:style-name="P124">seus dubtes participant activament en el</text:p>
            <text:p text:style-name="P124">procés de reflexió individual i col·lectiva. </text:p>
            <text:p text:style-name="P49"><text:span text:style-name="T3"/></text:p>
          </table:table-cell>
          <table:covered-table-cell/>
          <table:table-cell table:style-name="Tabla4.E56" office:value-type="string">
            <text:p text:style-name="P109">CCLI</text:p>
            <text:p text:style-name="P116">CAA</text:p>
          </table:table-cell>
          <table:table-cell table:style-name="Tabla4.F56" office:value-type="string">
            <text:p text:style-name="P84"/>
          </table:table-cell>
          <table:table-cell table:style-name="Tabla4.G56" office:value-type="string">
            <text:p text:style-name="P84"/>
          </table:table-cell>
          <table:table-cell table:style-name="Tabla4.H56" office:value-type="string">
            <text:p text:style-name="P84"/>
          </table:table-cell>
          <table:table-cell table:style-name="Tabla4.I56" office:value-type="string">
            <text:p text:style-name="P84"/>
          </table:table-cell>
        </table:table-row>
        <table:table-row table:style-name="Tabla4.1">
          <table:table-cell table:style-name="Tabla4.A58" table:number-rows-spanned="2" office:value-type="string">
            <text:p text:style-name="P206"><text:span text:style-name="T11">Aspectes més rellevants sobre l’origen de </text:span>les llengües d’Espanya.</text:p>
            <text:p text:style-name="P124">Interés per conéixer i per tindre </text:p>
            <text:p text:style-name="P124">competència en els dos idiomes cooficials de la Comunitat Valenciana.</text:p>
            <text:p text:style-name="P124">Consciència de les variants lingüístiques de les diferents llengües presents en el context</text:p>
            <text:p text:style-name="P124">social i escolar.</text:p>
            <text:p text:style-name="P124">Actitud positiva davant dels usos de les llengües, evitant qualsevol <text:soft-page-break/>acte de discriminació.</text:p>
            <text:p text:style-name="P124">Varietats de la llengua.</text:p>
            <text:p text:style-name="P124">Reconeixement del valencià com a element fonamental de la nostra cultura.</text:p>
            <text:p text:style-name="P160"/>
          </table:table-cell>
          <table:table-cell table:style-name="Tabla4.B66" table:number-rows-spanned="2" office:value-type="string">
            <text:p text:style-name="P212"><text:span text:style-name="T23">5tVLL.BL4.4 Diferenciar les característiques</text:span>històriques de les llengües d’Espanya,expressant la valoració i el respecte per la varietat lingüística i pels seus parlants</text:p>
            <text:p text:style-name="P226"/>
          </table:table-cell>
          <table:table-cell table:style-name="Tabla4.C58" table:number-columns-spanned="2" office:value-type="string">
            <text:p text:style-name="P211"><text:span text:style-name="T24">5tVLL. </text:span>BL4.4.1 Diferencia, les varietats lingüístiques de les llengües d’Espanya a partir de la identificació de les característiques històriques, en produccions de l’àmbit escolar i social mostrant respecte pels parlants que les utilitzen.</text:p>
            <text:p text:style-name="P227"/>
          </table:table-cell>
          <table:covered-table-cell/>
          <table:table-cell table:style-name="Tabla4.E58" office:value-type="string">
            <text:p text:style-name="P110">CCLI</text:p>
            <text:p text:style-name="P110">CSC</text:p>
            <text:p text:style-name="P121">CCLI</text:p>
            <text:p text:style-name="P120">CSC</text:p>
          </table:table-cell>
          <table:table-cell table:style-name="Tabla4.F58" office:value-type="string">
            <text:p text:style-name="P84"/>
          </table:table-cell>
          <table:table-cell table:style-name="Tabla4.G58" office:value-type="string">
            <text:p text:style-name="P84"/>
          </table:table-cell>
          <table:table-cell table:style-name="Tabla4.H58" office:value-type="string">
            <text:p text:style-name="P84"/>
          </table:table-cell>
          <table:table-cell table:style-name="Tabla4.I58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58" table:number-columns-spanned="2" office:value-type="string">
            <text:p text:style-name="P51"><text:span text:style-name="T3"/></text:p>
          </table:table-cell>
          <table:covered-table-cell/>
          <table:table-cell table:style-name="Tabla4.E58" office:value-type="string">
            <text:p text:style-name="P110">CCLI</text:p>
            <text:p text:style-name="P117">CSC</text:p>
          </table:table-cell>
          <table:table-cell table:style-name="Tabla4.F58" office:value-type="string">
            <text:p text:style-name="P84"/>
          </table:table-cell>
          <table:table-cell table:style-name="Tabla4.G58" office:value-type="string">
            <text:p text:style-name="P84"/>
          </table:table-cell>
          <table:table-cell table:style-name="Tabla4.H58" office:value-type="string">
            <text:p text:style-name="P84"/>
          </table:table-cell>
          <table:table-cell table:style-name="Tabla4.I58" office:value-type="string">
            <text:p text:style-name="P84"/>
          </table:table-cell>
        </table:table-row>
        <table:table-row table:style-name="Tabla4.1">
          <table:table-cell table:style-name="Tabla4.A60" table:number-rows-spanned="2" office:value-type="string">
            <text:p text:style-name="P130"><text:span text:style-name="T11">Perseverança davant de l’esforç, força de </text:span>voluntat. </text:p>
            <text:p text:style-name="P124">Constància i hàbits de treball. </text:p>
            <text:p text:style-name="P124">Capacitat de concentració. </text:p>
            <text:p text:style-name="P124">Adaptació als canvis. </text:p>
            <text:p text:style-name="P124">Resiliència, superació d’obstacles i </text:p>
            <text:p text:style-name="P124">fracassos. </text:p>
            <text:p text:style-name="P124">Aprenentatge autònom. </text:p>
            <text:p text:style-name="P124">Busca d’orientació o ajuda quan en </text:p>
            <text:p text:style-name="P124">necessita de forma precisa.</text:p>
            <text:p text:style-name="P124"/>
          </table:table-cell>
          <table:table-cell table:style-name="Tabla4.B66" table:number-rows-spanned="2" office:value-type="string">
            <text:p text:style-name="P132"><text:span text:style-name="T11">5tVLL.BL4.5 Interpretar les demandes de les </text:span>tasques d’aprenentatge, mantindre la</text:p>
            <text:p text:style-name="P124">concentració i l’esforç mentres les realitza,</text:p>
            <text:p text:style-name="P124">adaptant-se als canvis sense desanimar-e davant de les dificultats, intentant resoldre els dubtes pels seus propis mitjans fent-se preguntes i buscant ajuda si en necessita.</text:p>
            <text:p text:style-name="P12"/>
          </table:table-cell>
          <table:table-cell table:style-name="Tabla4.C59" table:number-columns-spanned="2" office:value-type="string">
            <text:p text:style-name="P148"><text:span text:style-name="T30">5</text:span>tVLL.BL4.5.1 Interpreta correctament les</text:p>
            <text:p text:style-name="P124">demandes d’una tasca d’aprenentatge que</text:p>
            <text:p text:style-name="P124">desenrotlla una seqüència d’activitats</text:p>
            <text:p text:style-name="P124">completa, seguint l’orde proposat i</text:p>
            <text:p text:style-name="P124">mantenint la concentració i l’esforç fins a</text:p>
            <text:p text:style-name="P124">finalitzar-la.</text:p>
            <text:p text:style-name="P77"/>
          </table:table-cell>
          <table:covered-table-cell/>
          <table:table-cell table:style-name="Tabla4.E59" office:value-type="string">
            <text:p text:style-name="P117">SIEE</text:p>
          </table:table-cell>
          <table:table-cell table:style-name="Tabla4.F59" office:value-type="string">
            <text:p text:style-name="P84"/>
          </table:table-cell>
          <table:table-cell table:style-name="Tabla4.G59" office:value-type="string">
            <text:p text:style-name="P84"/>
          </table:table-cell>
          <table:table-cell table:style-name="Tabla4.H59" office:value-type="string">
            <text:p text:style-name="P84"/>
          </table:table-cell>
          <table:table-cell table:style-name="Tabla4.I59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60" table:number-columns-spanned="2" office:value-type="string">
            <text:p text:style-name="P148">5tVLL.BL4.5.2 Intenta resoldre els dubtes</text:p>
            <text:p text:style-name="P124">que li planteja la realització d’una tasca</text:p>
            <text:p text:style-name="P124">fent-se preguntes i buscant la resposta pels</text:p>
            <text:p text:style-name="P124">seus propis mitjans</text:p>
            <text:p text:style-name="P77"/>
          </table:table-cell>
          <table:covered-table-cell/>
          <table:table-cell table:style-name="Tabla4.E60" office:value-type="string">
            <text:p text:style-name="P110">CAA</text:p>
            <text:p text:style-name="P117">SIEE</text:p>
          </table:table-cell>
          <table:table-cell table:style-name="Tabla4.F60" office:value-type="string">
            <text:p text:style-name="P84"/>
          </table:table-cell>
          <table:table-cell table:style-name="Tabla4.G60" office:value-type="string">
            <text:p text:style-name="P84"/>
          </table:table-cell>
          <table:table-cell table:style-name="Tabla4.H60" office:value-type="string">
            <text:p text:style-name="P84"/>
          </table:table-cell>
          <table:table-cell table:style-name="Tabla4.I60" office:value-type="string">
            <text:p text:style-name="P84"/>
          </table:table-cell>
        </table:table-row>
        <table:table-row table:style-name="Tabla4.1">
          <table:table-cell table:style-name="Tabla4.A62" table:number-rows-spanned="2" office:value-type="string">
            <text:p text:style-name="P151">Planificació, organització i gestió de </text:p>
            <text:p text:style-name="P124">projectes individuals o col·lectius. </text:p>
            <text:p text:style-name="P124">Establiment d’estratègies de supervisió. </text:p>
            <text:p text:style-name="P124">Selecció de la informació tècnica i els materials. </text:p>
            <text:p text:style-name="P124">Presa de decisions i calibratge </text:p>
            <text:p text:style-name="P124">d’oportunitats i riscos. </text:p>
            <text:p text:style-name="P124">Avaluació del projecte i del producte amb ajuda de guies. </text:p>
            <text:p text:style-name="P124">Millora del producte i el procés després de l’avaluació.</text:p>
            <text:p text:style-name="P229"/>
          </table:table-cell>
          <table:table-cell table:style-name="Tabla4.B66" table:number-rows-spanned="2" office:value-type="string">
            <text:p text:style-name="P147">5tVLL.BL4.6 Planificar la realització d’un</text:p>
            <text:p text:style-name="P124">producte o una tasca establint metes,</text:p>
            <text:p text:style-name="P124">proposar un pla ordenat d’accions per a</text:p>
            <text:p text:style-name="P124">aconseguir-les, seleccionar els materials,</text:p>
            <text:p text:style-name="P124">modificar-lo mentres es desenrotlla, avaluar el procés i la qualitat del producte final amb ajuda de guies per a l’observació.</text:p>
            <text:p text:style-name="P9"/>
          </table:table-cell>
          <table:table-cell table:style-name="Tabla4.C61" table:number-columns-spanned="2" office:value-type="string">
            <text:p text:style-name="P149">5tVLL.BL4.6.1 Modifica, si és necessari, els</text:p>
            <text:p text:style-name="P124">passos que s’han de seguir durant el procés</text:p>
            <text:p text:style-name="P124">de realització d’un producte o tasca</text:p>
            <text:p text:style-name="P124">prèviament planificat i els adapta a canvis o</text:p>
            <text:p text:style-name="P124">imprevistos.</text:p>
          </table:table-cell>
          <table:covered-table-cell/>
          <table:table-cell table:style-name="Tabla4.E61" office:value-type="string">
            <text:p text:style-name="P110">CAA</text:p>
            <text:p text:style-name="P117">SIEE</text:p>
          </table:table-cell>
          <table:table-cell table:style-name="Tabla4.F61" office:value-type="string">
            <text:p text:style-name="P84"/>
          </table:table-cell>
          <table:table-cell table:style-name="Tabla4.G61" office:value-type="string">
            <text:p text:style-name="P84"/>
          </table:table-cell>
          <table:table-cell table:style-name="Tabla4.H61" office:value-type="string">
            <text:p text:style-name="P84"/>
          </table:table-cell>
          <table:table-cell table:style-name="Tabla4.I61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62" table:number-columns-spanned="2" office:value-type="string">
            <text:p text:style-name="P148">5tVLL.BL4.6.2 Avalua l’oportunitat i</text:p>
            <text:p text:style-name="P124">adequació de les modificacions realitzades</text:p>
            <text:p text:style-name="P124">durant el procés de realització d’un</text:p>
            <text:p text:style-name="P124">producte o tasca per a adaptar-la a canvis i</text:p>
            <text:p text:style-name="P124">imprevistos.</text:p>
          </table:table-cell>
          <table:covered-table-cell/>
          <table:table-cell table:style-name="Tabla4.E62" office:value-type="string">
            <text:p text:style-name="P110">CAA</text:p>
            <text:p text:style-name="P117">SIEE</text:p>
          </table:table-cell>
          <table:table-cell table:style-name="Tabla4.F62" office:value-type="string">
            <text:p text:style-name="P84"/>
          </table:table-cell>
          <table:table-cell table:style-name="Tabla4.G62" office:value-type="string">
            <text:p text:style-name="P84"/>
          </table:table-cell>
          <table:table-cell table:style-name="Tabla4.H62" office:value-type="string">
            <text:p text:style-name="P84"/>
          </table:table-cell>
          <table:table-cell table:style-name="Tabla4.I62" office:value-type="string">
            <text:p text:style-name="P84"/>
          </table:table-cell>
        </table:table-row>
        <table:table-row table:style-name="Tabla4.1">
          <table:table-cell table:style-name="Tabla4.A66" table:number-rows-spanned="4" office:value-type="string">
            <text:p text:style-name="P134"><text:span text:style-name="T11">Aplicació d’estratègies d’aprenentatge </text:span>cooperatiu i per projectes. </text:p>
            <text:p text:style-name="P124">Desenrotllament de projectes en equip.</text:p>
            <text:p text:style-name="P124">Transformació d’idees en accions.</text:p>
            <text:p text:style-name="P124">Implicació personal i compliment de rols en les tasques d’equip.</text:p>
            <text:p text:style-name="P124"><text:soft-page-break/>Acceptació de les aportacions i els punts de vista dels altres.</text:p>
            <text:p text:style-name="P228"/>
          </table:table-cell>
          <table:table-cell table:style-name="Tabla4.B66" table:number-rows-spanned="4" office:value-type="string">
            <text:p text:style-name="P146">5tVLL.BL4.7 Actuar de manera eficaç en</text:p>
            <text:p text:style-name="P124">equips de treball, acceptant el seu rol i la</text:p>
            <text:p text:style-name="P124">seua tasca i esforçant-se per a aconseguir</text:p>
            <text:p text:style-name="P124">metes comunes, fent aportacions i valorant les dels altres, utilitzant el diàleg igualitari per a resoldre conflictes i discrepàncies.</text:p>
            <text:p text:style-name="P13"/>
          </table:table-cell>
          <table:table-cell table:style-name="Tabla4.C63" table:number-columns-spanned="2" office:value-type="string">
            <text:p text:style-name="P150">5tVLL.BL4.7.1 Exercix amb esforç i eficàcia el</text:p>
            <text:p text:style-name="P124">seu rol i la seua tasca en un equip de treball</text:p>
            <text:p text:style-name="P124">fent aportacions des de la seua perspectiva i</text:p>
            <text:p text:style-name="P124">respectant les aportacions dels altres.</text:p>
            <text:p text:style-name="P14"/>
          </table:table-cell>
          <table:covered-table-cell/>
          <table:table-cell table:style-name="Tabla4.E63" office:value-type="string">
            <text:p text:style-name="P111">CSC</text:p>
            <text:p text:style-name="P111">CAA</text:p>
            <text:p text:style-name="P118">SIEE</text:p>
          </table:table-cell>
          <table:table-cell table:style-name="Tabla4.F63" office:value-type="string">
            <text:p text:style-name="P84"/>
          </table:table-cell>
          <table:table-cell table:style-name="Tabla4.G63" office:value-type="string">
            <text:p text:style-name="P84"/>
          </table:table-cell>
          <table:table-cell table:style-name="Tabla4.H63" office:value-type="string">
            <text:p text:style-name="P84"/>
          </table:table-cell>
          <table:table-cell table:style-name="Tabla4.I63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64" table:number-columns-spanned="2" office:value-type="string">
            <text:p text:style-name="P184">5tVLLBL.4.7.2 Participa en diàlegs per a</text:p>
            <text:p text:style-name="P124">resoldre conflictes interpersonals identificant i respectant els sentiments i el contingut del <text:soft-page-break/>discurs de l’interlocutor.</text:p>
            <text:p text:style-name="P47"/>
          </table:table-cell>
          <table:covered-table-cell/>
          <table:table-cell table:style-name="Tabla4.E64" office:value-type="string">
            <text:p text:style-name="P118">CSC</text:p>
          </table:table-cell>
          <table:table-cell table:style-name="Tabla4.F64" office:value-type="string">
            <text:p text:style-name="P84"/>
          </table:table-cell>
          <table:table-cell table:style-name="Tabla4.G64" office:value-type="string">
            <text:p text:style-name="P84"/>
          </table:table-cell>
          <table:table-cell table:style-name="Tabla4.H64" office:value-type="string">
            <text:p text:style-name="P84"/>
          </table:table-cell>
          <table:table-cell table:style-name="Tabla4.I64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66" table:number-columns-spanned="2" office:value-type="string">
            <text:p text:style-name="P185">5tVLL.BL4.7.3 Utilitza el diàleg igualitari per</text:p>
            <text:p text:style-name="P124">a resoldre conflictes habituals per a defendre els seus punts de vista en situacions que així ho requerisquen amb un llenguatge respectuós i mantenint la calma davant dels obstacles i malentesos.</text:p>
            <text:p text:style-name="P56"/>
          </table:table-cell>
          <table:covered-table-cell/>
          <table:table-cell table:style-name="Tabla4.E66" office:value-type="string">
            <text:p text:style-name="P111">CSC</text:p>
            <text:p text:style-name="P111">CCLI</text:p>
            <text:p text:style-name="P118">SIEE</text:p>
          </table:table-cell>
          <table:table-cell table:style-name="Tabla4.F66" office:value-type="string">
            <text:p text:style-name="P84"/>
          </table:table-cell>
          <table:table-cell table:style-name="Tabla4.G66" office:value-type="string">
            <text:p text:style-name="P84"/>
          </table:table-cell>
          <table:table-cell table:style-name="Tabla4.H66" office:value-type="string">
            <text:p text:style-name="P84"/>
          </table:table-cell>
          <table:table-cell table:style-name="Tabla4.I66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66" table:number-columns-spanned="2" office:value-type="string">
            <text:p text:style-name="P57"/>
          </table:table-cell>
          <table:covered-table-cell/>
          <table:table-cell table:style-name="Tabla4.E66" office:value-type="string">
            <text:p text:style-name="P122">CSC</text:p>
          </table:table-cell>
          <table:table-cell table:style-name="Tabla4.F66" office:value-type="string">
            <text:p text:style-name="P84"/>
          </table:table-cell>
          <table:table-cell table:style-name="Tabla4.G66" office:value-type="string">
            <text:p text:style-name="P84"/>
          </table:table-cell>
          <table:table-cell table:style-name="Tabla4.H66" office:value-type="string">
            <text:p text:style-name="P84"/>
          </table:table-cell>
          <table:table-cell table:style-name="Tabla4.I66" office:value-type="string">
            <text:p text:style-name="P84"/>
          </table:table-cell>
        </table:table-row>
        <table:table-row table:style-name="Tabla4.1">
          <table:table-cell table:style-name="Tabla4.A68" table:number-rows-spanned="2" office:value-type="string">
            <text:p text:style-name="P131"><text:span text:style-name="T21">Ús de les ferramentes més comunes de les </text:span>TIC per a conversar amb la resta del grup amb la finalitat de planificar el treball, </text:p>
            <text:p text:style-name="P124">aportar idees constructives pròpies, </text:p>
            <text:p text:style-name="P124">comprendre les idees alienes, etc. i </text:p>
            <text:p text:style-name="P124">compartir informació i recursos.</text:p>
            <text:p text:style-name="P124">Bones formes de conducta: guarda el torn de paraula, es dirigix al receptor amb respecte, pondera el seu temps de parla, cuida la seua privacitat i intimitat, etc.</text:p>
            <text:p text:style-name="P124">Maneres de previndre i denunciar les males formes de conducta com el ciberassetjament o la discriminació per gènere o cultura.</text:p>
            <text:p text:style-name="P124">Exposició d’idees i opinions per mitjà de les ferramentes de comunicació més comuna </text:p>
            <text:p text:style-name="P124">amb dispositius de les TIC (correu </text:p>
            <text:p text:style-name="P124">electrònic, xat, videoconferència, </text:p>
            <text:p text:style-name="P124">missatgeria instantània, telefonia, etc.).</text:p>
            <text:p text:style-name="P124">Ús dels recursos i activitats més comunes d’un entorn virtual d’aprenentatge: </text:p>
            <text:p text:style-name="P124">descàrrega i pujada de continguts digitals i discussió en fòrums.</text:p>
            <text:p text:style-name="P124">Gestió de la identitat digital i la privacitat en les ferramentes de <text:soft-page-break/>comunicació de les TIC</text:p>
            <text:p text:style-name="P137"/>
          </table:table-cell>
          <table:table-cell table:style-name="Tabla4.B80" table:number-rows-spanned="2" office:value-type="string">
            <text:p text:style-name="P133"><text:span text:style-name="T12">5tVLL.BL4.8 Participar en equips de treball </text:span>compartint informació i continguts digitals de manera oral o escrita amb un llenguatge no discriminatori, utilitzant ferramentes de comunicació de les TIC i entorns virtuals d’aprenentatge. Aplicar bones formes de conducta en la comunicació i previndre,</text:p>
            <text:p text:style-name="P124">denunciar i protegir a altres de les males</text:p>
            <text:p text:style-name="P124">pràctiques com el ciberassetjament</text:p>
            <text:p text:style-name="P138"/>
          </table:table-cell>
          <table:table-cell table:style-name="Tabla4.C67" table:number-columns-spanned="2" office:value-type="string">
            <text:p text:style-name="P127">5tVLL.BL4.8.1 Participa en equips de treball</text:p>
            <text:p text:style-name="P124">compartint informació i continguts digitals</text:p>
            <text:p text:style-name="P124">de forma oral o escrita utilitzant</text:p>
            <text:p text:style-name="P124">ferramentes de comunicació de les TIC i</text:p>
            <text:p text:style-name="P124">entorns virtuals d’aprenentatge (descàrrega</text:p>
            <text:p text:style-name="P124">i pujada de continguts digitals i discussió en</text:p>
            <text:p text:style-name="P124">fòrums). </text:p>
            <text:p text:style-name="P153"/>
          </table:table-cell>
          <table:covered-table-cell/>
          <table:table-cell table:style-name="Tabla4.E67" office:value-type="string">
            <text:p text:style-name="P19">CCLI</text:p>
            <text:p text:style-name="P18">CD</text:p>
            <text:p text:style-name="P18">CSC</text:p>
            <text:p text:style-name="P85"/>
          </table:table-cell>
          <table:table-cell table:style-name="Tabla4.F67" office:value-type="string">
            <text:p text:style-name="P84"/>
          </table:table-cell>
          <table:table-cell table:style-name="Tabla4.G67" office:value-type="string">
            <text:p text:style-name="P84"/>
          </table:table-cell>
          <table:table-cell table:style-name="Tabla4.H67" office:value-type="string">
            <text:p text:style-name="P84"/>
          </table:table-cell>
          <table:table-cell table:style-name="Tabla4.I67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68" table:number-columns-spanned="2" office:value-type="string">
            <text:p text:style-name="P127">5tVLL.BL4.8.2 Participa en equips de treball</text:p>
            <text:p text:style-name="P124">compartint informació i continguts digitals</text:p>
            <text:p text:style-name="P124">prevenint i comunicant les males pràctiques</text:p>
            <text:p text:style-name="P124">(ciberassetjament o la discriminació per</text:p>
            <text:p text:style-name="P124">gènere o cultura).</text:p>
            <text:p text:style-name="P153"/>
          </table:table-cell>
          <table:covered-table-cell/>
          <table:table-cell table:style-name="Tabla4.E68" office:value-type="string">
            <text:p text:style-name="P25">CCLI</text:p>
            <text:p text:style-name="P26">CD</text:p>
            <text:p text:style-name="P26">CSC</text:p>
          </table:table-cell>
          <table:table-cell table:style-name="Tabla4.F68" office:value-type="string">
            <text:p text:style-name="P84"/>
          </table:table-cell>
          <table:table-cell table:style-name="Tabla4.G68" office:value-type="string">
            <text:p text:style-name="P84"/>
          </table:table-cell>
          <table:table-cell table:style-name="Tabla4.H68" office:value-type="string">
            <text:p text:style-name="P84"/>
          </table:table-cell>
          <table:table-cell table:style-name="Tabla4.I68" office:value-type="string">
            <text:p text:style-name="P84"/>
          </table:table-cell>
        </table:table-row>
        <table:table-row table:style-name="Tabla4.20">
          <table:table-cell table:style-name="Tabla4.A2" table:number-columns-spanned="9" office:value-type="string">
            <text:p text:style-name="P23">BLOC 5. EDUCACIÓ LITERÀRI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A3" office:value-type="string">
            <text:p text:style-name="P81">CONTINGUTS</text:p>
          </table:table-cell>
          <table:table-cell table:style-name="Tabla4.A3" office:value-type="string">
            <text:p text:style-name="P82">CRITERIS D’AVALUACIÓ</text:p>
          </table:table-cell>
          <table:table-cell table:style-name="Tabla4.A3" table:number-columns-spanned="2" office:value-type="string">
            <text:p text:style-name="P82">INDICADORS D’ÈXIT</text:p>
          </table:table-cell>
          <table:covered-table-cell/>
          <table:table-cell table:style-name="Tabla4.A3" office:value-type="string">
            <text:p text:style-name="P82">CCLV</text:p>
          </table:table-cell>
          <table:table-cell table:style-name="Tabla4.A3" office:value-type="string">
            <text:p text:style-name="P83">1<text:span text:style-name="T22">r</text:span> T</text:p>
          </table:table-cell>
          <table:table-cell table:style-name="Tabla4.A3" office:value-type="string">
            <text:p text:style-name="P83">2<text:span text:style-name="T22">n</text:span> T</text:p>
          </table:table-cell>
          <table:table-cell table:style-name="Tabla4.A3" office:value-type="string">
            <text:p text:style-name="P83">3<text:span text:style-name="T22">r</text:span> T</text:p>
          </table:table-cell>
          <table:table-cell table:style-name="Tabla4.I3" office:value-type="string">
            <text:p text:style-name="P83">FIN</text:p>
          </table:table-cell>
        </table:table-row>
        <table:table-row table:style-name="Tabla4.1">
          <table:table-cell table:style-name="Tabla4.A75" table:number-rows-spanned="5" office:value-type="string">
            <text:p text:style-name="P208"><text:span text:style-name="T11">Identificació de les referències al narrador, </text:span>als personatges (principals i secundaris), a l’espai i al temps en novel·les de gènere adequades a l’edat: d’aventures, de misteri, de ciència-ficció i de fantasia.</text:p>
            <text:p text:style-name="P124">Identificació d’estrofes a través de la lectura de textos poètics. </text:p>
            <text:p text:style-name="P124">Identificació de l’espai i del temps en què transcorre l’acció d’obres teatrals adequades a l’edat, a partir d’elements implícits.</text:p>
            <text:p text:style-name="P157"/>
          </table:table-cell>
          <table:table-cell table:style-name="Tabla4.B80" table:number-rows-spanned="5" office:value-type="string">
            <text:p text:style-name="P154">5tVLL.BL5.1 Identificar, utilitzant </text:p>
            <text:p text:style-name="P124">expressions específiques de la terminologia literària, els elements bàsics de la novel·la de gènere, les estrofes en textos poètics i les referències a la situació espaciotemporal en obres teatrals i alguns recursos retòrics </text:p>
            <text:p text:style-name="P136">quan apareixen en textos literaris, mentres participa en activitats de lectura, audició col·lectiva, recitació i dramatització.</text:p>
            <text:p text:style-name="P154"/>
          </table:table-cell>
          <table:table-cell table:style-name="Tabla4.C71" table:number-columns-spanned="2" office:value-type="string">
            <text:p text:style-name="P135"><text:span text:style-name="T29">5tVLL.BL5.1.1</text:span>Identifica, utilitzantexpressions específiques de la terminologia literària, les característiques bàsiques de la novel·la de gènere, quan apareixen en textos literaris, mentres participa en activitats de lectura o audició col·lectiva. </text:p>
            <text:p text:style-name="P27"/>
          </table:table-cell>
          <table:covered-table-cell/>
          <table:table-cell table:style-name="Tabla4.E71" office:value-type="string">
            <text:p text:style-name="P112">CCLI</text:p>
            <text:p text:style-name="P119">CEC</text:p>
          </table:table-cell>
          <table:table-cell table:style-name="Tabla4.F71" office:value-type="string">
            <text:p text:style-name="P84"/>
          </table:table-cell>
          <table:table-cell table:style-name="Tabla4.G71" office:value-type="string">
            <text:p text:style-name="P84"/>
          </table:table-cell>
          <table:table-cell table:style-name="Tabla4.H71" office:value-type="string">
            <text:p text:style-name="P84"/>
          </table:table-cell>
          <table:table-cell table:style-name="Tabla4.I71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72" table:number-columns-spanned="2" office:value-type="string">
            <text:p text:style-name="P173">5tVLL.BL5.1.2 Identifica i anomena,</text:p>
            <text:p text:style-name="P124">utilitzant expressions específiques de la</text:p>
            <text:p text:style-name="P124">terminologia literària, els elements bàsics</text:p>
            <text:p text:style-name="P124">(narrador, personatges, espai i temps) de</text:p>
            <text:p text:style-name="P124">novel·les de gènere, amb presència habitual</text:p>
            <text:p text:style-name="P124">en l’aula i l’entorn pròxim, sempre que</text:p>
            <text:p text:style-name="P124">apareguen de manera explícita.</text:p>
          </table:table-cell>
          <table:covered-table-cell/>
          <table:table-cell table:style-name="Tabla4.E72" office:value-type="string">
            <text:p text:style-name="P112">CCLI</text:p>
            <text:p text:style-name="P119">CEC</text:p>
          </table:table-cell>
          <table:table-cell table:style-name="Tabla4.F72" office:value-type="string">
            <text:p text:style-name="P84"/>
          </table:table-cell>
          <table:table-cell table:style-name="Tabla4.G72" office:value-type="string">
            <text:p text:style-name="P84"/>
          </table:table-cell>
          <table:table-cell table:style-name="Tabla4.H72" office:value-type="string">
            <text:p text:style-name="P84"/>
          </table:table-cell>
          <table:table-cell table:style-name="Tabla4.I72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73" table:number-columns-spanned="2" office:value-type="string">
            <text:p text:style-name="P213">5tVLL.BL5.1.3 Identifica i anomena,</text:p>
            <text:p text:style-name="P124">utilitzant expressions específiques</text:p>
            <text:p text:style-name="P124">de la terminologia literària, els elements bàsics (estrofes) de poemes i cançons amb</text:p>
            <text:p text:style-name="P124">presència habitual en l’aula i l’entorn</text:p>
            <text:p text:style-name="P124">pròxim<text:span text:style-name="T8">.</text:span></text:p>
          </table:table-cell>
          <table:covered-table-cell/>
          <table:table-cell table:style-name="Tabla4.E73" office:value-type="string">
            <text:p text:style-name="P112">CCLI</text:p>
            <text:p text:style-name="P119">CEC</text:p>
          </table:table-cell>
          <table:table-cell table:style-name="Tabla4.F73" office:value-type="string">
            <text:p text:style-name="P84"/>
          </table:table-cell>
          <table:table-cell table:style-name="Tabla4.G73" office:value-type="string">
            <text:p text:style-name="P84"/>
          </table:table-cell>
          <table:table-cell table:style-name="Tabla4.H73" office:value-type="string">
            <text:p text:style-name="P84"/>
          </table:table-cell>
          <table:table-cell table:style-name="Tabla4.I73" office:value-type="string">
            <text:p text:style-name="P84"/>
          </table:table-cell>
        </table:table-row>
        <table:table-row table:style-name="Tabla4.74">
          <table:covered-table-cell/>
          <table:covered-table-cell/>
          <table:table-cell table:style-name="Tabla4.C74" table:number-columns-spanned="2" office:value-type="string">
            <text:p text:style-name="P200"><text:span text:style-name="T8">5tVLL.BL5.1.4 </text:span>Identifica, utilitzant expressions específiques de la terminologia literària, els elements bàsics (referències espaciotemporals) de textos teatrals amb</text:p>
            <text:p text:style-name="P124">presència habitual en l’aula i l’entorn pròxim, quan apareixen de manera explícita o implícita</text:p>
            <text:p text:style-name="P52"><text:span text:style-name="T3"/></text:p>
          </table:table-cell>
          <table:covered-table-cell/>
          <table:table-cell table:style-name="Tabla4.E74" office:value-type="string">
            <text:p text:style-name="P112">CCLI</text:p>
            <text:p text:style-name="P119">CEC</text:p>
          </table:table-cell>
          <table:table-cell table:style-name="Tabla4.F74" office:value-type="string">
            <text:p text:style-name="P84"/>
          </table:table-cell>
          <table:table-cell table:style-name="Tabla4.G74" office:value-type="string">
            <text:p text:style-name="P84"/>
          </table:table-cell>
          <table:table-cell table:style-name="Tabla4.H74" office:value-type="string">
            <text:p text:style-name="P84"/>
          </table:table-cell>
          <table:table-cell table:style-name="Tabla4.I74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75" table:number-columns-spanned="2" office:value-type="string">
            <text:p text:style-name="P200"><text:span text:style-name="T9">5tVLL.BL5.1.5 </text:span>Identifica, utilitzant expressions específiques de la terminologia literària, la metàfora, la hipèrbole, i l’al·literació, quan apareixen en textos amb presència habitual en l’entorn pròxim.</text:p>
            <text:p text:style-name="P50"><text:soft-page-break/><text:span text:style-name="T3"/></text:p>
          </table:table-cell>
          <table:covered-table-cell/>
          <table:table-cell table:style-name="Tabla4.E75" office:value-type="string">
            <text:p text:style-name="P112">CCLI</text:p>
            <text:p text:style-name="P119">CEC</text:p>
          </table:table-cell>
          <table:table-cell table:style-name="Tabla4.F75" office:value-type="string">
            <text:p text:style-name="P84"/>
          </table:table-cell>
          <table:table-cell table:style-name="Tabla4.G75" office:value-type="string">
            <text:p text:style-name="P84"/>
          </table:table-cell>
          <table:table-cell table:style-name="Tabla4.H75" office:value-type="string">
            <text:p text:style-name="P84"/>
          </table:table-cell>
          <table:table-cell table:style-name="Tabla4.I75" office:value-type="string">
            <text:p text:style-name="P84"/>
          </table:table-cell>
        </table:table-row>
        <table:table-row table:style-name="Tabla4.1">
          <table:table-cell table:style-name="Tabla4.A77" table:number-rows-spanned="2" office:value-type="string">
            <text:p text:style-name="P182">Ús de les estratègies necessàries, </text:p>
            <text:p text:style-name="P124">individualment o en equip, d’escolta activa i lectura dialogada o comentada, en l’aula o en altres contextos socials, com ara biblioteques o altres contenidors </text:p>
            <text:p text:style-name="P124">d’informació, de fragments o obres de la literatura universal, adaptades a l’edat, presentades en formats i suports diversos, per a obtindre informació sobre elements </text:p>
            <text:p text:style-name="P124">com el medi ambient, la climatologia, la geografia o la història, entre altres, de l’entorn més pròxim i d’altres països i </text:p>
            <text:p text:style-name="P124">civilitzacions.</text:p>
            <text:p text:style-name="P124">Registre de la informació obtinguda en diversos mitjans per a utilitzar-la </text:p>
            <text:p text:style-name="P124">posteriorment amb finalitat acadèmica.</text:p>
            <text:p text:style-name="P223"/>
          </table:table-cell>
          <table:table-cell table:style-name="Tabla4.B80" table:number-rows-spanned="2" office:value-type="string">
            <text:p text:style-name="P145">5tVLL.BL5.2 Buscar, seleccionar i </text:p>
            <text:p text:style-name="P124">emmagatzemar digitalment informació de </text:p>
            <text:p text:style-name="P124">fonts diverses sobre l’entorn social i cultural pròxim a través de la lectura o audició reflexiva de fragments i obres completes tant clàssics com actuals dels gèneres i subgèneres adequats al nivell educatiu, per a ampliar els seus coneixements i utilitzar-la en les tasques d’aprenentatge, qüestionant <text:s/>la validesa de la informació i donant compte d’algunes referències bibliogràfiques.</text:p>
            <text:p text:style-name="P11"/>
          </table:table-cell>
          <table:table-cell table:style-name="Tabla4.C76" table:number-columns-spanned="2" office:value-type="string">
            <text:p text:style-name="P196"><text:span text:style-name="T8">5tVLL.BL </text:span>5.2.1 Busca, selecciona i emmagatzema informació dels mitjans de</text:p>
            <text:p text:style-name="P124">comunicació audiovisual sobre l’entorn social i cultural pròxim a través de la lectura o audició reflexiva de fragments i obres completes, tant clàssics com actuals, dels gèneres i subgèneres adequats al nivell</text:p>
            <text:p text:style-name="P124">educatiu, per a ampliar els seus coneixements i utilitzar-la en les tasques d’aprenentatge.</text:p>
            <text:p text:style-name="P52"><text:span text:style-name="T3"/></text:p>
          </table:table-cell>
          <table:covered-table-cell/>
          <table:table-cell table:style-name="Tabla4.E76" office:value-type="string">
            <text:p text:style-name="P112">CD</text:p>
            <text:p text:style-name="P112">CAA</text:p>
            <text:p text:style-name="P119">CEC</text:p>
          </table:table-cell>
          <table:table-cell table:style-name="Tabla4.F76" office:value-type="string">
            <text:p text:style-name="P84"/>
          </table:table-cell>
          <table:table-cell table:style-name="Tabla4.G76" office:value-type="string">
            <text:p text:style-name="P84"/>
          </table:table-cell>
          <table:table-cell table:style-name="Tabla4.H76" office:value-type="string">
            <text:p text:style-name="P84"/>
          </table:table-cell>
          <table:table-cell table:style-name="Tabla4.I76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77" table:number-columns-spanned="2" office:value-type="string">
            <text:p text:style-name="P196"><text:span text:style-name="T13">5tVLL.BL </text:span>5.2.2 Utilitza els recursos de forma</text:p>
            <text:p text:style-name="P124">responsable comprovant la validesa de la informació obtinguda i donant compte d’algunes referències sobre l’origen de la informació seleccionada</text:p>
            <text:p text:style-name="P46"/>
          </table:table-cell>
          <table:covered-table-cell/>
          <table:table-cell table:style-name="Tabla4.E77" office:value-type="string">
            <text:p text:style-name="P86">CD</text:p>
          </table:table-cell>
          <table:table-cell table:style-name="Tabla4.F77" office:value-type="string">
            <text:p text:style-name="P84"/>
          </table:table-cell>
          <table:table-cell table:style-name="Tabla4.G77" office:value-type="string">
            <text:p text:style-name="P84"/>
          </table:table-cell>
          <table:table-cell table:style-name="Tabla4.H77" office:value-type="string">
            <text:p text:style-name="P84"/>
          </table:table-cell>
          <table:table-cell table:style-name="Tabla4.I77" office:value-type="string">
            <text:p text:style-name="P84"/>
          </table:table-cell>
        </table:table-row>
        <table:table-row table:style-name="Tabla4.1">
          <table:table-cell table:style-name="Tabla4.A80" table:number-rows-spanned="3" office:value-type="string">
            <text:p text:style-name="P182">Elaboració, de manera autònoma i </text:p>
            <text:p text:style-name="P124">col·laborativa, de poemes i relats amb elements fantàstics o imaginaris, ambdós <text:s/>amb ús de recursos retòrics i mètrics adequats a l’edat per a mostrar-los en l’àmbit escolar en diferents suports. </text:p>
            <text:p text:style-name="P124">Selecció raonada de les produccions a incloure en el portfolio</text:p>
            <text:p text:style-name="P223"/>
          </table:table-cell>
          <table:table-cell table:style-name="Tabla4.B80" table:number-rows-spanned="3" office:value-type="string">
            <text:p text:style-name="P145">5tVLL.BL5.3 Escriure amb sentit estètic i </text:p>
            <text:p text:style-name="P124">creativitat, de manera autònoma o col·laborativa, narracions de ficció versemblants i poemes o cançons, utilitzant recursos retòrics i mètrics adequats al nivell, seguint amb supervisió les distintes fases de la creació textual</text:p>
            <text:p text:style-name="P11"/>
          </table:table-cell>
          <table:table-cell table:style-name="Tabla4.C78" table:number-columns-spanned="2" office:value-type="string">
            <text:p text:style-name="P188"><text:span text:style-name="T8">5tVLL.BL </text:span>5.3.1 Escriu amb sentit estètic i</text:p>
            <text:p text:style-name="P124">creativitat, i de manera autònoma o</text:p>
            <text:p text:style-name="P124">col·laborativa, narracions de ficció versemblants utilitzant adequadament les estratègies de producció escrita i els recursos retòrics adequats al nivell seguint amb supervisió les distintes fases de la creació textual.</text:p>
            <text:p text:style-name="P53"><text:span text:style-name="T6"/></text:p>
          </table:table-cell>
          <table:covered-table-cell/>
          <table:table-cell table:style-name="Tabla4.E78" office:value-type="string">
            <text:p text:style-name="P112">CCLI</text:p>
            <text:p text:style-name="P112">CEC</text:p>
            <text:p text:style-name="P119">SIEE</text:p>
          </table:table-cell>
          <table:table-cell table:style-name="Tabla4.F78" office:value-type="string">
            <text:p text:style-name="P84"/>
          </table:table-cell>
          <table:table-cell table:style-name="Tabla4.G78" office:value-type="string">
            <text:p text:style-name="P84"/>
          </table:table-cell>
          <table:table-cell table:style-name="Tabla4.H78" office:value-type="string">
            <text:p text:style-name="P84"/>
          </table:table-cell>
          <table:table-cell table:style-name="Tabla4.I78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79" table:number-columns-spanned="2" office:value-type="string">
            <text:p text:style-name="P188"><text:span text:style-name="T8">5tVLL.BL </text:span>5.3.2 Escriu amb sentit estètic i</text:p>
            <text:p text:style-name="P124">creativitat i de manera autònoma o col·laborativa, poemes i cançons utilitzant adequadament les estratègies de producció</text:p>
            <text:p text:style-name="P124">escrita i els recursos retòrics i mètrics adequats al nivell seguint amb supervisió les</text:p>
            <text:p text:style-name="P124">distintes fases de la creació textual<text:span text:style-name="T8">.</text:span></text:p>
          </table:table-cell>
          <table:covered-table-cell/>
          <table:table-cell table:style-name="Tabla4.E79" office:value-type="string">
            <text:p text:style-name="P112">CCLI</text:p>
            <text:p text:style-name="P112">CEC</text:p>
            <text:p text:style-name="P119">SIEE</text:p>
          </table:table-cell>
          <table:table-cell table:style-name="Tabla4.F79" office:value-type="string">
            <text:p text:style-name="P84"/>
          </table:table-cell>
          <table:table-cell table:style-name="Tabla4.G79" office:value-type="string">
            <text:p text:style-name="P84"/>
          </table:table-cell>
          <table:table-cell table:style-name="Tabla4.H79" office:value-type="string">
            <text:p text:style-name="P84"/>
          </table:table-cell>
          <table:table-cell table:style-name="Tabla4.I79" office:value-type="string">
            <text:p text:style-name="P84"/>
          </table:table-cell>
        </table:table-row>
        <table:table-row table:style-name="Tabla4.1">
          <table:covered-table-cell/>
          <table:covered-table-cell/>
          <table:table-cell table:style-name="Tabla4.C80" table:number-columns-spanned="2" office:value-type="string">
            <text:p text:style-name="P188"><text:span text:style-name="T8">5tVLL.BL </text:span>5.3.3 Escriu amb sentit estètic i</text:p>
            <text:p text:style-name="P124"><text:soft-page-break/>creativitat i de manera autònoma o</text:p>
            <text:p text:style-name="P124">col·laborativa, teatralitzacions de textos</text:p>
            <text:p text:style-name="P124">narratius de ficció, utilitzant adequadament</text:p>
            <text:p text:style-name="P124">les estratègies de producció escrita i els</text:p>
            <text:p text:style-name="P124">recursos retòrics adequats al nivell seguint</text:p>
            <text:p text:style-name="P124">amb supervisió les distintes fases de la</text:p>
            <text:p text:style-name="P124">creació textua.</text:p>
            <text:p text:style-name="P53"><text:span text:style-name="T6"/></text:p>
          </table:table-cell>
          <table:covered-table-cell/>
          <table:table-cell table:style-name="Tabla4.E80" office:value-type="string">
            <text:p text:style-name="P112">CCLI</text:p>
            <text:p text:style-name="P112"><text:soft-page-break/>CEC</text:p>
            <text:p text:style-name="P119">SIEE</text:p>
          </table:table-cell>
          <table:table-cell table:style-name="Tabla4.F80" office:value-type="string">
            <text:p text:style-name="P84"/>
          </table:table-cell>
          <table:table-cell table:style-name="Tabla4.G80" office:value-type="string">
            <text:p text:style-name="P84"/>
          </table:table-cell>
          <table:table-cell table:style-name="Tabla4.H80" office:value-type="string">
            <text:p text:style-name="P84"/>
          </table:table-cell>
          <table:table-cell table:style-name="Tabla4.I80" office:value-type="string">
            <text:p text:style-name="P84"/>
          </table:table-cell>
        </table:table-row>
        <table:table-row table:style-name="Tabla4.1">
          <table:table-cell table:style-name="Tabla4.A81" office:value-type="string">
            <text:p text:style-name="P204"><text:span text:style-name="T19">Dramatització de textos literaris adaptats i </text:span>adequats al nivell educatiu. Dramatització </text:p>
            <text:p text:style-name="P124">de textos no literaris, com ara diàlegs, problemes, situacions, etc.</text:p>
            <text:p text:style-name="P124">Representació, dramatització i creació d’escenes teatrals en grup partint de models previs amb sentit estètic i creativitat.</text:p>
            <text:p text:style-name="P124">Ús de les possibilitats expressives </text:p>
            <text:p text:style-name="P124">lingüístiques i no lingüístiques (cos, </text:p>
            <text:p text:style-name="P124">moviment, veu) en representacions teatrals.</text:p>
            <text:p text:style-name="P124">Identificació de les característiques </text:p>
            <text:p text:style-name="P124">expressives i formals dels textos teatrals.</text:p>
            <text:p text:style-name="P124">Improvisació, individual i en grup, de contes organitzant la trama argumental i seqüenciant els fets.</text:p>
            <text:p text:style-name="P124">Autoavaluació de les dramatitzacions pròpies i coavaluació de les dramatitzacions</text:p>
            <text:p text:style-name="P124">dels companys de classe respectant els criteris prèviament acordats.</text:p>
            <text:p text:style-name="P225"/>
          </table:table-cell>
          <table:table-cell table:style-name="Tabla4.B81" office:value-type="string">
            <text:p text:style-name="P152">5tVLL.BL5.4. Participar en produccions </text:p>
            <text:p text:style-name="P124">col·lectives realitzant dramatitzacions, </text:p>
            <text:p text:style-name="P124">representacions i improvisacions, de textos literaris i no literaris adequats al nivell, així com de textos propis, aplicant amb correcció, creativitat i sentit estètic les estratègies de comunicació oral i les </text:p>
            <text:p text:style-name="P124">tècniques expressives i teatrals </text:p>
            <text:p text:style-name="P124">apreses.</text:p>
            <text:p text:style-name="P17"/>
          </table:table-cell>
          <table:table-cell table:style-name="Tabla4.C81" table:number-columns-spanned="2" office:value-type="string">
            <text:p text:style-name="P198"><text:span text:style-name="T13">5tVLL.BL5.4.1 Realitza </text:span>dramatitzacions,</text:p>
            <text:p text:style-name="P124">representacions i improvisacions de textos</text:p>
            <text:p text:style-name="P124">propis aplicant amb correcció, creativitat i</text:p>
            <text:p text:style-name="P124">sentit estètic les tècniques expressives i</text:p>
            <text:p text:style-name="P124">teatrals apreses.</text:p>
            <text:p text:style-name="P48"/>
          </table:table-cell>
          <table:covered-table-cell/>
          <table:table-cell table:style-name="Tabla4.A4" office:value-type="string">
            <text:p text:style-name="P112">CSC</text:p>
            <text:p text:style-name="P123">SIEE</text:p>
          </table:table-cell>
          <table:table-cell table:style-name="Tabla4.A4" office:value-type="string">
            <text:p text:style-name="P87"/>
          </table:table-cell>
          <table:table-cell table:style-name="Tabla4.A4" office:value-type="string">
            <text:p text:style-name="P87"/>
          </table:table-cell>
          <table:table-cell table:style-name="Tabla4.A4" office:value-type="string">
            <text:p text:style-name="P87"/>
          </table:table-cell>
          <table:table-cell table:style-name="Tabla4.I4" office:value-type="string">
            <text:p text:style-name="P87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2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loext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loext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loext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loext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16</text:page-number></text:span><text:span text:style-name="MT1">/</text:span><text:span text:style-name="MT1"><text:page-count>16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16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7-10-09T11:40:43.266724961</dc:date>
    <meta:editing-cycles>245</meta:editing-cycles>
    <meta:editing-duration>P1DT14H34M18S</meta:editing-duration>
    <meta:generator>LibreOffice/5.1.6.2$Linux_X86_64 LibreOffice_project/10m0$Build-2</meta:generator>
    <meta:document-statistic meta:table-count="1" meta:image-count="0" meta:object-count="0" meta:page-count="16" meta:paragraph-count="806" meta:word-count="5127" meta:character-count="35388" meta:non-whitespace-character-count="30828"/>
  </office:meta>
</office:document-meta>
</file>